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ndParitePourVersionSQL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IdPays</text:p>
          </table:table-cell>
          <table:table-cell office:value-type="string" table:style-name="ce1">
            <text:p>Valeur</text:p>
          </table:table-cell>
          <table:table-cell office:value-type="string" table:style-name="ce1">
            <text:p>Annee</text:p>
          </table:table-cell>
          <table:table-cell office:value-type="string" table:style-name="ce1">
            <text:p>IdParit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0.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6.2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1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10.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3.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9.4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6.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3.4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14.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17.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1.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6.3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8.0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3.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7.1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15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7.4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2.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9.0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6.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11.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1.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8.8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2.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9.6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1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1.3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9.0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8.2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4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.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8.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8.5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7.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5.3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5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18.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.4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9.5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16.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5.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18.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0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2.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7.6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9.7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37.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9.2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9.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8.9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7.5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8.6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0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7.4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15.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1.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9.0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" table:style-name="ce1">
            <text:p>2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9.0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6.0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8.6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8.9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8.7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3.4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7.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3.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33.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12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8.9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3.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7.2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4.3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11.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5.5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.3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4.7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.1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2.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14.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17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.3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8.4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7.6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0" table:style-name="ce1">
            <text:p>1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10.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17.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12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9.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6.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9.4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7" table:style-name="ce1">
            <text:p>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1" table:style-name="ce1">
            <text:p>1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.6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0.3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5.7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3.2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15.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11.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1.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10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1" table:style-name="ce1">
            <text:p>3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.6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5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6.4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18.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4.0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.6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6.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9.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3.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7.9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17.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0.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0.9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9.9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1" table:style-name="ce1">
            <text:p>3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0" table:style-name="ce1">
            <text:p>2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15.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18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18.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1" table:style-name="ce1">
            <text:p>1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9.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15.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5.1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3" table:style-name="ce1">
            <text:p>3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18.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13.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15.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16.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0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6.1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9.0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18.9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6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2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10.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6.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11.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6.5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9.7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" table:style-name="ce1">
            <text:p>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4.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2.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17.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6.5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2.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2.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9.0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5.7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19.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13.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3.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4.24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6.61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1.5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0.9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2" table:style-name="ce1">
            <text:p>12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4.8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1.26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1.7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9.33</text:p>
          </table:table-cell>
          <table:table-cell office:value-type="float" office:value="2000" table:formula="of:=2000" table:style-name="ce1">
            <text:p>2000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9.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0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5.7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6.1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1.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10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5.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10.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1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3.8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14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6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0.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6.6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8.8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5.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0.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14.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8.2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6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9.4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7.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11.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0.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8.8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35.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0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1.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1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0.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8.8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5.4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.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1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8.7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19.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2.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7.1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5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17.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3.1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9.9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16.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7.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18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2.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3.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11.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8.7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37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10.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9.2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11.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7.8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9.5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3.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7.7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17.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3.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0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" table:style-name="ce1">
            <text:p>2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9.5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5.4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8.7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9.5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9.3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3.6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12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3.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32.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13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8.7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3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5.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5.4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10.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6.3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1.6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4.7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1.8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2.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15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17.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.8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7.4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7.6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2" table:style-name="ce1">
            <text:p>1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13.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8" table:style-name="ce1">
            <text:p>1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5" table:style-name="ce1">
            <text:p>1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11.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17.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0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8" table:style-name="ce1">
            <text:p>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10.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.3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6.0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" table:style-name="ce1">
            <text:p>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3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17.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12.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1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8" table:style-name="ce1">
            <text:p>32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9.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1.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.6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5.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8.3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0.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6.5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.9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6.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9.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4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9.3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19.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1.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0.9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9.5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2.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18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17.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0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9" table:style-name="ce1">
            <text:p>1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1.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9.8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17.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5.1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6.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10" table:style-name="ce1">
            <text:p>1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16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2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6.1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9.0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19.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7.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3.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11.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7.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10.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6.6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10.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4.4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4.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3.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19.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7.6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4" table:style-name="ce1">
            <text:p>2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4.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9.5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5" table:style-name="ce1">
            <text:p>2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6.5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11.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16.1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1.6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4.3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5.97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1.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1.4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1" table:style-name="ce1">
            <text:p>40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2.5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5.9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1.8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2" table:style-name="ce1">
            <text:p>12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12.4</text:p>
          </table:table-cell>
          <table:table-cell office:value-type="float" office:value="2001" table:formula="of:=2001" table:style-name="ce1">
            <text:p>2001</text:p>
          </table:table-cell>
          <table:table-cell office:value-type="float" office:value="406" table:style-name="ce1">
            <text:p>40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1.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0.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6.0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09" table:style-name="ce1">
            <text:p>40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6.1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2.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13.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6.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11.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2.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.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7" table:style-name="ce1">
            <text:p>4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7.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31.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1" table:style-name="ce1">
            <text:p>4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5.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9.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0.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6.9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9.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7.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1" table:style-name="ce1">
            <text:p>4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2.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13.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9.0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4.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9.9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11.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0.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8.8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35.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2" table:style-name="ce1">
            <text:p>44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1.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0.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.1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7" table:style-name="ce1">
            <text:p>44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1.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9.4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6.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.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3.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9.0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18.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4" table:style-name="ce1">
            <text:p>45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4.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7.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8.9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16.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4.0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10.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8.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18.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4.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15.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9.6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37.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12.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0.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13.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8.0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11.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5.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1" table:style-name="ce1">
            <text:p>48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8.0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19.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4.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1.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1.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" table:style-name="ce1">
            <text:p>1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9.9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0" table:style-name="ce1">
            <text:p>49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8.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0.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2" table:style-name="ce1">
            <text:p>4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3" table:style-name="ce1">
            <text:p>49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3.7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17.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3.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31.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14.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9.9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3.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9.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6.6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7.6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3" table:style-name="ce1">
            <text:p>50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7.1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1.0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4.7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6" table:style-name="ce1">
            <text:p>50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0.8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2.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7" table:style-name="ce1">
            <text:p>1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8" table:style-name="ce1">
            <text:p>1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0" table:style-name="ce1">
            <text:p>51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3.2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1" table:style-name="ce1">
            <text:p>51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6.3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2" table:style-name="ce1">
            <text:p>51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7.6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5" table:style-name="ce1">
            <text:p>1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15.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18.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17.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3.7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17.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2" table:style-name="ce1">
            <text:p>1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9" table:style-name="ce1">
            <text:p>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2" table:style-name="ce1">
            <text:p>52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10.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3" table:style-name="ce1">
            <text:p>52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" table:style-name="ce1">
            <text:p>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4" table:style-name="ce1">
            <text:p>52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0.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5" table:style-name="ce1">
            <text:p>52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0.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5.3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0" table:style-name="ce1">
            <text:p>2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9" table:style-name="ce1">
            <text:p>52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15.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0" table:style-name="ce1">
            <text:p>530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1.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8.6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2.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.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5" table:style-name="ce1">
            <text:p>53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6.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6" table:style-name="ce1">
            <text:p>536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3" table:style-name="ce1">
            <text:p>1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19.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39" table:style-name="ce1">
            <text:p>53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8.7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.1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6.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9.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5.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6" table:style-name="ce1">
            <text:p>54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1.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1.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3.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1" table:style-name="ce1">
            <text:p>55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0.9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9.1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4" table:style-name="ce1">
            <text:p>3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17.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7" table:style-name="ce1">
            <text:p>1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6" table:style-name="ce1">
            <text:p>55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0.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19.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1.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1" table:style-name="ce1">
            <text:p>56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9.8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14.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3" table:style-name="ce1">
            <text:p>56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5.1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9.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16.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6.6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15.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1.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6.5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9.0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2.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4" table:style-name="ce1">
            <text:p>57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9.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6" table:style-name="ce1">
            <text:p>57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4.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7" table:style-name="ce1">
            <text:p>57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13.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8.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.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6.6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11.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2" table:style-name="ce1">
            <text:p>58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4.59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5.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4.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0.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7" table:style-name="ce1">
            <text:p>58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9.0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5.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1" table:style-name="ce1">
            <text:p>59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5.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2" table:style-name="ce1">
            <text:p>59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9.77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5.8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7.41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5" table:style-name="ce1">
            <text:p>595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6" table:style-name="ce1">
            <text:p>59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5.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18.4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9.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599" table:style-name="ce1">
            <text:p>59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4.3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5.3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2" table:style-name="ce1">
            <text:p>60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1.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3" table:style-name="ce1">
            <text:p>60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1.9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4" table:style-name="ce1">
            <text:p>60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3.2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5" table:style-name="ce1">
            <text:p>60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7.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73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2.6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8" table:style-name="ce1">
            <text:p>60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5" table:style-name="ce1">
            <text:p>15</text:p>
          </table:table-cell>
          <table:table-cell office:value-type="float" office:value="2002" table:formula="of:=2002" table:style-name="ce1">
            <text:p>2002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2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0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6.4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2" table:style-name="ce1">
            <text:p>61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9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4" table:style-name="ce1">
            <text:p>61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17.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5" table:style-name="ce1">
            <text:p>61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8.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6" table:style-name="ce1">
            <text:p>61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12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7" table:style-name="ce1">
            <text:p>61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4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19" table:style-name="ce1">
            <text:p>61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.5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7.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5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3" table:style-name="ce1">
            <text:p>62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4" table:style-name="ce1">
            <text:p>6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6" table:style-name="ce1">
            <text:p>62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7" table:style-name="ce1">
            <text:p>6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7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28" table:style-name="ce1">
            <text:p>62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34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9.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0" table:style-name="ce1">
            <text:p>63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7.2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1" table:style-name="ce1">
            <text:p>631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11.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3" table:style-name="ce1">
            <text:p>63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6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4" table:style-name="ce1">
            <text:p>6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2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5" table:style-name="ce1">
            <text:p>63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6" table:style-name="ce1">
            <text:p>63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6.2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3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1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12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9.7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3" table:style-name="ce1">
            <text:p>6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10.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4" table:style-name="ce1">
            <text:p>64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35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2.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8" table:style-name="ce1">
            <text:p>64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0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49" table:style-name="ce1">
            <text:p>64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.5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1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10.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2" table:style-name="ce1">
            <text:p>65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7.8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.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4" table:style-name="ce1">
            <text:p>65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4.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9.2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6" table:style-name="ce1">
            <text:p>65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17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8" table:style-name="ce1">
            <text:p>65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7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59" table:style-name="ce1">
            <text:p>65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0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6.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15.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2" table:style-name="ce1">
            <text:p>66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5.2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10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4" table:style-name="ce1">
            <text:p>66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5" table:style-name="ce1">
            <text:p>66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18.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9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18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6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0" table:style-name="ce1">
            <text:p>67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4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1" table:style-name="ce1">
            <text:p>67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17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0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4" table:style-name="ce1">
            <text:p>67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37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12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6" table:style-name="ce1">
            <text:p>67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3.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7" table:style-name="ce1">
            <text:p>67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12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8.1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10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0" table:style-name="ce1">
            <text:p>680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12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8.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3" table:style-name="ce1">
            <text:p>683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4" table:style-name="ce1">
            <text:p>68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8.2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19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5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2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3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0" table:style-name="ce1">
            <text:p>69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10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14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9.0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9.5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0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3.9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2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4.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699" table:style-name="ce1">
            <text:p>69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30.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11.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3.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3" table:style-name="ce1">
            <text:p>70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7.0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4" table:style-name="ce1">
            <text:p>70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7.8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9.4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7.5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0.6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4.7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09" table:style-name="ce1">
            <text:p>70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0" table:style-name="ce1">
            <text:p>71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3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1" table:style-name="ce1">
            <text:p>71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18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18.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3.7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4" table:style-name="ce1">
            <text:p>71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5.2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5" table:style-name="ce1">
            <text:p>71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7.6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6" table:style-name="ce1">
            <text:p>716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8" table:style-name="ce1">
            <text:p>1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7" table:style-name="ce1">
            <text:p>71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18.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8" table:style-name="ce1">
            <text:p>71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19.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19" table:style-name="ce1">
            <text:p>719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0.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1" table:style-name="ce1">
            <text:p>72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4.4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7" table:style-name="ce1">
            <text:p>3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3.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4" table:style-name="ce1">
            <text:p>72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0" table:style-name="ce1">
            <text:p>1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10.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7.6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7" table:style-name="ce1">
            <text:p>72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.1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2.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29" table:style-name="ce1">
            <text:p>72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9.8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2.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1" table:style-name="ce1">
            <text:p>731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17.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0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7.7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5" table:style-name="ce1">
            <text:p>73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6" table:style-name="ce1">
            <text:p>73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3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7" table:style-name="ce1">
            <text:p>73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.7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6.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39" table:style-name="ce1">
            <text:p>739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0" table:style-name="ce1">
            <text:p>74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14.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1" table:style-name="ce1">
            <text:p>74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18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2" table:style-name="ce1">
            <text:p>74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0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.2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4" table:style-name="ce1">
            <text:p>744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5" table:style-name="ce1">
            <text:p>74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7.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6" table:style-name="ce1">
            <text:p>74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0.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7" table:style-name="ce1">
            <text:p>74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7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8" table:style-name="ce1">
            <text:p>74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5.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49" table:style-name="ce1">
            <text:p>74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3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0" table:style-name="ce1">
            <text:p>75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17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2" table:style-name="ce1">
            <text:p>752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3" table:style-name="ce1">
            <text:p>75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5.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4" table:style-name="ce1">
            <text:p>75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0.9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5" table:style-name="ce1">
            <text:p>75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8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6" table:style-name="ce1">
            <text:p>75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5.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7" table:style-name="ce1">
            <text:p>75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0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8" table:style-name="ce1">
            <text:p>75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16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59" table:style-name="ce1">
            <text:p>75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0" table:style-name="ce1">
            <text:p>2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0" table:style-name="ce1">
            <text:p>76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19.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2" table:style-name="ce1">
            <text:p>76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" table:style-name="ce1">
            <text:p>1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3" table:style-name="ce1">
            <text:p>76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9.7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5" table:style-name="ce1">
            <text:p>76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16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6" table:style-name="ce1">
            <text:p>76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8.9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7" table:style-name="ce1">
            <text:p>76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42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8" table:style-name="ce1">
            <text:p>76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12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69" table:style-name="ce1">
            <text:p>769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3.3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14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1" table:style-name="ce1">
            <text:p>771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0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3" table:style-name="ce1">
            <text:p>77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4" table:style-name="ce1">
            <text:p>774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6.9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5" table:style-name="ce1">
            <text:p>77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8.6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6" table:style-name="ce1">
            <text:p>77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4.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7" table:style-name="ce1">
            <text:p>77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8" table:style-name="ce1">
            <text:p>77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8.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79" table:style-name="ce1">
            <text:p>77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4.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0" table:style-name="ce1">
            <text:p>78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15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1" table:style-name="ce1">
            <text:p>78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7.9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2" table:style-name="ce1">
            <text:p>78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10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3" table:style-name="ce1">
            <text:p>78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6.7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4" table:style-name="ce1">
            <text:p>78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12.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5" table:style-name="ce1">
            <text:p>78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6" table:style-name="ce1">
            <text:p>78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4.7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7" table:style-name="ce1">
            <text:p>78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5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8" table:style-name="ce1">
            <text:p>78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4.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89" table:style-name="ce1">
            <text:p>78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2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0" table:style-name="ce1">
            <text:p>79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1.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1" table:style-name="ce1">
            <text:p>79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2" table:style-name="ce1">
            <text:p>79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7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3" table:style-name="ce1">
            <text:p>79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4" table:style-name="ce1">
            <text:p>79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5.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5" table:style-name="ce1">
            <text:p>79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0" table:style-name="ce1">
            <text:p>1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6" table:style-name="ce1">
            <text:p>79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6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7" table:style-name="ce1">
            <text:p>79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8.1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8" table:style-name="ce1">
            <text:p>798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1.1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799" table:style-name="ce1">
            <text:p>79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7.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0.6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1" table:style-name="ce1">
            <text:p>80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7.4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5.3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3" table:style-name="ce1">
            <text:p>803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4" table:style-name="ce1">
            <text:p>80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5.7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5" table:style-name="ce1">
            <text:p>80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1.5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6" table:style-name="ce1">
            <text:p>80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2.88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7" table:style-name="ce1">
            <text:p>80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4.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8" table:style-name="ce1">
            <text:p>80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7" table:style-name="ce1">
            <text:p>27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09" table:style-name="ce1">
            <text:p>80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33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10" table:style-name="ce1">
            <text:p>81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3.1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17.2</text:p>
          </table:table-cell>
          <table:table-cell office:value-type="float" office:value="2003" table:formula="of:=2003" table:style-name="ce1">
            <text:p>2003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4.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3" table:style-name="ce1">
            <text:p>8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0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4" table:style-name="ce1">
            <text:p>81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6.7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5" table:style-name="ce1">
            <text:p>81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4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6" table:style-name="ce1">
            <text:p>8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1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7" table:style-name="ce1">
            <text:p>81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23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8" table:style-name="ce1">
            <text:p>8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0.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19" table:style-name="ce1">
            <text:p>81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13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20" table:style-name="ce1">
            <text:p>82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5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22" table:style-name="ce1">
            <text:p>8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6.4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23" table:style-name="ce1">
            <text:p>82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8.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24" table:style-name="ce1">
            <text:p>8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7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6" table:style-name="ce1">
            <text:p>8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7" table:style-name="ce1">
            <text:p>8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8" table:style-name="ce1">
            <text:p>82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0" table:style-name="ce1">
            <text:p>8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9.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1" table:style-name="ce1">
            <text:p>83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34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2" table:style-name="ce1">
            <text:p>832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1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3" table:style-name="ce1">
            <text:p>8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8.1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4" table:style-name="ce1">
            <text:p>834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5" table:style-name="ce1">
            <text:p>83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12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6" table:style-name="ce1">
            <text:p>83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5.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7" table:style-name="ce1">
            <text:p>8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3.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8" table:style-name="ce1">
            <text:p>83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11.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39" table:style-name="ce1">
            <text:p>8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7.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0" table:style-name="ce1">
            <text:p>84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1" table:style-name="ce1">
            <text:p>84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2.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2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3" table:style-name="ce1">
            <text:p>84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0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13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1.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6" table:style-name="ce1">
            <text:p>8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11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7" table:style-name="ce1">
            <text:p>84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4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48" table:style-name="ce1">
            <text:p>8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9" table:style-name="ce1">
            <text:p>8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0" table:style-name="ce1">
            <text:p>8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2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1" table:style-name="ce1">
            <text:p>85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0.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2" table:style-name="ce1">
            <text:p>85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.0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4" table:style-name="ce1">
            <text:p>85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9.6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5" table:style-name="ce1">
            <text:p>85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9.4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9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5.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9.5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59" table:style-name="ce1">
            <text:p>85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18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7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1" table:style-name="ce1">
            <text:p>86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7.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2" table:style-name="ce1">
            <text:p>86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1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6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4" table:style-name="ce1">
            <text:p>86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14.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6.8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6" table:style-name="ce1">
            <text:p>86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12.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7" table:style-name="ce1">
            <text:p>86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8" table:style-name="ce1">
            <text:p>86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20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69" table:style-name="ce1">
            <text:p>86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0" table:style-name="ce1">
            <text:p>87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30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1" table:style-name="ce1">
            <text:p>87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2" table:style-name="ce1">
            <text:p>87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7.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3" table:style-name="ce1">
            <text:p>87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4.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4" table:style-name="ce1">
            <text:p>87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19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5" table:style-name="ce1">
            <text:p>875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6" table:style-name="ce1">
            <text:p>876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1.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7" table:style-name="ce1">
            <text:p>87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39.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8" table:style-name="ce1">
            <text:p>87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79" table:style-name="ce1">
            <text:p>87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2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0" table:style-name="ce1">
            <text:p>88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11.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1" table:style-name="ce1">
            <text:p>88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8.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2" table:style-name="ce1">
            <text:p>88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10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3" table:style-name="ce1">
            <text:p>883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4" table:style-name="ce1">
            <text:p>88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4" table:style-name="ce1">
            <text:p>1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5" table:style-name="ce1">
            <text:p>88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7.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6" table:style-name="ce1">
            <text:p>886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7" table:style-name="ce1">
            <text:p>88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9.1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88" table:style-name="ce1">
            <text:p>888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19.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0" table:style-name="ce1">
            <text:p>89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6" table:style-name="ce1">
            <text:p>1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1" table:style-name="ce1">
            <text:p>89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2" table:style-name="ce1">
            <text:p>89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5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3" table:style-name="ce1">
            <text:p>89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11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4" table:style-name="ce1">
            <text:p>89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18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5" table:style-name="ce1">
            <text:p>89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6" table:style-name="ce1">
            <text:p>89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9.3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7" table:style-name="ce1">
            <text:p>89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9.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8" table:style-name="ce1">
            <text:p>89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1.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899" table:style-name="ce1">
            <text:p>89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4.1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0" table:style-name="ce1">
            <text:p>90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7.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1" table:style-name="ce1">
            <text:p>90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4.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2" table:style-name="ce1">
            <text:p>90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31.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3" table:style-name="ce1">
            <text:p>90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14.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4" table:style-name="ce1">
            <text:p>90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12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5" table:style-name="ce1">
            <text:p>90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3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6" table:style-name="ce1">
            <text:p>90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3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7" table:style-name="ce1">
            <text:p>90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8.6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8" table:style-name="ce1">
            <text:p>90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10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8.0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0.2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1" table:style-name="ce1">
            <text:p>911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4.6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2" table:style-name="ce1">
            <text:p>91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0.5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3" table:style-name="ce1">
            <text:p>91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4.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0" table:style-name="ce1">
            <text:p>2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5" table:style-name="ce1">
            <text:p>91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18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.2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7" table:style-name="ce1">
            <text:p>91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8.8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8" table:style-name="ce1">
            <text:p>91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7.6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19" table:style-name="ce1">
            <text:p>919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1" table:style-name="ce1">
            <text:p>2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0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2" table:style-name="ce1">
            <text:p>922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3" table:style-name="ce1">
            <text:p>92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2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4" table:style-name="ce1">
            <text:p>92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5.2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5" table:style-name="ce1">
            <text:p>92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13.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6" table:style-name="ce1">
            <text:p>92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4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1" table:style-name="ce1">
            <text:p>1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10.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29" table:style-name="ce1">
            <text:p>92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7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.1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1" table:style-name="ce1">
            <text:p>93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4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13.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3" table:style-name="ce1">
            <text:p>93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3" table:style-name="ce1">
            <text:p>2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4" table:style-name="ce1">
            <text:p>934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19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6" table:style-name="ce1">
            <text:p>936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1.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7" table:style-name="ce1">
            <text:p>93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6.7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38" table:style-name="ce1">
            <text:p>93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4.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0" table:style-name="ce1">
            <text:p>94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.7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1" table:style-name="ce1">
            <text:p>94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6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2" table:style-name="ce1">
            <text:p>942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15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4" table:style-name="ce1">
            <text:p>94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17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5" table:style-name="ce1">
            <text:p>94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2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6" table:style-name="ce1">
            <text:p>9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.9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8" table:style-name="ce1">
            <text:p>94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7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49" table:style-name="ce1">
            <text:p>94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1.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0" table:style-name="ce1">
            <text:p>95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8.1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1" table:style-name="ce1">
            <text:p>95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6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2" table:style-name="ce1">
            <text:p>95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7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3" table:style-name="ce1">
            <text:p>95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17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4" table:style-name="ce1">
            <text:p>954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5" table:style-name="ce1">
            <text:p>955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6" table:style-name="ce1">
            <text:p>95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6.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7" table:style-name="ce1">
            <text:p>95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0.9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8" table:style-name="ce1">
            <text:p>95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9.7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59" table:style-name="ce1">
            <text:p>95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5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0" table:style-name="ce1">
            <text:p>96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3.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1" table:style-name="ce1">
            <text:p>96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16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2" table:style-name="ce1">
            <text:p>96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19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3" table:style-name="ce1">
            <text:p>96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0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4" table:style-name="ce1">
            <text:p>96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5" table:style-name="ce1">
            <text:p>96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2.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6" table:style-name="ce1">
            <text:p>96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7" table:style-name="ce1">
            <text:p>96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9.7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8" table:style-name="ce1">
            <text:p>96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17.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69" table:style-name="ce1">
            <text:p>96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5.6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0" table:style-name="ce1">
            <text:p>97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44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1" table:style-name="ce1">
            <text:p>97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9.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0" table:style-name="ce1">
            <text:p>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3" table:style-name="ce1">
            <text:p>973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13.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4" table:style-name="ce1">
            <text:p>974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19.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6" table:style-name="ce1">
            <text:p>97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7" table:style-name="ce1">
            <text:p>977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7.3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8" table:style-name="ce1">
            <text:p>97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8.1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79" table:style-name="ce1">
            <text:p>97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5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0" table:style-name="ce1">
            <text:p>98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1" table:style-name="ce1">
            <text:p>98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7.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2" table:style-name="ce1">
            <text:p>98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4" table:style-name="ce1">
            <text:p>1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3" table:style-name="ce1">
            <text:p>98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17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4" table:style-name="ce1">
            <text:p>98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7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12.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6" table:style-name="ce1">
            <text:p>98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6.7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7" table:style-name="ce1">
            <text:p>98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3" table:style-name="ce1">
            <text:p>1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88" table:style-name="ce1">
            <text:p>98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9" table:style-name="ce1">
            <text:p>98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4.8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0" table:style-name="ce1">
            <text:p>99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5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1" table:style-name="ce1">
            <text:p>99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5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2" table:style-name="ce1">
            <text:p>99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3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3" table:style-name="ce1">
            <text:p>99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4.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4" table:style-name="ce1">
            <text:p>99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8.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6" table:style-name="ce1">
            <text:p>99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7" table:style-name="ce1">
            <text:p>99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5.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8" table:style-name="ce1">
            <text:p>99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0.3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999" table:style-name="ce1">
            <text:p>99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7.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8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1" table:style-name="ce1">
            <text:p>1001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2.2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2" table:style-name="ce1">
            <text:p>100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8.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3" table:style-name="ce1">
            <text:p>100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2.8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4" table:style-name="ce1">
            <text:p>100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5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5" table:style-name="ce1">
            <text:p>100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6.2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6" table:style-name="ce1">
            <text:p>1006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7" table:style-name="ce1">
            <text:p>100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6.22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8" table:style-name="ce1">
            <text:p>100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1.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09" table:style-name="ce1">
            <text:p>100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3.85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10" table:style-name="ce1">
            <text:p>101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5.4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11" table:style-name="ce1">
            <text:p>101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6.7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12" table:style-name="ce1">
            <text:p>101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39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13" table:style-name="ce1">
            <text:p>101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3.6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14" table:style-name="ce1">
            <text:p>101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19.1</text:p>
          </table:table-cell>
          <table:table-cell office:value-type="float" office:value="2004" table:formula="of:=2004" table:style-name="ce1">
            <text:p>2004</text:p>
          </table:table-cell>
          <table:table-cell office:value-type="float" office:value="1015" table:style-name="ce1">
            <text:p>10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5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16" table:style-name="ce1">
            <text:p>10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2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17" table:style-name="ce1">
            <text:p>101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7.1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18" table:style-name="ce1">
            <text:p>10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8.9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19" table:style-name="ce1">
            <text:p>101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1.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0" table:style-name="ce1">
            <text:p>102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32.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1" table:style-name="ce1">
            <text:p>10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2.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2" table:style-name="ce1">
            <text:p>102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3" table:style-name="ce1">
            <text:p>10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4" table:style-name="ce1">
            <text:p>102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7.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5" table:style-name="ce1">
            <text:p>10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7.6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6" table:style-name="ce1">
            <text:p>102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8.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7" table:style-name="ce1">
            <text:p>102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5.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8" table:style-name="ce1">
            <text:p>102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9" table:style-name="ce1">
            <text:p>10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0" table:style-name="ce1">
            <text:p>103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1" table:style-name="ce1">
            <text:p>103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2" table:style-name="ce1">
            <text:p>10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3" table:style-name="ce1">
            <text:p>103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0.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34" table:style-name="ce1">
            <text:p>103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34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35" table:style-name="ce1">
            <text:p>1035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3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36" table:style-name="ce1">
            <text:p>10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9.0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37" table:style-name="ce1">
            <text:p>1037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8" table:style-name="ce1">
            <text:p>10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14.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39" table:style-name="ce1">
            <text:p>103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4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0" table:style-name="ce1">
            <text:p>10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3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1" table:style-name="ce1">
            <text:p>10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10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2" table:style-name="ce1">
            <text:p>104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8.9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3" table:style-name="ce1">
            <text:p>104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4" table:style-name="ce1">
            <text:p>10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.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5" table:style-name="ce1">
            <text:p>10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3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6" table:style-name="ce1">
            <text:p>10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1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7" table:style-name="ce1">
            <text:p>10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14.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8" table:style-name="ce1">
            <text:p>10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2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9" table:style-name="ce1">
            <text:p>10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12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0" table:style-name="ce1">
            <text:p>10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35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1" table:style-name="ce1">
            <text:p>105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2" table:style-name="ce1">
            <text:p>105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3" table:style-name="ce1">
            <text:p>105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3.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4" table:style-name="ce1">
            <text:p>105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9.9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5" table:style-name="ce1">
            <text:p>105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.4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6" table:style-name="ce1">
            <text:p>105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3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7" table:style-name="ce1">
            <text:p>105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9.0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8" table:style-name="ce1">
            <text:p>105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0.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9" table:style-name="ce1">
            <text:p>105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8.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0" table:style-name="ce1">
            <text:p>106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6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1" table:style-name="ce1">
            <text:p>106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9.7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2" table:style-name="ce1">
            <text:p>106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19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3" table:style-name="ce1">
            <text:p>106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38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4" table:style-name="ce1">
            <text:p>106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6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5" table:style-name="ce1">
            <text:p>106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6" table:style-name="ce1">
            <text:p>106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6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7" table:style-name="ce1">
            <text:p>106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12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8" table:style-name="ce1">
            <text:p>106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1.9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9" table:style-name="ce1">
            <text:p>106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14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0" table:style-name="ce1">
            <text:p>107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1" table:style-name="ce1">
            <text:p>107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22.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2" table:style-name="ce1">
            <text:p>107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3" table:style-name="ce1">
            <text:p>107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4" table:style-name="ce1">
            <text:p>107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1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5" table:style-name="ce1">
            <text:p>107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7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6" table:style-name="ce1">
            <text:p>107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5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7" table:style-name="ce1">
            <text:p>107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1.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8" table:style-name="ce1">
            <text:p>1078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9" table:style-name="ce1">
            <text:p>1079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1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0" table:style-name="ce1">
            <text:p>108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40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1" table:style-name="ce1">
            <text:p>108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15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2" table:style-name="ce1">
            <text:p>108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2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3" table:style-name="ce1">
            <text:p>108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10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4" table:style-name="ce1">
            <text:p>108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8.0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5" table:style-name="ce1">
            <text:p>108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10.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6" table:style-name="ce1">
            <text:p>108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7" table:style-name="ce1">
            <text:p>108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14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8" table:style-name="ce1">
            <text:p>108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5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9" table:style-name="ce1">
            <text:p>1089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0" table:style-name="ce1">
            <text:p>109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10.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1" table:style-name="ce1">
            <text:p>1091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2" table:style-name="ce1">
            <text:p>109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3" table:style-name="ce1">
            <text:p>109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5.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4" table:style-name="ce1">
            <text:p>109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3" table:style-name="ce1">
            <text:p>1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5" table:style-name="ce1">
            <text:p>109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7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6" table:style-name="ce1">
            <text:p>109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12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7" table:style-name="ce1">
            <text:p>109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3.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98" table:style-name="ce1">
            <text:p>109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9" table:style-name="ce1">
            <text:p>109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9.7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0" table:style-name="ce1">
            <text:p>110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9.6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1" table:style-name="ce1">
            <text:p>110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3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2" table:style-name="ce1">
            <text:p>110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3.7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3" table:style-name="ce1">
            <text:p>110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31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4" table:style-name="ce1">
            <text:p>110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4.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5" table:style-name="ce1">
            <text:p>110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31.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6" table:style-name="ce1">
            <text:p>110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14.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7" table:style-name="ce1">
            <text:p>110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14.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8" table:style-name="ce1">
            <text:p>110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3.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9" table:style-name="ce1">
            <text:p>110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8.0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0" table:style-name="ce1">
            <text:p>111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10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1" table:style-name="ce1">
            <text:p>111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5.1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2" table:style-name="ce1">
            <text:p>111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8.4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3" table:style-name="ce1">
            <text:p>111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4" table:style-name="ce1">
            <text:p>1114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4.5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5" table:style-name="ce1">
            <text:p>111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1.0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6" table:style-name="ce1">
            <text:p>111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4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7" table:style-name="ce1">
            <text:p>111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1.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8" table:style-name="ce1">
            <text:p>111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18.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9" table:style-name="ce1">
            <text:p>111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.6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0" table:style-name="ce1">
            <text:p>112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13.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1" table:style-name="ce1">
            <text:p>112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7.6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2" table:style-name="ce1">
            <text:p>1122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4" table:style-name="ce1">
            <text:p>2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3" table:style-name="ce1">
            <text:p>112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19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4" table:style-name="ce1">
            <text:p>112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1" table:style-name="ce1">
            <text:p>2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5" table:style-name="ce1">
            <text:p>1125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6" table:style-name="ce1">
            <text:p>112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5.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7" table:style-name="ce1">
            <text:p>112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6.0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8" table:style-name="ce1">
            <text:p>112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5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9" table:style-name="ce1">
            <text:p>112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5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0" table:style-name="ce1">
            <text:p>113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2" table:style-name="ce1">
            <text:p>1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1" table:style-name="ce1">
            <text:p>113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10.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2" table:style-name="ce1">
            <text:p>113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.1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3" table:style-name="ce1">
            <text:p>113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.1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4" table:style-name="ce1">
            <text:p>113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7.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5" table:style-name="ce1">
            <text:p>113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15.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6" table:style-name="ce1">
            <text:p>113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3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7" table:style-name="ce1">
            <text:p>1137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8" table:style-name="ce1">
            <text:p>113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1.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9" table:style-name="ce1">
            <text:p>1139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2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0" table:style-name="ce1">
            <text:p>114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5.8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1" table:style-name="ce1">
            <text:p>114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2" table:style-name="ce1">
            <text:p>114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5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.8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4" table:style-name="ce1">
            <text:p>114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6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5" table:style-name="ce1">
            <text:p>1145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6" table:style-name="ce1">
            <text:p>114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16.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7" table:style-name="ce1">
            <text:p>114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16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8" table:style-name="ce1">
            <text:p>114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1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49" table:style-name="ce1">
            <text:p>114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5.6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0" table:style-name="ce1">
            <text:p>1150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1" table:style-name="ce1">
            <text:p>115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7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2" table:style-name="ce1">
            <text:p>115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2.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3" table:style-name="ce1">
            <text:p>115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8.4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4" table:style-name="ce1">
            <text:p>115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7.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5" table:style-name="ce1">
            <text:p>115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5" table:style-name="ce1">
            <text:p>1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6" table:style-name="ce1">
            <text:p>115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17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7" table:style-name="ce1">
            <text:p>1157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3.9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8" table:style-name="ce1">
            <text:p>1158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9" table:style-name="ce1">
            <text:p>115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5.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0" table:style-name="ce1">
            <text:p>116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0.9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1" table:style-name="ce1">
            <text:p>116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0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2" table:style-name="ce1">
            <text:p>116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6" table:style-name="ce1">
            <text:p>3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3" table:style-name="ce1">
            <text:p>116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6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4" table:style-name="ce1">
            <text:p>116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18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5" table:style-name="ce1">
            <text:p>116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19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6" table:style-name="ce1">
            <text:p>116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1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7" table:style-name="ce1">
            <text:p>116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8" table:style-name="ce1">
            <text:p>116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2.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9" table:style-name="ce1">
            <text:p>116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0" table:style-name="ce1">
            <text:p>117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9.7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1" table:style-name="ce1">
            <text:p>117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18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2" table:style-name="ce1">
            <text:p>117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5.6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3" table:style-name="ce1">
            <text:p>117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47.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4" table:style-name="ce1">
            <text:p>117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5.9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1.1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12.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7" table:style-name="ce1">
            <text:p>1177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8" table:style-name="ce1">
            <text:p>117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18.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9" table:style-name="ce1">
            <text:p>117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0" table:style-name="ce1">
            <text:p>1180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7.7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7.7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2" table:style-name="ce1">
            <text:p>118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7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3" table:style-name="ce1">
            <text:p>118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5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5" table:style-name="ce1">
            <text:p>118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3.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6" table:style-name="ce1">
            <text:p>118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19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6.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8" table:style-name="ce1">
            <text:p>118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10.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89" table:style-name="ce1">
            <text:p>118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7.2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0" table:style-name="ce1">
            <text:p>119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13.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1" table:style-name="ce1">
            <text:p>119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2" table:style-name="ce1">
            <text:p>119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4.9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6.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4" table:style-name="ce1">
            <text:p>119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6.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5" table:style-name="ce1">
            <text:p>119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5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6" table:style-name="ce1">
            <text:p>119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9.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8" table:style-name="ce1">
            <text:p>119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0.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0" table:style-name="ce1">
            <text:p>120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5.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1" table:style-name="ce1">
            <text:p>120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0.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2" table:style-name="ce1">
            <text:p>120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7.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3" table:style-name="ce1">
            <text:p>120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8.7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4" table:style-name="ce1">
            <text:p>1204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3.4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5" table:style-name="ce1">
            <text:p>120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30.3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6" table:style-name="ce1">
            <text:p>120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13.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7" table:style-name="ce1">
            <text:p>120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6" table:style-name="ce1">
            <text:p>1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8" table:style-name="ce1">
            <text:p>120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7.2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9" table:style-name="ce1">
            <text:p>1209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0" table:style-name="ce1">
            <text:p>121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6.6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1" table:style-name="ce1">
            <text:p>121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2" table:style-name="ce1">
            <text:p>1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2" table:style-name="ce1">
            <text:p>121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3.8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3" table:style-name="ce1">
            <text:p>121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7.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4" table:style-name="ce1">
            <text:p>121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6.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5" table:style-name="ce1">
            <text:p>121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4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6" table:style-name="ce1">
            <text:p>121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4.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7" table:style-name="ce1">
            <text:p>121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0.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8" table:style-name="ce1">
            <text:p>12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6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0" table:style-name="ce1">
            <text:p>122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9.4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1" table:style-name="ce1">
            <text:p>12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3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2" table:style-name="ce1">
            <text:p>12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3" table:style-name="ce1">
            <text:p>122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32.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4" table:style-name="ce1">
            <text:p>122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3.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5" table:style-name="ce1">
            <text:p>122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16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6" table:style-name="ce1">
            <text:p>122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5.6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7" table:style-name="ce1">
            <text:p>122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8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8" table:style-name="ce1">
            <text:p>122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8.5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9" table:style-name="ce1">
            <text:p>122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9.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0" table:style-name="ce1">
            <text:p>12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31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1" table:style-name="ce1">
            <text:p>12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2" table:style-name="ce1">
            <text:p>12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3" table:style-name="ce1">
            <text:p>123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4" table:style-name="ce1">
            <text:p>123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6" table:style-name="ce1">
            <text:p>123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0.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7" table:style-name="ce1">
            <text:p>123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35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8" table:style-name="ce1">
            <text:p>1238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9" table:style-name="ce1">
            <text:p>12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9.9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0" table:style-name="ce1">
            <text:p>1240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1" table:style-name="ce1">
            <text:p>124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16.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2" table:style-name="ce1">
            <text:p>12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7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3" table:style-name="ce1">
            <text:p>12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4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4" table:style-name="ce1">
            <text:p>124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9.8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5" table:style-name="ce1">
            <text:p>12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9.9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6" table:style-name="ce1">
            <text:p>12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.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8" table:style-name="ce1">
            <text:p>124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4.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9" table:style-name="ce1">
            <text:p>124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2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0" table:style-name="ce1">
            <text:p>12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15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1" table:style-name="ce1">
            <text:p>125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4.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2" table:style-name="ce1">
            <text:p>125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13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3" table:style-name="ce1">
            <text:p>125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6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4" table:style-name="ce1">
            <text:p>125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5" table:style-name="ce1">
            <text:p>125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6" table:style-name="ce1">
            <text:p>125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4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7" table:style-name="ce1">
            <text:p>125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9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1.8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9.2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0" table:style-name="ce1">
            <text:p>126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8.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1" table:style-name="ce1">
            <text:p>126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0.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2" table:style-name="ce1">
            <text:p>126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7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3" table:style-name="ce1">
            <text:p>126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8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4" table:style-name="ce1">
            <text:p>126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9.9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6" table:style-name="ce1">
            <text:p>126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40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7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8" table:style-name="ce1">
            <text:p>126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2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9" table:style-name="ce1">
            <text:p>126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7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12.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1" table:style-name="ce1">
            <text:p>127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4.8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2" table:style-name="ce1">
            <text:p>127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16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3" table:style-name="ce1">
            <text:p>127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4" table:style-name="ce1">
            <text:p>127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5" table:style-name="ce1">
            <text:p>2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5" table:style-name="ce1">
            <text:p>127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31.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7" table:style-name="ce1">
            <text:p>127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1.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8" table:style-name="ce1">
            <text:p>127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7.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9" table:style-name="ce1">
            <text:p>127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6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0" table:style-name="ce1">
            <text:p>128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1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1" table:style-name="ce1">
            <text:p>1281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2" table:style-name="ce1">
            <text:p>1282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2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3" table:style-name="ce1">
            <text:p>128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41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4" table:style-name="ce1">
            <text:p>128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16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5" table:style-name="ce1">
            <text:p>128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2.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6" table:style-name="ce1">
            <text:p>128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10.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7" table:style-name="ce1">
            <text:p>128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7.7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8" table:style-name="ce1">
            <text:p>128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9.3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9" table:style-name="ce1">
            <text:p>1289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0" table:style-name="ce1">
            <text:p>129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15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1" table:style-name="ce1">
            <text:p>129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4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2" table:style-name="ce1">
            <text:p>1292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3" table:style-name="ce1">
            <text:p>129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11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4" table:style-name="ce1">
            <text:p>1294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5" table:style-name="ce1">
            <text:p>129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6" table:style-name="ce1">
            <text:p>129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7" table:style-name="ce1">
            <text:p>129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8" table:style-name="ce1">
            <text:p>129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9" table:style-name="ce1">
            <text:p>2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9" table:style-name="ce1">
            <text:p>129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13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2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2" table:style-name="ce1">
            <text:p>130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10.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3" table:style-name="ce1">
            <text:p>130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0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4" table:style-name="ce1">
            <text:p>130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4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5" table:style-name="ce1">
            <text:p>130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3.4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6" table:style-name="ce1">
            <text:p>130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30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7" table:style-name="ce1">
            <text:p>130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8" table:style-name="ce1">
            <text:p>130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32.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9" table:style-name="ce1">
            <text:p>130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14.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0" table:style-name="ce1">
            <text:p>131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16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1" table:style-name="ce1">
            <text:p>131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3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2" table:style-name="ce1">
            <text:p>131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1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3" table:style-name="ce1">
            <text:p>131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9.0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4" table:style-name="ce1">
            <text:p>131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3" table:style-name="ce1">
            <text:p>1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5" table:style-name="ce1">
            <text:p>131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8.9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6" table:style-name="ce1">
            <text:p>131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13.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7" table:style-name="ce1">
            <text:p>1317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4.4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8" table:style-name="ce1">
            <text:p>131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1.5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9" table:style-name="ce1">
            <text:p>131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5.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0" table:style-name="ce1">
            <text:p>132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3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1" table:style-name="ce1">
            <text:p>132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2" table:style-name="ce1">
            <text:p>132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3" table:style-name="ce1">
            <text:p>132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13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4" table:style-name="ce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7.6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5" table:style-name="ce1">
            <text:p>1325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4" table:style-name="ce1">
            <text:p>2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19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7" table:style-name="ce1">
            <text:p>132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2" table:style-name="ce1">
            <text:p>2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8" table:style-name="ce1">
            <text:p>1328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9" table:style-name="ce1">
            <text:p>132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8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0" table:style-name="ce1">
            <text:p>133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6.9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1" table:style-name="ce1">
            <text:p>133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5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2" table:style-name="ce1">
            <text:p>133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7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3" table:style-name="ce1">
            <text:p>133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10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4" table:style-name="ce1">
            <text:p>133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10.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5" table:style-name="ce1">
            <text:p>133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.3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6" table:style-name="ce1">
            <text:p>133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.1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7" table:style-name="ce1">
            <text:p>133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7.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8" table:style-name="ce1">
            <text:p>133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17.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9" table:style-name="ce1">
            <text:p>133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3.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0" table:style-name="ce1">
            <text:p>1340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1" table:style-name="ce1">
            <text:p>134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3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2" table:style-name="ce1">
            <text:p>1342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3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3" table:style-name="ce1">
            <text:p>134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5.4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4" table:style-name="ce1">
            <text:p>134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8.6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5" table:style-name="ce1">
            <text:p>134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6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6" table:style-name="ce1">
            <text:p>134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.8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7" table:style-name="ce1">
            <text:p>134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6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8" table:style-name="ce1">
            <text:p>134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9" table:style-name="ce1">
            <text:p>134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7" table:style-name="ce1">
            <text:p>1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0" table:style-name="ce1">
            <text:p>135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15.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1" table:style-name="ce1">
            <text:p>135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1.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2" table:style-name="ce1">
            <text:p>135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6.3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3" table:style-name="ce1">
            <text:p>1353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4" table:style-name="ce1">
            <text:p>135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8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5" table:style-name="ce1">
            <text:p>135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2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6" table:style-name="ce1">
            <text:p>135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8.7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7" table:style-name="ce1">
            <text:p>135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7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8" table:style-name="ce1">
            <text:p>135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7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9" table:style-name="ce1">
            <text:p>135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" table:style-name="ce1">
            <text:p>1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0" table:style-name="ce1">
            <text:p>1360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7.8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1" table:style-name="ce1">
            <text:p>1361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2" table:style-name="ce1">
            <text:p>136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3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3" table:style-name="ce1">
            <text:p>136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0.9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4" table:style-name="ce1">
            <text:p>136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1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6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6" table:style-name="ce1">
            <text:p>136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9.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7" table:style-name="ce1">
            <text:p>136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0.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8" table:style-name="ce1">
            <text:p>136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18.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9" table:style-name="ce1">
            <text:p>136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2.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0" table:style-name="ce1">
            <text:p>137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1" table:style-name="ce1">
            <text:p>137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2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3" table:style-name="ce1">
            <text:p>137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9.7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4" table:style-name="ce1">
            <text:p>137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18.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5" table:style-name="ce1">
            <text:p>137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5.6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6" table:style-name="ce1">
            <text:p>137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49.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7" table:style-name="ce1">
            <text:p>137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.8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2.2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9" table:style-name="ce1">
            <text:p>1379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11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0" table:style-name="ce1">
            <text:p>1380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1" table:style-name="ce1">
            <text:p>138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17.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2" table:style-name="ce1">
            <text:p>138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3" table:style-name="ce1">
            <text:p>1383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8.1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4" table:style-name="ce1">
            <text:p>138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7.2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5" table:style-name="ce1">
            <text:p>138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8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6" table:style-name="ce1">
            <text:p>138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7" table:style-name="ce1">
            <text:p>138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4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8" table:style-name="ce1">
            <text:p>138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3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9" table:style-name="ce1">
            <text:p>138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1.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0" table:style-name="ce1">
            <text:p>139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6" table:style-name="ce1">
            <text:p>1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1" table:style-name="ce1">
            <text:p>139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.6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2" table:style-name="ce1">
            <text:p>139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7.7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3" table:style-name="ce1">
            <text:p>139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15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4" table:style-name="ce1">
            <text:p>139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5" table:style-name="ce1">
            <text:p>139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.0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6" table:style-name="ce1">
            <text:p>139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7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7" table:style-name="ce1">
            <text:p>139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6.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8" table:style-name="ce1">
            <text:p>139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2.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9" table:style-name="ce1">
            <text:p>139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9.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0" table:style-name="ce1">
            <text:p>140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1" table:style-name="ce1">
            <text:p>140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1.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2" table:style-name="ce1">
            <text:p>140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3" table:style-name="ce1">
            <text:p>140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5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4" table:style-name="ce1">
            <text:p>140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1.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5" table:style-name="ce1">
            <text:p>140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8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6" table:style-name="ce1">
            <text:p>140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8.9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7" table:style-name="ce1">
            <text:p>1407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3.3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8" table:style-name="ce1">
            <text:p>140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31.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9" table:style-name="ce1">
            <text:p>140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4" table:style-name="ce1">
            <text:p>1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0" table:style-name="ce1">
            <text:p>141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6.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1" table:style-name="ce1">
            <text:p>141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8.1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2" table:style-name="ce1">
            <text:p>1412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3" table:style-name="ce1">
            <text:p>141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7.1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4" table:style-name="ce1">
            <text:p>141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2.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5" table:style-name="ce1">
            <text:p>141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3.8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6" table:style-name="ce1">
            <text:p>141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7.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7" table:style-name="ce1">
            <text:p>141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6.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8" table:style-name="ce1">
            <text:p>141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4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9" table:style-name="ce1">
            <text:p>141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4.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20" table:style-name="ce1">
            <text:p>142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19.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21" table:style-name="ce1">
            <text:p>14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6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2" table:style-name="ce1">
            <text:p>14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7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3" table:style-name="ce1">
            <text:p>14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1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4" table:style-name="ce1">
            <text:p>14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7.4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2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6" table:style-name="ce1">
            <text:p>142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33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7" table:style-name="ce1">
            <text:p>142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5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8" table:style-name="ce1">
            <text:p>142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17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9" table:style-name="ce1">
            <text:p>14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1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9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1" table:style-name="ce1">
            <text:p>14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9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2" table:style-name="ce1">
            <text:p>14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9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3" table:style-name="ce1">
            <text:p>143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4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4" table:style-name="ce1">
            <text:p>14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5" table:style-name="ce1">
            <text:p>14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6" table:style-name="ce1">
            <text:p>14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7" table:style-name="ce1">
            <text:p>14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8" table:style-name="ce1">
            <text:p>14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9" table:style-name="ce1">
            <text:p>14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1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0" table:style-name="ce1">
            <text:p>144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35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1" table:style-name="ce1">
            <text:p>144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6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2" table:style-name="ce1">
            <text:p>14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10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3" table:style-name="ce1">
            <text:p>1443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4" table:style-name="ce1">
            <text:p>14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0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6" table:style-name="ce1">
            <text:p>14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3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9.2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9.8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9" table:style-name="ce1">
            <text:p>144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0" table:style-name="ce1">
            <text:p>145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1" table:style-name="ce1">
            <text:p>145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5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2" table:style-name="ce1">
            <text:p>145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2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3" table:style-name="ce1">
            <text:p>145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16.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4" table:style-name="ce1">
            <text:p>145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5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5" table:style-name="ce1">
            <text:p>145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14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34.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7" table:style-name="ce1">
            <text:p>145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8" table:style-name="ce1">
            <text:p>145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3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0" table:style-name="ce1">
            <text:p>146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0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1" table:style-name="ce1">
            <text:p>146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1.2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2" table:style-name="ce1">
            <text:p>146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7.4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3" table:style-name="ce1">
            <text:p>146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4.6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4" table:style-name="ce1">
            <text:p>146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2.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5" table:style-name="ce1">
            <text:p>146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6" table:style-name="ce1">
            <text:p>146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8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7" table:style-name="ce1">
            <text:p>146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10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8" table:style-name="ce1">
            <text:p>146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.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9" table:style-name="ce1">
            <text:p>146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41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0" table:style-name="ce1">
            <text:p>147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7.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1" table:style-name="ce1">
            <text:p>147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3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2" table:style-name="ce1">
            <text:p>147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7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3" table:style-name="ce1">
            <text:p>147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12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4" table:style-name="ce1">
            <text:p>14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7.3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17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6" table:style-name="ce1">
            <text:p>147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7" table:style-name="ce1">
            <text:p>147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27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8" table:style-name="ce1">
            <text:p>147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9" table:style-name="ce1">
            <text:p>147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31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0" table:style-name="ce1">
            <text:p>148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2.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1" table:style-name="ce1">
            <text:p>148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8" table:style-name="ce1">
            <text:p>1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2" table:style-name="ce1">
            <text:p>148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6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3" table:style-name="ce1">
            <text:p>148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2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4" table:style-name="ce1">
            <text:p>1484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5" table:style-name="ce1">
            <text:p>1485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2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6" table:style-name="ce1">
            <text:p>148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41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7" table:style-name="ce1">
            <text:p>148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18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8" table:style-name="ce1">
            <text:p>148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3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9" table:style-name="ce1">
            <text:p>148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9.4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0" table:style-name="ce1">
            <text:p>149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7.1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1" table:style-name="ce1">
            <text:p>149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8.6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2" table:style-name="ce1">
            <text:p>1492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3" table:style-name="ce1">
            <text:p>149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15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4" table:style-name="ce1">
            <text:p>149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2.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5" table:style-name="ce1">
            <text:p>1495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6" table:style-name="ce1">
            <text:p>149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2" table:style-name="ce1">
            <text:p>1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7" table:style-name="ce1">
            <text:p>1497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8" table:style-name="ce1">
            <text:p>149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9" table:style-name="ce1">
            <text:p>149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1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0" table:style-name="ce1">
            <text:p>150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1" table:style-name="ce1">
            <text:p>150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9.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2" table:style-name="ce1">
            <text:p>150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4.0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3" table:style-name="ce1">
            <text:p>150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0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4" table:style-name="ce1">
            <text:p>150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5" table:style-name="ce1">
            <text:p>150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0" table:style-name="ce1">
            <text:p>1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6" table:style-name="ce1">
            <text:p>150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0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7" table:style-name="ce1">
            <text:p>150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5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8" table:style-name="ce1">
            <text:p>150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3.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9" table:style-name="ce1">
            <text:p>150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8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0" table:style-name="ce1">
            <text:p>151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5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1" table:style-name="ce1">
            <text:p>151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32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2" table:style-name="ce1">
            <text:p>15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15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3" table:style-name="ce1">
            <text:p>151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18.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4" table:style-name="ce1">
            <text:p>151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3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5" table:style-name="ce1">
            <text:p>15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7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6" table:style-name="ce1">
            <text:p>151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8.4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7" table:style-name="ce1">
            <text:p>151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15.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8" table:style-name="ce1">
            <text:p>151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9.3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9" table:style-name="ce1">
            <text:p>151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5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0" table:style-name="ce1">
            <text:p>1520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4.3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1" table:style-name="ce1">
            <text:p>152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.3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2" table:style-name="ce1">
            <text:p>152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5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3" table:style-name="ce1">
            <text:p>152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4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4" table:style-name="ce1">
            <text:p>152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5" table:style-name="ce1">
            <text:p>152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3.9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6" table:style-name="ce1">
            <text:p>152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12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7" table:style-name="ce1">
            <text:p>152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8.3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8" table:style-name="ce1">
            <text:p>152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4" table:style-name="ce1">
            <text:p>2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9" table:style-name="ce1">
            <text:p>152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18.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0" table:style-name="ce1">
            <text:p>153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3" table:style-name="ce1">
            <text:p>2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1" table:style-name="ce1">
            <text:p>1531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2" table:style-name="ce1">
            <text:p>153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9.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3" table:style-name="ce1">
            <text:p>153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8" table:style-name="ce1">
            <text:p>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4" table:style-name="ce1">
            <text:p>153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7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5" table:style-name="ce1">
            <text:p>153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8.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6" table:style-name="ce1">
            <text:p>153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8.6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7" table:style-name="ce1">
            <text:p>153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10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8" table:style-name="ce1">
            <text:p>153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9" table:style-name="ce1">
            <text:p>153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0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0" table:style-name="ce1">
            <text:p>154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7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1" table:style-name="ce1">
            <text:p>154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7" table:style-name="ce1">
            <text:p>1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2" table:style-name="ce1">
            <text:p>154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4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3" table:style-name="ce1">
            <text:p>1543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4" table:style-name="ce1">
            <text:p>154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3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5" table:style-name="ce1">
            <text:p>1545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4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6" table:style-name="ce1">
            <text:p>154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5.2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7" table:style-name="ce1">
            <text:p>154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8.6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8" table:style-name="ce1">
            <text:p>154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7.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9" table:style-name="ce1">
            <text:p>154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.9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0" table:style-name="ce1">
            <text:p>155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5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1" table:style-name="ce1">
            <text:p>1551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2" table:style-name="ce1">
            <text:p>155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17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3" table:style-name="ce1">
            <text:p>155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0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4" table:style-name="ce1">
            <text:p>155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0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5" table:style-name="ce1">
            <text:p>155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7.0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6" table:style-name="ce1">
            <text:p>1556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7" table:style-name="ce1">
            <text:p>155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8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8" table:style-name="ce1">
            <text:p>155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3.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9" table:style-name="ce1">
            <text:p>155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9.0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0" table:style-name="ce1">
            <text:p>156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4.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1" table:style-name="ce1">
            <text:p>156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9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2" table:style-name="ce1">
            <text:p>156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1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3" table:style-name="ce1">
            <text:p>1563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11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4" table:style-name="ce1">
            <text:p>156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5" table:style-name="ce1">
            <text:p>156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1.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6" table:style-name="ce1">
            <text:p>156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0.9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7" table:style-name="ce1">
            <text:p>156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2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8" table:style-name="ce1">
            <text:p>156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4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9" table:style-name="ce1">
            <text:p>156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7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0" table:style-name="ce1">
            <text:p>157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1.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1" table:style-name="ce1">
            <text:p>157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18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2" table:style-name="ce1">
            <text:p>157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4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3" table:style-name="ce1">
            <text:p>157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4" table:style-name="ce1">
            <text:p>157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2.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5" table:style-name="ce1">
            <text:p>157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6" table:style-name="ce1">
            <text:p>157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9.7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7" table:style-name="ce1">
            <text:p>157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19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8" table:style-name="ce1">
            <text:p>157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11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9" table:style-name="ce1">
            <text:p>157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52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0" table:style-name="ce1">
            <text:p>158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7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1" table:style-name="ce1">
            <text:p>1581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3.3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2" table:style-name="ce1">
            <text:p>1582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13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3" table:style-name="ce1">
            <text:p>1583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4" table:style-name="ce1">
            <text:p>158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16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5" table:style-name="ce1">
            <text:p>158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6" table:style-name="ce1">
            <text:p>1586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7.3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7" table:style-name="ce1">
            <text:p>158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0" table:style-name="ce1">
            <text:p>1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8" table:style-name="ce1">
            <text:p>158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9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9" table:style-name="ce1">
            <text:p>158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0.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0" table:style-name="ce1">
            <text:p>159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3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1" table:style-name="ce1">
            <text:p>159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3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2" table:style-name="ce1">
            <text:p>159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1.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3" table:style-name="ce1">
            <text:p>159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5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4" table:style-name="ce1">
            <text:p>159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5" table:style-name="ce1">
            <text:p>159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8.4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6" table:style-name="ce1">
            <text:p>159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17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7" table:style-name="ce1">
            <text:p>159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8" table:style-name="ce1">
            <text:p>159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.1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9" table:style-name="ce1">
            <text:p>159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6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0" table:style-name="ce1">
            <text:p>160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7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1" table:style-name="ce1">
            <text:p>160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19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2" table:style-name="ce1">
            <text:p>160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8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3" table:style-name="ce1">
            <text:p>160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4" table:style-name="ce1">
            <text:p>160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2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5" table:style-name="ce1">
            <text:p>160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6" table:style-name="ce1">
            <text:p>160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6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7" table:style-name="ce1">
            <text:p>160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1.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8" table:style-name="ce1">
            <text:p>160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8.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9" table:style-name="ce1">
            <text:p>160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9.0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0" table:style-name="ce1">
            <text:p>161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3.2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1" table:style-name="ce1">
            <text:p>161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33.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2" table:style-name="ce1">
            <text:p>161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14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3" table:style-name="ce1">
            <text:p>161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6.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4" table:style-name="ce1">
            <text:p>161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9.1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5" table:style-name="ce1">
            <text:p>1615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6" table:style-name="ce1">
            <text:p>161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8.3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7" table:style-name="ce1">
            <text:p>161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3" table:style-name="ce1">
            <text:p>1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8" table:style-name="ce1">
            <text:p>161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3.8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9" table:style-name="ce1">
            <text:p>161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7.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0" table:style-name="ce1">
            <text:p>162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5.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1" table:style-name="ce1">
            <text:p>162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5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2" table:style-name="ce1">
            <text:p>162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3.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3" table:style-name="ce1">
            <text:p>162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9" table:style-name="ce1">
            <text:p>1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4" table:style-name="ce1">
            <text:p>16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6.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5" table:style-name="ce1">
            <text:p>16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0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6" table:style-name="ce1">
            <text:p>162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4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7" table:style-name="ce1">
            <text:p>16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7.1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8" table:style-name="ce1">
            <text:p>162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2.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9" table:style-name="ce1">
            <text:p>162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33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0" table:style-name="ce1">
            <text:p>16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7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1" table:style-name="ce1">
            <text:p>163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18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2" table:style-name="ce1">
            <text:p>16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3" table:style-name="ce1">
            <text:p>163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9.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4" table:style-name="ce1">
            <text:p>16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9.3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5" table:style-name="ce1">
            <text:p>16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9.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6" table:style-name="ce1">
            <text:p>163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7.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7" table:style-name="ce1">
            <text:p>16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8" table:style-name="ce1">
            <text:p>16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9" table:style-name="ce1">
            <text:p>16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0" table:style-name="ce1">
            <text:p>164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1" table:style-name="ce1">
            <text:p>16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2" table:style-name="ce1">
            <text:p>16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2.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3" table:style-name="ce1">
            <text:p>16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36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4" table:style-name="ce1">
            <text:p>1644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7.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5" table:style-name="ce1">
            <text:p>164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10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6" table:style-name="ce1">
            <text:p>164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7" table:style-name="ce1">
            <text:p>164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13.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8" table:style-name="ce1">
            <text:p>164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3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9" table:style-name="ce1">
            <text:p>16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5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0" table:style-name="ce1">
            <text:p>165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8.5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1" table:style-name="ce1">
            <text:p>165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9.7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2" table:style-name="ce1">
            <text:p>165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3" table:style-name="ce1">
            <text:p>165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.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4" table:style-name="ce1">
            <text:p>165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5.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5" table:style-name="ce1">
            <text:p>165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3.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6" table:style-name="ce1">
            <text:p>165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17.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7" table:style-name="ce1">
            <text:p>165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6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8" table:style-name="ce1">
            <text:p>165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14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9" table:style-name="ce1">
            <text:p>165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5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0" table:style-name="ce1">
            <text:p>166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1" table:style-name="ce1">
            <text:p>166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2" table:style-name="ce1">
            <text:p>166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2.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3" table:style-name="ce1">
            <text:p>166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1.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4" table:style-name="ce1">
            <text:p>166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0.6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5" table:style-name="ce1">
            <text:p>166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7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6" table:style-name="ce1">
            <text:p>166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7.2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7" table:style-name="ce1">
            <text:p>166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3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8" table:style-name="ce1">
            <text:p>166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3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9" table:style-name="ce1">
            <text:p>166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8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0" table:style-name="ce1">
            <text:p>167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10.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1" table:style-name="ce1">
            <text:p>167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1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2" table:style-name="ce1">
            <text:p>167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43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3" table:style-name="ce1">
            <text:p>167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7.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4" table:style-name="ce1">
            <text:p>167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3.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5" table:style-name="ce1">
            <text:p>167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8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6" table:style-name="ce1">
            <text:p>167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12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7" table:style-name="ce1">
            <text:p>167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9.1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8" table:style-name="ce1">
            <text:p>167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18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9" table:style-name="ce1">
            <text:p>167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0" table:style-name="ce1">
            <text:p>168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30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1" table:style-name="ce1">
            <text:p>168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2" table:style-name="ce1">
            <text:p>168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32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3" table:style-name="ce1">
            <text:p>168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1.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4" table:style-name="ce1">
            <text:p>168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8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5" table:style-name="ce1">
            <text:p>168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7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6" table:style-name="ce1">
            <text:p>168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3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7" table:style-name="ce1">
            <text:p>1687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8" table:style-name="ce1">
            <text:p>1688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3" table:style-name="ce1">
            <text:p>1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9" table:style-name="ce1">
            <text:p>168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41.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0" table:style-name="ce1">
            <text:p>169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1.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1" table:style-name="ce1">
            <text:p>169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3.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2" table:style-name="ce1">
            <text:p>169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9.0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3" table:style-name="ce1">
            <text:p>169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4" table:style-name="ce1">
            <text:p>169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7.8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5" table:style-name="ce1">
            <text:p>1695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6" table:style-name="ce1">
            <text:p>169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7" table:style-name="ce1">
            <text:p>169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1.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8" table:style-name="ce1">
            <text:p>1698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9" table:style-name="ce1">
            <text:p>169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12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0" table:style-name="ce1">
            <text:p>170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1" table:style-name="ce1">
            <text:p>170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2" table:style-name="ce1">
            <text:p>170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" table:style-name="ce1">
            <text:p>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3" table:style-name="ce1">
            <text:p>170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4" table:style-name="ce1">
            <text:p>170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9.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5" table:style-name="ce1">
            <text:p>170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4.7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6" table:style-name="ce1">
            <text:p>170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19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7" table:style-name="ce1">
            <text:p>170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8" table:style-name="ce1">
            <text:p>170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9.7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9" table:style-name="ce1">
            <text:p>170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0.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0" table:style-name="ce1">
            <text:p>171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6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1" table:style-name="ce1">
            <text:p>171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.7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2" table:style-name="ce1">
            <text:p>171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7.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3" table:style-name="ce1">
            <text:p>171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6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4" table:style-name="ce1">
            <text:p>17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5" table:style-name="ce1">
            <text:p>17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16.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6" table:style-name="ce1">
            <text:p>171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0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7" table:style-name="ce1">
            <text:p>171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3.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8" table:style-name="ce1">
            <text:p>171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4.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9" table:style-name="ce1">
            <text:p>171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9.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0" table:style-name="ce1">
            <text:p>172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3.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1" table:style-name="ce1">
            <text:p>172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10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2" table:style-name="ce1">
            <text:p>172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4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3" table:style-name="ce1">
            <text:p>1723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5.4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4" table:style-name="ce1">
            <text:p>172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.0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5" table:style-name="ce1">
            <text:p>172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5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6" table:style-name="ce1">
            <text:p>172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4.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7" table:style-name="ce1">
            <text:p>172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8" table:style-name="ce1">
            <text:p>172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3.5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9" table:style-name="ce1">
            <text:p>172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12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0" table:style-name="ce1">
            <text:p>173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9.2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1" table:style-name="ce1">
            <text:p>1731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4" table:style-name="ce1">
            <text:p>2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2" table:style-name="ce1">
            <text:p>173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17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3" table:style-name="ce1">
            <text:p>173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4" table:style-name="ce1">
            <text:p>2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4" table:style-name="ce1">
            <text:p>1734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5" table:style-name="ce1">
            <text:p>173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0" table:style-name="ce1">
            <text:p>30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6" table:style-name="ce1">
            <text:p>173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13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7" table:style-name="ce1">
            <text:p>173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14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8" table:style-name="ce1">
            <text:p>173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9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9" table:style-name="ce1">
            <text:p>173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7.4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0" table:style-name="ce1">
            <text:p>174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10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1" table:style-name="ce1">
            <text:p>174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8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2" table:style-name="ce1">
            <text:p>174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6.7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3" table:style-name="ce1">
            <text:p>174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8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4" table:style-name="ce1">
            <text:p>174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16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5" table:style-name="ce1">
            <text:p>174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5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6" table:style-name="ce1">
            <text:p>1746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7" table:style-name="ce1">
            <text:p>174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4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8" table:style-name="ce1">
            <text:p>174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5" table:style-name="ce1">
            <text:p>2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9" table:style-name="ce1">
            <text:p>174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5.1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0" table:style-name="ce1">
            <text:p>175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8.6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1" table:style-name="ce1">
            <text:p>175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8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2" table:style-name="ce1">
            <text:p>175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3.9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3" table:style-name="ce1">
            <text:p>175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" table:style-name="ce1">
            <text:p>2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4" table:style-name="ce1">
            <text:p>1754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5" table:style-name="ce1">
            <text:p>175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3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6" table:style-name="ce1">
            <text:p>175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5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7" table:style-name="ce1">
            <text:p>175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0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8" table:style-name="ce1">
            <text:p>175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6.2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9" table:style-name="ce1">
            <text:p>175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0" table:style-name="ce1">
            <text:p>176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9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1" table:style-name="ce1">
            <text:p>176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3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2" table:style-name="ce1">
            <text:p>176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9.2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3" table:style-name="ce1">
            <text:p>176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1.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4" table:style-name="ce1">
            <text:p>176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0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5" table:style-name="ce1">
            <text:p>176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2.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6" table:style-name="ce1">
            <text:p>1766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15.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7" table:style-name="ce1">
            <text:p>1767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8" table:style-name="ce1">
            <text:p>176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0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9" table:style-name="ce1">
            <text:p>176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1.2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0" table:style-name="ce1">
            <text:p>177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3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1" table:style-name="ce1">
            <text:p>177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7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2" table:style-name="ce1">
            <text:p>177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6" table:style-name="ce1">
            <text:p>2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3" table:style-name="ce1">
            <text:p>177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1" table:style-name="ce1">
            <text:p>2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4" table:style-name="ce1">
            <text:p>177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19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5" table:style-name="ce1">
            <text:p>177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6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6" table:style-name="ce1">
            <text:p>177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7" table:style-name="ce1">
            <text:p>177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2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8" table:style-name="ce1">
            <text:p>177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9" table:style-name="ce1">
            <text:p>177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9.7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0" table:style-name="ce1">
            <text:p>178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19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1" table:style-name="ce1">
            <text:p>178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5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2" table:style-name="ce1">
            <text:p>178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56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3" table:style-name="ce1">
            <text:p>178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3.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4" table:style-name="ce1">
            <text:p>178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4.4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5" table:style-name="ce1">
            <text:p>1785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5" table:style-name="ce1">
            <text:p>1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6" table:style-name="ce1">
            <text:p>178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7" table:style-name="ce1">
            <text:p>178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15.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8" table:style-name="ce1">
            <text:p>178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9" table:style-name="ce1">
            <text:p>178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6.5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0" table:style-name="ce1">
            <text:p>179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2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1" table:style-name="ce1">
            <text:p>179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1" table:style-name="ce1">
            <text:p>3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2" table:style-name="ce1">
            <text:p>179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1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3" table:style-name="ce1">
            <text:p>179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31.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4" table:style-name="ce1">
            <text:p>179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3.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5" table:style-name="ce1">
            <text:p>179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1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6" table:style-name="ce1">
            <text:p>179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5.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7" table:style-name="ce1">
            <text:p>179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13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8" table:style-name="ce1">
            <text:p>179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9.1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9" table:style-name="ce1">
            <text:p>179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19.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0" table:style-name="ce1">
            <text:p>180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1" table:style-name="ce1">
            <text:p>180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.1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2" table:style-name="ce1">
            <text:p>180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6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3" table:style-name="ce1">
            <text:p>180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7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4" table:style-name="ce1">
            <text:p>180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16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5" table:style-name="ce1">
            <text:p>180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8.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6" table:style-name="ce1">
            <text:p>180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7" table:style-name="ce1">
            <text:p>180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3.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8" table:style-name="ce1">
            <text:p>180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9" table:style-name="ce1">
            <text:p>180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8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0" table:style-name="ce1">
            <text:p>181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6" table:style-name="ce1">
            <text:p>1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1" table:style-name="ce1">
            <text:p>181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9.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2" table:style-name="ce1">
            <text:p>181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9.4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3" table:style-name="ce1">
            <text:p>1813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3.1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4" table:style-name="ce1">
            <text:p>181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31.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5" table:style-name="ce1">
            <text:p>181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15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6" table:style-name="ce1">
            <text:p>181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6.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7" table:style-name="ce1">
            <text:p>181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10.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8" table:style-name="ce1">
            <text:p>181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9" table:style-name="ce1">
            <text:p>181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8.4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0" table:style-name="ce1">
            <text:p>182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3.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1" table:style-name="ce1">
            <text:p>182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3.8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2" table:style-name="ce1">
            <text:p>182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7.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3" table:style-name="ce1">
            <text:p>182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5.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4" table:style-name="ce1">
            <text:p>182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5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5" table:style-name="ce1">
            <text:p>182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3.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6" table:style-name="ce1">
            <text:p>182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18.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7" table:style-name="ce1">
            <text:p>182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7.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28" table:style-name="ce1">
            <text:p>18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3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29" table:style-name="ce1">
            <text:p>18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6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0" table:style-name="ce1">
            <text:p>18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5.1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1" table:style-name="ce1">
            <text:p>183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2.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2" table:style-name="ce1">
            <text:p>183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33.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3" table:style-name="ce1">
            <text:p>183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6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4" table:style-name="ce1">
            <text:p>183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19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5" table:style-name="ce1">
            <text:p>18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2.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6" table:style-name="ce1">
            <text:p>18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9.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7" table:style-name="ce1">
            <text:p>183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9.5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8" table:style-name="ce1">
            <text:p>183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9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9" table:style-name="ce1">
            <text:p>183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9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0" table:style-name="ce1">
            <text:p>18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1" table:style-name="ce1">
            <text:p>184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2" table:style-name="ce1">
            <text:p>18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3" table:style-name="ce1">
            <text:p>184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4" table:style-name="ce1">
            <text:p>184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5" table:style-name="ce1">
            <text:p>18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1.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6" table:style-name="ce1">
            <text:p>18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37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7" table:style-name="ce1">
            <text:p>1847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6.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8" table:style-name="ce1">
            <text:p>18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9.6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9" table:style-name="ce1">
            <text:p>1849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0" table:style-name="ce1">
            <text:p>185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12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1" table:style-name="ce1">
            <text:p>185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6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2" table:style-name="ce1">
            <text:p>185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6.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3" table:style-name="ce1">
            <text:p>185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7.9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4" table:style-name="ce1">
            <text:p>185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9.6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5" table:style-name="ce1">
            <text:p>185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6" table:style-name="ce1">
            <text:p>185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.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7" table:style-name="ce1">
            <text:p>185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5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8" table:style-name="ce1">
            <text:p>185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9" table:style-name="ce1">
            <text:p>185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18.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0" table:style-name="ce1">
            <text:p>186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7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1" table:style-name="ce1">
            <text:p>186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2" table:style-name="ce1">
            <text:p>186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3" table:style-name="ce1">
            <text:p>186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4" table:style-name="ce1">
            <text:p>186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5" table:style-name="ce1">
            <text:p>186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2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6" table:style-name="ce1">
            <text:p>186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2.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8" table:style-name="ce1">
            <text:p>186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8.6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9" table:style-name="ce1">
            <text:p>186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8.1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0" table:style-name="ce1">
            <text:p>187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4.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1" table:style-name="ce1">
            <text:p>187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4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2" table:style-name="ce1">
            <text:p>187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8.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3" table:style-name="ce1">
            <text:p>187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10.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4" table:style-name="ce1">
            <text:p>187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2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5" table:style-name="ce1">
            <text:p>187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44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8.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7" table:style-name="ce1">
            <text:p>187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3.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8" table:style-name="ce1">
            <text:p>187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8.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9" table:style-name="ce1">
            <text:p>187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12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0" table:style-name="ce1">
            <text:p>188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10.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1" table:style-name="ce1">
            <text:p>188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19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3" table:style-name="ce1">
            <text:p>188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32.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4" table:style-name="ce1">
            <text:p>188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5" table:style-name="ce1">
            <text:p>188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32.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1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7" table:style-name="ce1">
            <text:p>188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7.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8" table:style-name="ce1">
            <text:p>188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7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9" table:style-name="ce1">
            <text:p>188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4.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0" table:style-name="ce1">
            <text:p>189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1" table:style-name="ce1">
            <text:p>1891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3.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2" table:style-name="ce1">
            <text:p>189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3" table:style-name="ce1">
            <text:p>189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.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4" table:style-name="ce1">
            <text:p>189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4.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5" table:style-name="ce1">
            <text:p>189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8.6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6" table:style-name="ce1">
            <text:p>189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7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8.3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8" table:style-name="ce1">
            <text:p>1898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9" table:style-name="ce1">
            <text:p>189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17.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0" table:style-name="ce1">
            <text:p>190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3.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1" table:style-name="ce1">
            <text:p>1901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2" table:style-name="ce1">
            <text:p>190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12.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3" table:style-name="ce1">
            <text:p>1903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4" table:style-name="ce1">
            <text:p>190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9.8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6" table:style-name="ce1">
            <text:p>190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0.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7" table:style-name="ce1">
            <text:p>190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30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8" table:style-name="ce1">
            <text:p>190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6.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9" table:style-name="ce1">
            <text:p>190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0" table:style-name="ce1">
            <text:p>191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9.3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2" table:style-name="ce1">
            <text:p>191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0.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7.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4" table:style-name="ce1">
            <text:p>19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.8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6.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6" table:style-name="ce1">
            <text:p>191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6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7" table:style-name="ce1">
            <text:p>191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42.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17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2.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3.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1.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11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3.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4" table:style-name="ce1">
            <text:p>192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11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3.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6.5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7.6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8" table:style-name="ce1">
            <text:p>192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5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5" table:style-name="ce1">
            <text:p>2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3.1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2" table:style-name="ce1">
            <text:p>193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11.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10.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4" table:style-name="ce1">
            <text:p>2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19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5" table:style-name="ce1">
            <text:p>2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30.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12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8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.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6.4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9.9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9.8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.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6" table:style-name="ce1">
            <text:p>194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8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7" table:style-name="ce1">
            <text:p>194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14.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8" table:style-name="ce1">
            <text:p>194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8.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9" table:style-name="ce1">
            <text:p>1949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0" table:style-name="ce1">
            <text:p>195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4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1" table:style-name="ce1">
            <text:p>1951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4.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2" table:style-name="ce1">
            <text:p>195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5.7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3" table:style-name="ce1">
            <text:p>195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8.6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4" table:style-name="ce1">
            <text:p>195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9.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5" table:style-name="ce1">
            <text:p>195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4.0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6" table:style-name="ce1">
            <text:p>195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4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7" table:style-name="ce1">
            <text:p>1957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8" table:style-name="ce1">
            <text:p>195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3.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9" table:style-name="ce1">
            <text:p>195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30.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0" table:style-name="ce1">
            <text:p>196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9.8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1" table:style-name="ce1">
            <text:p>196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5.3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2" table:style-name="ce1">
            <text:p>1962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3" table:style-name="ce1">
            <text:p>196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9.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4" table:style-name="ce1">
            <text:p>196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3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5" table:style-name="ce1">
            <text:p>196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9.3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6" table:style-name="ce1">
            <text:p>196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19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7" table:style-name="ce1">
            <text:p>196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2" table:style-name="ce1">
            <text:p>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8" table:style-name="ce1">
            <text:p>196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4" table:style-name="ce1">
            <text:p>1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0" table:style-name="ce1">
            <text:p>1970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1" table:style-name="ce1">
            <text:p>197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8.4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2" table:style-name="ce1">
            <text:p>197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1.6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3" table:style-name="ce1">
            <text:p>197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4.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4" table:style-name="ce1">
            <text:p>197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9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5" table:style-name="ce1">
            <text:p>197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4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6" table:style-name="ce1">
            <text:p>197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0.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7" table:style-name="ce1">
            <text:p>197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0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8" table:style-name="ce1">
            <text:p>197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7.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9" table:style-name="ce1">
            <text:p>197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0" table:style-name="ce1">
            <text:p>198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2.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1" table:style-name="ce1">
            <text:p>198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10.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3" table:style-name="ce1">
            <text:p>198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0" table:style-name="ce1">
            <text:p>2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4" table:style-name="ce1">
            <text:p>198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4.7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5" table:style-name="ce1">
            <text:p>198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53.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6" table:style-name="ce1">
            <text:p>198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.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7" table:style-name="ce1">
            <text:p>1987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5.5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8" table:style-name="ce1">
            <text:p>1988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15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9" table:style-name="ce1">
            <text:p>1989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0" table:style-name="ce1">
            <text:p>199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15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5.7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3" table:style-name="ce1">
            <text:p>199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5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4" table:style-name="ce1">
            <text:p>199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3" table:style-name="ce1">
            <text:p>3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5" table:style-name="ce1">
            <text:p>199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4.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6" table:style-name="ce1">
            <text:p>199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37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7" table:style-name="ce1">
            <text:p>199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3.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8" table:style-name="ce1">
            <text:p>199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1.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9" table:style-name="ce1">
            <text:p>199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5.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19.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1" table:style-name="ce1">
            <text:p>200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9.9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2" table:style-name="ce1">
            <text:p>200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2" table:style-name="ce1">
            <text:p>2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3" table:style-name="ce1">
            <text:p>200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4" table:style-name="ce1">
            <text:p>200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.2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5" table:style-name="ce1">
            <text:p>200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5.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6" table:style-name="ce1">
            <text:p>200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6.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7" table:style-name="ce1">
            <text:p>200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12.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8" table:style-name="ce1">
            <text:p>200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7.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9" table:style-name="ce1">
            <text:p>200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5" table:style-name="ce1">
            <text:p>3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1" table:style-name="ce1">
            <text:p>201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9.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3" table:style-name="ce1">
            <text:p>201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5.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4" table:style-name="ce1">
            <text:p>201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1" table:style-name="ce1">
            <text:p>3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5" table:style-name="ce1">
            <text:p>201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10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6" table:style-name="ce1">
            <text:p>2016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1.7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7" table:style-name="ce1">
            <text:p>201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9.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8" table:style-name="ce1">
            <text:p>201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7.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6.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0" table:style-name="ce1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11.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1" table:style-name="ce1">
            <text:p>2021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2" table:style-name="ce1">
            <text:p>202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8.6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3" table:style-name="ce1">
            <text:p>202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3.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4" table:style-name="ce1">
            <text:p>202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2.8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5" table:style-name="ce1">
            <text:p>202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7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6" table:style-name="ce1">
            <text:p>202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5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7" table:style-name="ce1">
            <text:p>202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6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8" table:style-name="ce1">
            <text:p>202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2.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9" table:style-name="ce1">
            <text:p>202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2.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30" table:style-name="ce1">
            <text:p>203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7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1" table:style-name="ce1">
            <text:p>20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2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2" table:style-name="ce1">
            <text:p>203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6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9.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3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5" table:style-name="ce1">
            <text:p>203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42.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6" table:style-name="ce1">
            <text:p>203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5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7" table:style-name="ce1">
            <text:p>203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19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8" table:style-name="ce1">
            <text:p>20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9" table:style-name="ce1">
            <text:p>203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8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0" table:style-name="ce1">
            <text:p>204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9.8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9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2" table:style-name="ce1">
            <text:p>204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3" table:style-name="ce1">
            <text:p>204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4" table:style-name="ce1">
            <text:p>20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5" table:style-name="ce1">
            <text:p>204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6" table:style-name="ce1">
            <text:p>20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8" table:style-name="ce1">
            <text:p>204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9" table:style-name="ce1">
            <text:p>204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38.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5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1" table:style-name="ce1">
            <text:p>205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9.0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2" table:style-name="ce1">
            <text:p>205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3" table:style-name="ce1">
            <text:p>205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11.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4" table:style-name="ce1">
            <text:p>205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31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5" table:style-name="ce1">
            <text:p>205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6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6" table:style-name="ce1">
            <text:p>205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8.2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7" table:style-name="ce1">
            <text:p>205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9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8" table:style-name="ce1">
            <text:p>205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9" table:style-name="ce1">
            <text:p>205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0" table:style-name="ce1">
            <text:p>206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5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1" table:style-name="ce1">
            <text:p>206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4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19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3" table:style-name="ce1">
            <text:p>206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7.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15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5" table:style-name="ce1">
            <text:p>206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6" table:style-name="ce1">
            <text:p>206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7" table:style-name="ce1">
            <text:p>206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8" table:style-name="ce1">
            <text:p>206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1.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9" table:style-name="ce1">
            <text:p>206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3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0" table:style-name="ce1">
            <text:p>207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0.5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1" table:style-name="ce1">
            <text:p>207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0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2" table:style-name="ce1">
            <text:p>207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8.6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3" table:style-name="ce1">
            <text:p>207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4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4" table:style-name="ce1">
            <text:p>207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5.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5" table:style-name="ce1">
            <text:p>207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8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6" table:style-name="ce1">
            <text:p>207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10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7" table:style-name="ce1">
            <text:p>207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3.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8" table:style-name="ce1">
            <text:p>207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45.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9" table:style-name="ce1">
            <text:p>207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8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0" table:style-name="ce1">
            <text:p>208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3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1" table:style-name="ce1">
            <text:p>208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9.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19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3" table:style-name="ce1">
            <text:p>208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12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1.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5" table:style-name="ce1">
            <text:p>208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6" table:style-name="ce1">
            <text:p>208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33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8" table:style-name="ce1">
            <text:p>208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33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9" table:style-name="ce1">
            <text:p>208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0" table:style-name="ce1">
            <text:p>209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7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1" table:style-name="ce1">
            <text:p>209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6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2" table:style-name="ce1">
            <text:p>20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5.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4" table:style-name="ce1">
            <text:p>209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3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5" table:style-name="ce1">
            <text:p>209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42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6" table:style-name="ce1">
            <text:p>209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7" table:style-name="ce1">
            <text:p>209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8" table:style-name="ce1">
            <text:p>209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8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9" table:style-name="ce1">
            <text:p>209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0" table:style-name="ce1">
            <text:p>210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8.7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1" table:style-name="ce1">
            <text:p>210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2" table:style-name="ce1">
            <text:p>210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18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3" table:style-name="ce1">
            <text:p>210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4" table:style-name="ce1">
            <text:p>210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5" table:style-name="ce1">
            <text:p>210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3" table:style-name="ce1">
            <text:p>1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6" table:style-name="ce1">
            <text:p>210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7" table:style-name="ce1">
            <text:p>210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1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8" table:style-name="ce1">
            <text:p>210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2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9" table:style-name="ce1">
            <text:p>210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1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0" table:style-name="ce1">
            <text:p>211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30.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1" table:style-name="ce1">
            <text:p>211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2" table:style-name="ce1">
            <text:p>211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19.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3" table:style-name="ce1">
            <text:p>211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4" table:style-name="ce1">
            <text:p>211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9.0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5" table:style-name="ce1">
            <text:p>21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0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6" table:style-name="ce1">
            <text:p>211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7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7" table:style-name="ce1">
            <text:p>211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.9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8" table:style-name="ce1">
            <text:p>211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5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9" table:style-name="ce1">
            <text:p>211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6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0" table:style-name="ce1">
            <text:p>212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42.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1" table:style-name="ce1">
            <text:p>212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19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2" table:style-name="ce1">
            <text:p>212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4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3" table:style-name="ce1">
            <text:p>212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" table:style-name="ce1">
            <text:p>1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4" table:style-name="ce1">
            <text:p>212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8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5" table:style-name="ce1">
            <text:p>212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12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6" table:style-name="ce1">
            <text:p>212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4.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7" table:style-name="ce1">
            <text:p>212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11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8" table:style-name="ce1">
            <text:p>212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3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9" table:style-name="ce1">
            <text:p>212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7.6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5.6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1" table:style-name="ce1">
            <text:p>213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" table:style-name="ce1">
            <text:p>2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2" table:style-name="ce1">
            <text:p>213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5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3" table:style-name="ce1">
            <text:p>213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4" table:style-name="ce1">
            <text:p>213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3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5" table:style-name="ce1">
            <text:p>213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11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6" table:style-name="ce1">
            <text:p>213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11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7" table:style-name="ce1">
            <text:p>213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3" table:style-name="ce1">
            <text:p>2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8" table:style-name="ce1">
            <text:p>213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1.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9" table:style-name="ce1">
            <text:p>213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5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0" table:style-name="ce1">
            <text:p>214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1" table:style-name="ce1">
            <text:p>214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30.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2" table:style-name="ce1">
            <text:p>214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12.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3" table:style-name="ce1">
            <text:p>214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4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5" table:style-name="ce1">
            <text:p>214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6.3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6" table:style-name="ce1">
            <text:p>21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9.8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7" table:style-name="ce1">
            <text:p>214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10.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8" table:style-name="ce1">
            <text:p>214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3.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9" table:style-name="ce1">
            <text:p>214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8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0" table:style-name="ce1">
            <text:p>215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17.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1" table:style-name="ce1">
            <text:p>215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31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2" table:style-name="ce1">
            <text:p>215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3" table:style-name="ce1">
            <text:p>215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18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4" table:style-name="ce1">
            <text:p>215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3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5" table:style-name="ce1">
            <text:p>215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6.7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6" table:style-name="ce1">
            <text:p>215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9.8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7" table:style-name="ce1">
            <text:p>215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9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8" table:style-name="ce1">
            <text:p>215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4.0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9" table:style-name="ce1">
            <text:p>215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6.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0" table:style-name="ce1">
            <text:p>216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1" table:style-name="ce1">
            <text:p>216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3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2" table:style-name="ce1">
            <text:p>216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35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3" table:style-name="ce1">
            <text:p>216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1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4" table:style-name="ce1">
            <text:p>216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.5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5" table:style-name="ce1">
            <text:p>216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6" table:style-name="ce1">
            <text:p>216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9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7" table:style-name="ce1">
            <text:p>216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2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8" table:style-name="ce1">
            <text:p>216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9.4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9" table:style-name="ce1">
            <text:p>216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17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0" table:style-name="ce1">
            <text:p>217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5" table:style-name="ce1">
            <text:p>1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1" table:style-name="ce1">
            <text:p>217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17.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2" table:style-name="ce1">
            <text:p>217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12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3" table:style-name="ce1">
            <text:p>217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4" table:style-name="ce1">
            <text:p>217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0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5" table:style-name="ce1">
            <text:p>217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6" table:style-name="ce1">
            <text:p>217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5.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7" table:style-name="ce1">
            <text:p>217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40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8" table:style-name="ce1">
            <text:p>217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3" table:style-name="ce1">
            <text:p>2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9" table:style-name="ce1">
            <text:p>217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0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0" table:style-name="ce1">
            <text:p>218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1.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1" table:style-name="ce1">
            <text:p>218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7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2" table:style-name="ce1">
            <text:p>218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3" table:style-name="ce1">
            <text:p>218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2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4" table:style-name="ce1">
            <text:p>218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5" table:style-name="ce1">
            <text:p>218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10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6" table:style-name="ce1">
            <text:p>218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2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7" table:style-name="ce1">
            <text:p>218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4.7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8" table:style-name="ce1">
            <text:p>218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49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9" table:style-name="ce1">
            <text:p>218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18.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0" table:style-name="ce1">
            <text:p>219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6.6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1" table:style-name="ce1">
            <text:p>219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15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3" table:style-name="ce1">
            <text:p>219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14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4" table:style-name="ce1">
            <text:p>219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5" table:style-name="ce1">
            <text:p>219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4.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6" table:style-name="ce1">
            <text:p>219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8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7" table:style-name="ce1">
            <text:p>219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35.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8" table:style-name="ce1">
            <text:p>219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7" table:style-name="ce1">
            <text:p>2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9" table:style-name="ce1">
            <text:p>219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41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0" table:style-name="ce1">
            <text:p>220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3.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1" table:style-name="ce1">
            <text:p>220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2" table:style-name="ce1">
            <text:p>2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2" table:style-name="ce1">
            <text:p>220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5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3" table:style-name="ce1">
            <text:p>220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5.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4" table:style-name="ce1">
            <text:p>220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1" table:style-name="ce1">
            <text:p>1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4.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6" table:style-name="ce1">
            <text:p>220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7" table:style-name="ce1">
            <text:p>220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.3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8" table:style-name="ce1">
            <text:p>220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5" table:style-name="ce1">
            <text:p>4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9" table:style-name="ce1">
            <text:p>220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6.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0" table:style-name="ce1">
            <text:p>221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9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1" table:style-name="ce1">
            <text:p>221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7.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2" table:style-name="ce1">
            <text:p>221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3" table:style-name="ce1">
            <text:p>221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" table:style-name="ce1">
            <text:p>3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4" table:style-name="ce1">
            <text:p>221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5" table:style-name="ce1">
            <text:p>221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1" table:style-name="ce1">
            <text:p>2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6" table:style-name="ce1">
            <text:p>221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5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7" table:style-name="ce1">
            <text:p>221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32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8" table:style-name="ce1">
            <text:p>221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10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9" table:style-name="ce1">
            <text:p>221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0" table:style-name="ce1">
            <text:p>222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7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1" table:style-name="ce1">
            <text:p>222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6.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6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12.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4" table:style-name="ce1">
            <text:p>222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5" table:style-name="ce1">
            <text:p>222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8.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6" table:style-name="ce1">
            <text:p>222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5" table:style-name="ce1">
            <text:p>1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7" table:style-name="ce1">
            <text:p>222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1.9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8" table:style-name="ce1">
            <text:p>222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7" table:style-name="ce1">
            <text:p>1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9" table:style-name="ce1">
            <text:p>222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4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0" table:style-name="ce1">
            <text:p>223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6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1" table:style-name="ce1">
            <text:p>223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1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2" table:style-name="ce1">
            <text:p>223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5.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3" table:style-name="ce1">
            <text:p>22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7.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4" table:style-name="ce1">
            <text:p>223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2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5" table:style-name="ce1">
            <text:p>22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6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6" table:style-name="ce1">
            <text:p>22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3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7" table:style-name="ce1">
            <text:p>22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3.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8" table:style-name="ce1">
            <text:p>223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51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9" table:style-name="ce1">
            <text:p>223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4.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0" table:style-name="ce1">
            <text:p>224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20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1" table:style-name="ce1">
            <text:p>224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1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2" table:style-name="ce1">
            <text:p>22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7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3" table:style-name="ce1">
            <text:p>22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10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4" table:style-name="ce1">
            <text:p>22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30.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5" table:style-name="ce1">
            <text:p>224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6" table:style-name="ce1">
            <text:p>22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7" table:style-name="ce1">
            <text:p>224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8" table:style-name="ce1">
            <text:p>22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9" table:style-name="ce1">
            <text:p>22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1" table:style-name="ce1">
            <text:p>225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0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2" table:style-name="ce1">
            <text:p>225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39.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3" table:style-name="ce1">
            <text:p>2253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4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4" table:style-name="ce1">
            <text:p>225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8.4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5" table:style-name="ce1">
            <text:p>2255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6" table:style-name="ce1">
            <text:p>225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9.7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7" table:style-name="ce1">
            <text:p>225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36.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8" table:style-name="ce1">
            <text:p>225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3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9" table:style-name="ce1">
            <text:p>225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8.5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0" table:style-name="ce1">
            <text:p>226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9.8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1" table:style-name="ce1">
            <text:p>226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2" table:style-name="ce1">
            <text:p>226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2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3" table:style-name="ce1">
            <text:p>226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5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4" table:style-name="ce1">
            <text:p>226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5.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5" table:style-name="ce1">
            <text:p>226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0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8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7" table:style-name="ce1">
            <text:p>226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16.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8" table:style-name="ce1">
            <text:p>226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7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9" table:style-name="ce1">
            <text:p>226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0" table:style-name="ce1">
            <text:p>227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1" table:style-name="ce1">
            <text:p>227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0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2" table:style-name="ce1">
            <text:p>227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5.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3" table:style-name="ce1">
            <text:p>227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1.0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4" table:style-name="ce1">
            <text:p>227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3.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5" table:style-name="ce1">
            <text:p>227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8.9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6" table:style-name="ce1">
            <text:p>227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5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7" table:style-name="ce1">
            <text:p>227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5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8" table:style-name="ce1">
            <text:p>227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7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9" table:style-name="ce1">
            <text:p>227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0" table:style-name="ce1">
            <text:p>228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3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1" table:style-name="ce1">
            <text:p>228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46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2" table:style-name="ce1">
            <text:p>228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9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3" table:style-name="ce1">
            <text:p>228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3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4" table:style-name="ce1">
            <text:p>228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6.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6" table:style-name="ce1">
            <text:p>228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1.9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7" table:style-name="ce1">
            <text:p>228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3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9" table:style-name="ce1">
            <text:p>228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34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0" table:style-name="ce1">
            <text:p>229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1" table:style-name="ce1">
            <text:p>229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34.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2" table:style-name="ce1">
            <text:p>229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19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3" table:style-name="ce1">
            <text:p>229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6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4" table:style-name="ce1">
            <text:p>229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7.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5" table:style-name="ce1">
            <text:p>229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7.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6" table:style-name="ce1">
            <text:p>2296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7" table:style-name="ce1">
            <text:p>2297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3.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42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9" table:style-name="ce1">
            <text:p>229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19.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0" table:style-name="ce1">
            <text:p>230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3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7.9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2" table:style-name="ce1">
            <text:p>230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10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3" table:style-name="ce1">
            <text:p>230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9.1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4" table:style-name="ce1">
            <text:p>2304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5" table:style-name="ce1">
            <text:p>230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19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6" table:style-name="ce1">
            <text:p>230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6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7" table:style-name="ce1">
            <text:p>2307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8" table:style-name="ce1">
            <text:p>230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13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9" table:style-name="ce1">
            <text:p>2309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0" table:style-name="ce1">
            <text:p>231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1.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1" table:style-name="ce1">
            <text:p>231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5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2" table:style-name="ce1">
            <text:p>231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1.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3" table:style-name="ce1">
            <text:p>231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31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4" table:style-name="ce1">
            <text:p>231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3.5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5" table:style-name="ce1">
            <text:p>23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1.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6" table:style-name="ce1">
            <text:p>231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7" table:style-name="ce1">
            <text:p>231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9.1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8" table:style-name="ce1">
            <text:p>231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0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9" table:style-name="ce1">
            <text:p>231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7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3.0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1" table:style-name="ce1">
            <text:p>232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5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2" table:style-name="ce1">
            <text:p>232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7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3" table:style-name="ce1">
            <text:p>232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41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4" table:style-name="ce1">
            <text:p>232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0.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5" table:style-name="ce1">
            <text:p>232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6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6" table:style-name="ce1">
            <text:p>232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2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7" table:style-name="ce1">
            <text:p>232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1.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8" table:style-name="ce1">
            <text:p>232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11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9" table:style-name="ce1">
            <text:p>232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4.2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0" table:style-name="ce1">
            <text:p>233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12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1" table:style-name="ce1">
            <text:p>233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2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2" table:style-name="ce1">
            <text:p>2332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8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4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4" table:style-name="ce1">
            <text:p>233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" table:style-name="ce1">
            <text:p>2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5" table:style-name="ce1">
            <text:p>233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5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6" table:style-name="ce1">
            <text:p>233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3" table:style-name="ce1">
            <text:p>2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7" table:style-name="ce1">
            <text:p>233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3.4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8" table:style-name="ce1">
            <text:p>233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10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9" table:style-name="ce1">
            <text:p>233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13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0" table:style-name="ce1">
            <text:p>2340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2" table:style-name="ce1">
            <text:p>2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1" table:style-name="ce1">
            <text:p>234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2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2" table:style-name="ce1">
            <text:p>234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6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3" table:style-name="ce1">
            <text:p>2343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4" table:style-name="ce1">
            <text:p>234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30.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4" table:style-name="ce1">
            <text:p>1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6" table:style-name="ce1">
            <text:p>234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4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7" table:style-name="ce1">
            <text:p>234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9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8" table:style-name="ce1">
            <text:p>234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6.2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9" table:style-name="ce1">
            <text:p>234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9.7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12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1" table:style-name="ce1">
            <text:p>235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6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2" table:style-name="ce1">
            <text:p>235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7" table:style-name="ce1">
            <text:p>1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3" table:style-name="ce1">
            <text:p>235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19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4" table:style-name="ce1">
            <text:p>235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33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6" table:style-name="ce1">
            <text:p>235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18.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7" table:style-name="ce1">
            <text:p>2357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2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8" table:style-name="ce1">
            <text:p>235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8.5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9" table:style-name="ce1">
            <text:p>235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11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0" table:style-name="ce1">
            <text:p>236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9.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1" table:style-name="ce1">
            <text:p>236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5.8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2" table:style-name="ce1">
            <text:p>236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35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3" table:style-name="ce1">
            <text:p>2363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1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4" table:style-name="ce1">
            <text:p>236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3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5" table:style-name="ce1">
            <text:p>236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40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6" table:style-name="ce1">
            <text:p>236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3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7" table:style-name="ce1">
            <text:p>236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.6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8" table:style-name="ce1">
            <text:p>2368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9" table:style-name="ce1">
            <text:p>236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9.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0" table:style-name="ce1">
            <text:p>237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2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1" table:style-name="ce1">
            <text:p>237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9.5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2" table:style-name="ce1">
            <text:p>237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16.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3" table:style-name="ce1">
            <text:p>237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5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4" table:style-name="ce1">
            <text:p>237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16.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5" table:style-name="ce1">
            <text:p>2375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11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6" table:style-name="ce1">
            <text:p>2376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7" table:style-name="ce1">
            <text:p>237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2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8" table:style-name="ce1">
            <text:p>237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.3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9" table:style-name="ce1">
            <text:p>237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6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0" table:style-name="ce1">
            <text:p>238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6" table:style-name="ce1">
            <text:p>3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1" table:style-name="ce1">
            <text:p>238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1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2" table:style-name="ce1">
            <text:p>238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2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3" table:style-name="ce1">
            <text:p>238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2" table:style-name="ce1">
            <text:p>2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4" table:style-name="ce1">
            <text:p>238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6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5" table:style-name="ce1">
            <text:p>238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6" table:style-name="ce1">
            <text:p>238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2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7" table:style-name="ce1">
            <text:p>238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8" table:style-name="ce1">
            <text:p>238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11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9" table:style-name="ce1">
            <text:p>238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2.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0" table:style-name="ce1">
            <text:p>239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11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1" table:style-name="ce1">
            <text:p>239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38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2" table:style-name="ce1">
            <text:p>239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16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3" table:style-name="ce1">
            <text:p>2393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8" table:style-name="ce1">
            <text:p>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4" table:style-name="ce1">
            <text:p>239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16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5" table:style-name="ce1">
            <text:p>2395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6" table:style-name="ce1">
            <text:p>239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4" table:style-name="ce1">
            <text:p>1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7" table:style-name="ce1">
            <text:p>239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0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8" table:style-name="ce1">
            <text:p>2398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4.0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9" table:style-name="ce1">
            <text:p>239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8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0" table:style-name="ce1">
            <text:p>240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38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1" table:style-name="ce1">
            <text:p>240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9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2" table:style-name="ce1">
            <text:p>240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44.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3" table:style-name="ce1">
            <text:p>240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2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4" table:style-name="ce1">
            <text:p>240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2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5" table:style-name="ce1">
            <text:p>240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6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6" table:style-name="ce1">
            <text:p>240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32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7" table:style-name="ce1">
            <text:p>240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12.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8" table:style-name="ce1">
            <text:p>240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5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9" table:style-name="ce1">
            <text:p>240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4.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0" table:style-name="ce1">
            <text:p>241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.2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1" table:style-name="ce1">
            <text:p>241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4.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2" table:style-name="ce1">
            <text:p>241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6" table:style-name="ce1">
            <text:p>2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3" table:style-name="ce1">
            <text:p>241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12.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4" table:style-name="ce1">
            <text:p>241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7" table:style-name="ce1">
            <text:p>1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5" table:style-name="ce1">
            <text:p>241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6" table:style-name="ce1">
            <text:p>241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6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7" table:style-name="ce1">
            <text:p>241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8" table:style-name="ce1">
            <text:p>241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9" table:style-name="ce1">
            <text:p>241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5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0" table:style-name="ce1">
            <text:p>242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35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1" table:style-name="ce1">
            <text:p>242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11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2" table:style-name="ce1">
            <text:p>2422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3" table:style-name="ce1">
            <text:p>242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8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4" table:style-name="ce1">
            <text:p>242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6.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5" table:style-name="ce1">
            <text:p>242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6.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6" table:style-name="ce1">
            <text:p>242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14.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7" table:style-name="ce1">
            <text:p>2427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1.3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8" table:style-name="ce1">
            <text:p>242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9.0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9" table:style-name="ce1">
            <text:p>242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6.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0" table:style-name="ce1">
            <text:p>243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0.9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1" table:style-name="ce1">
            <text:p>243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6.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2" table:style-name="ce1">
            <text:p>243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4.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3" table:style-name="ce1">
            <text:p>243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4" table:style-name="ce1">
            <text:p>243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1" table:style-name="ce1">
            <text:p>1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5" table:style-name="ce1">
            <text:p>243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9" table:style-name="ce1">
            <text:p>2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6" table:style-name="ce1">
            <text:p>24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7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7" table:style-name="ce1">
            <text:p>24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1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8" table:style-name="ce1">
            <text:p>24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5.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9" table:style-name="ce1">
            <text:p>243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5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0" table:style-name="ce1">
            <text:p>24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3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1" table:style-name="ce1">
            <text:p>244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2" table:style-name="ce1">
            <text:p>24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4.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3" table:style-name="ce1">
            <text:p>244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20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4" table:style-name="ce1">
            <text:p>244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0.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5" table:style-name="ce1">
            <text:p>24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7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6" table:style-name="ce1">
            <text:p>244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10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7" table:style-name="ce1">
            <text:p>24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31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8" table:style-name="ce1">
            <text:p>244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9" table:style-name="ce1">
            <text:p>24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0" table:style-name="ce1">
            <text:p>245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1" table:style-name="ce1">
            <text:p>245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2" table:style-name="ce1">
            <text:p>245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3" table:style-name="ce1">
            <text:p>245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4" table:style-name="ce1">
            <text:p>245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9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5" table:style-name="ce1">
            <text:p>245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40.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6" table:style-name="ce1">
            <text:p>2456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3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7" table:style-name="ce1">
            <text:p>245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8.1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8" table:style-name="ce1">
            <text:p>2458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9" table:style-name="ce1">
            <text:p>245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8.3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1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1" table:style-name="ce1">
            <text:p>246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8.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2" table:style-name="ce1">
            <text:p>246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8.8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3" table:style-name="ce1">
            <text:p>246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4" table:style-name="ce1">
            <text:p>246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5" table:style-name="ce1">
            <text:p>246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3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6" table:style-name="ce1">
            <text:p>246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5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7" table:style-name="ce1">
            <text:p>246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8" table:style-name="ce1">
            <text:p>246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1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9" table:style-name="ce1">
            <text:p>246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9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0" table:style-name="ce1">
            <text:p>247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17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1" table:style-name="ce1">
            <text:p>247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35.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2" table:style-name="ce1">
            <text:p>247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3" table:style-name="ce1">
            <text:p>247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4" table:style-name="ce1">
            <text:p>247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3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5" table:style-name="ce1">
            <text:p>247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7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6" table:style-name="ce1">
            <text:p>247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1.5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7" table:style-name="ce1">
            <text:p>247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7.3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8" table:style-name="ce1">
            <text:p>247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9.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9" table:style-name="ce1">
            <text:p>247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5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0" table:style-name="ce1">
            <text:p>248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5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1" table:style-name="ce1">
            <text:p>248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2" table:style-name="ce1">
            <text:p>248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10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3" table:style-name="ce1">
            <text:p>248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1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4" table:style-name="ce1">
            <text:p>248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46.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5" table:style-name="ce1">
            <text:p>248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8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6" table:style-name="ce1">
            <text:p>248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3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7" table:style-name="ce1">
            <text:p>24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4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8" table:style-name="ce1">
            <text:p>248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0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9" table:style-name="ce1">
            <text:p>248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5.6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0" table:style-name="ce1">
            <text:p>249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6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1" table:style-name="ce1">
            <text:p>249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17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2" table:style-name="ce1">
            <text:p>249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35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3" table:style-name="ce1">
            <text:p>249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4" table:style-name="ce1">
            <text:p>249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36.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5" table:style-name="ce1">
            <text:p>249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6" table:style-name="ce1">
            <text:p>249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5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7" table:style-name="ce1">
            <text:p>249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8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8" table:style-name="ce1">
            <text:p>249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0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9" table:style-name="ce1">
            <text:p>2499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4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1" table:style-name="ce1">
            <text:p>250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42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2" table:style-name="ce1">
            <text:p>250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6.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3" table:style-name="ce1">
            <text:p>250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" table:style-name="ce1">
            <text:p>1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4" table:style-name="ce1">
            <text:p>250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7.5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5" table:style-name="ce1">
            <text:p>250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6" table:style-name="ce1">
            <text:p>250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9.5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7" table:style-name="ce1">
            <text:p>2507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8" table:style-name="ce1">
            <text:p>250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1" table:style-name="ce1">
            <text:p>2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9" table:style-name="ce1">
            <text:p>250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8.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0" table:style-name="ce1">
            <text:p>2510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1" table:style-name="ce1">
            <text:p>251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13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2" table:style-name="ce1">
            <text:p>2512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3" table:style-name="ce1">
            <text:p>251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1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4" table:style-name="ce1">
            <text:p>251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7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5" table:style-name="ce1">
            <text:p>251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2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6" table:style-name="ce1">
            <text:p>251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31.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7" table:style-name="ce1">
            <text:p>251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3.2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8" table:style-name="ce1">
            <text:p>251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3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9" table:style-name="ce1">
            <text:p>251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0" table:style-name="ce1">
            <text:p>252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9.2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1" table:style-name="ce1">
            <text:p>252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9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2" table:style-name="ce1">
            <text:p>252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3" table:style-name="ce1">
            <text:p>252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3.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4" table:style-name="ce1">
            <text:p>252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5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5" table:style-name="ce1">
            <text:p>252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8.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6" table:style-name="ce1">
            <text:p>252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40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7" table:style-name="ce1">
            <text:p>252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1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8" table:style-name="ce1">
            <text:p>252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9" table:style-name="ce1">
            <text:p>252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23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0" table:style-name="ce1">
            <text:p>253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7.9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1" table:style-name="ce1">
            <text:p>253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11.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2" table:style-name="ce1">
            <text:p>253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4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3" table:style-name="ce1">
            <text:p>253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13.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4" table:style-name="ce1">
            <text:p>253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1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5" table:style-name="ce1">
            <text:p>253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8.1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6" table:style-name="ce1">
            <text:p>253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4.1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7" table:style-name="ce1">
            <text:p>253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5.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8" table:style-name="ce1">
            <text:p>253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5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9" table:style-name="ce1">
            <text:p>253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1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0" table:style-name="ce1">
            <text:p>254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3.6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1" table:style-name="ce1">
            <text:p>254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1" table:style-name="ce1">
            <text:p>1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2" table:style-name="ce1">
            <text:p>254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16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3" table:style-name="ce1">
            <text:p>2543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1" table:style-name="ce1">
            <text:p>2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4" table:style-name="ce1">
            <text:p>254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4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5" table:style-name="ce1">
            <text:p>254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7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6" table:style-name="ce1">
            <text:p>2546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7" table:style-name="ce1">
            <text:p>254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31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8" table:style-name="ce1">
            <text:p>254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15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9" table:style-name="ce1">
            <text:p>254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4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0" table:style-name="ce1">
            <text:p>255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8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1" table:style-name="ce1">
            <text:p>255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6.1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2" table:style-name="ce1">
            <text:p>255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9.6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3" table:style-name="ce1">
            <text:p>255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13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4" table:style-name="ce1">
            <text:p>255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6.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5" table:style-name="ce1">
            <text:p>255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5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6" table:style-name="ce1">
            <text:p>255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7" table:style-name="ce1">
            <text:p>255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6" table:style-name="ce1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8" table:style-name="ce1">
            <text:p>2558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9" table:style-name="ce1">
            <text:p>255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18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0" table:style-name="ce1">
            <text:p>2560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1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1" table:style-name="ce1">
            <text:p>256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3" table:style-name="ce1">
            <text:p>1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2" table:style-name="ce1">
            <text:p>256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14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3" table:style-name="ce1">
            <text:p>256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9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4" table:style-name="ce1">
            <text:p>256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7.6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5" table:style-name="ce1">
            <text:p>256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38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6" table:style-name="ce1">
            <text:p>2566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2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7" table:style-name="ce1">
            <text:p>256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3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8" table:style-name="ce1">
            <text:p>256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41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9" table:style-name="ce1">
            <text:p>256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3.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0" table:style-name="ce1">
            <text:p>257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.3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1" table:style-name="ce1">
            <text:p>2571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2" table:style-name="ce1">
            <text:p>257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9.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3" table:style-name="ce1">
            <text:p>257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1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4" table:style-name="ce1">
            <text:p>257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9.2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5" table:style-name="ce1">
            <text:p>257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15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6" table:style-name="ce1">
            <text:p>257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5.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7" table:style-name="ce1">
            <text:p>257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16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8" table:style-name="ce1">
            <text:p>2578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10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9" table:style-name="ce1">
            <text:p>2579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0" table:style-name="ce1">
            <text:p>258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4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1" table:style-name="ce1">
            <text:p>258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2" table:style-name="ce1">
            <text:p>258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7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3" table:style-name="ce1">
            <text:p>258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8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4" table:style-name="ce1">
            <text:p>258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3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5" table:style-name="ce1">
            <text:p>258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4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6" table:style-name="ce1">
            <text:p>258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2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7" table:style-name="ce1">
            <text:p>258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8.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8" table:style-name="ce1">
            <text:p>258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9" table:style-name="ce1">
            <text:p>258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" table:style-name="ce1">
            <text:p>1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0" table:style-name="ce1">
            <text:p>259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1" table:style-name="ce1">
            <text:p>259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11.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2" table:style-name="ce1">
            <text:p>259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2.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3" table:style-name="ce1">
            <text:p>259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7.9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4" table:style-name="ce1">
            <text:p>259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7" table:style-name="ce1">
            <text:p>5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5" table:style-name="ce1">
            <text:p>259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18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6" table:style-name="ce1">
            <text:p>2596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9.3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7" table:style-name="ce1">
            <text:p>2597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16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8" table:style-name="ce1">
            <text:p>2598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9" table:style-name="ce1">
            <text:p>259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13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0" table:style-name="ce1">
            <text:p>260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1" table:style-name="ce1">
            <text:p>2601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5.2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2" table:style-name="ce1">
            <text:p>260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8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3" table:style-name="ce1">
            <text:p>260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42.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4" table:style-name="ce1">
            <text:p>260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32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5" table:style-name="ce1">
            <text:p>260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44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6" table:style-name="ce1">
            <text:p>260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2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7" table:style-name="ce1">
            <text:p>260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2.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8" table:style-name="ce1">
            <text:p>260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7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9" table:style-name="ce1">
            <text:p>260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7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0" table:style-name="ce1">
            <text:p>261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13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1" table:style-name="ce1">
            <text:p>261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6.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2" table:style-name="ce1">
            <text:p>261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5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3" table:style-name="ce1">
            <text:p>261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.1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4" table:style-name="ce1">
            <text:p>261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4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5" table:style-name="ce1">
            <text:p>261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6.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6" table:style-name="ce1">
            <text:p>261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16.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7" table:style-name="ce1">
            <text:p>261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6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8" table:style-name="ce1">
            <text:p>261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9" table:style-name="ce1">
            <text:p>261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6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0" table:style-name="ce1">
            <text:p>262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1" table:style-name="ce1">
            <text:p>262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7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2" table:style-name="ce1">
            <text:p>262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4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3" table:style-name="ce1">
            <text:p>262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38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4" table:style-name="ce1">
            <text:p>262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13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5" table:style-name="ce1">
            <text:p>2625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6" table:style-name="ce1">
            <text:p>262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9.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7" table:style-name="ce1">
            <text:p>262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7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8" table:style-name="ce1">
            <text:p>262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6.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9" table:style-name="ce1">
            <text:p>262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14.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0" table:style-name="ce1">
            <text:p>2630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2.6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1" table:style-name="ce1">
            <text:p>263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9.4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2" table:style-name="ce1">
            <text:p>263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7.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3" table:style-name="ce1">
            <text:p>263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4" table:style-name="ce1">
            <text:p>263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5.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5" table:style-name="ce1">
            <text:p>263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5.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6" table:style-name="ce1">
            <text:p>263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7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7" table:style-name="ce1">
            <text:p>263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2.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8" table:style-name="ce1">
            <text:p>263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2.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9" table:style-name="ce1">
            <text:p>26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7.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0" table:style-name="ce1">
            <text:p>264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1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1" table:style-name="ce1">
            <text:p>26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5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2" table:style-name="ce1">
            <text:p>264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3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3" table:style-name="ce1">
            <text:p>264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3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4" table:style-name="ce1">
            <text:p>264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47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5" table:style-name="ce1">
            <text:p>26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3.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6" table:style-name="ce1">
            <text:p>264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20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7" table:style-name="ce1">
            <text:p>264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9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8" table:style-name="ce1">
            <text:p>264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7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9" table:style-name="ce1">
            <text:p>26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11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0" table:style-name="ce1">
            <text:p>26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32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1" table:style-name="ce1">
            <text:p>265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30.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2" table:style-name="ce1">
            <text:p>265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3" table:style-name="ce1">
            <text:p>265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4" table:style-name="ce1">
            <text:p>265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5" table:style-name="ce1">
            <text:p>265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6" table:style-name="ce1">
            <text:p>265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8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7" table:style-name="ce1">
            <text:p>265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0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8" table:style-name="ce1">
            <text:p>265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41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9" table:style-name="ce1">
            <text:p>2659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1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0" table:style-name="ce1">
            <text:p>266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7.8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1" table:style-name="ce1">
            <text:p>2661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2" table:style-name="ce1">
            <text:p>266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6.9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3" table:style-name="ce1">
            <text:p>266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6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4" table:style-name="ce1">
            <text:p>266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5" table:style-name="ce1">
            <text:p>266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9.2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6" table:style-name="ce1">
            <text:p>266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10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7" table:style-name="ce1">
            <text:p>266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8" table:style-name="ce1">
            <text:p>266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3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9" table:style-name="ce1">
            <text:p>266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3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0" table:style-name="ce1">
            <text:p>267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6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1" table:style-name="ce1">
            <text:p>267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1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2" table:style-name="ce1">
            <text:p>267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20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3" table:style-name="ce1">
            <text:p>267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4" table:style-name="ce1">
            <text:p>267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37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5" table:style-name="ce1">
            <text:p>267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6" table:style-name="ce1">
            <text:p>267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7" table:style-name="ce1">
            <text:p>267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4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8" table:style-name="ce1">
            <text:p>267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9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9" table:style-name="ce1">
            <text:p>267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.0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0" table:style-name="ce1">
            <text:p>268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1.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1" table:style-name="ce1">
            <text:p>268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9.2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2" table:style-name="ce1">
            <text:p>268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6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3" table:style-name="ce1">
            <text:p>268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6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4" table:style-name="ce1">
            <text:p>268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4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5" table:style-name="ce1">
            <text:p>268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10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6" table:style-name="ce1">
            <text:p>268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18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7" table:style-name="ce1">
            <text:p>268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47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8" table:style-name="ce1">
            <text:p>268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8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9" table:style-name="ce1">
            <text:p>268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3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0" table:style-name="ce1">
            <text:p>269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3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1" table:style-name="ce1">
            <text:p>269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1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2" table:style-name="ce1">
            <text:p>269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8.9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3" table:style-name="ce1">
            <text:p>269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8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4" table:style-name="ce1">
            <text:p>269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19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5" table:style-name="ce1">
            <text:p>269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35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6" table:style-name="ce1">
            <text:p>269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7" table:style-name="ce1">
            <text:p>269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37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8" table:style-name="ce1">
            <text:p>269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1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9" table:style-name="ce1">
            <text:p>269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4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0" table:style-name="ce1">
            <text:p>270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8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1" table:style-name="ce1">
            <text:p>270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2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2" table:style-name="ce1">
            <text:p>2702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3" table:style-name="ce1">
            <text:p>2703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5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4" table:style-name="ce1">
            <text:p>270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5" table:style-name="ce1">
            <text:p>270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6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6" table:style-name="ce1">
            <text:p>270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6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7" table:style-name="ce1">
            <text:p>270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8.1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8" table:style-name="ce1">
            <text:p>270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10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9" table:style-name="ce1">
            <text:p>270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9.9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0" table:style-name="ce1">
            <text:p>2710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1" table:style-name="ce1">
            <text:p>271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1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2" table:style-name="ce1">
            <text:p>271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30.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3" table:style-name="ce1">
            <text:p>2713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4" table:style-name="ce1">
            <text:p>271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13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5" table:style-name="ce1">
            <text:p>2715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6" table:style-name="ce1">
            <text:p>271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1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7" table:style-name="ce1">
            <text:p>271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8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8" table:style-name="ce1">
            <text:p>271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3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9" table:style-name="ce1">
            <text:p>271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30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0" table:style-name="ce1">
            <text:p>272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.8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1" table:style-name="ce1">
            <text:p>272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5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2" table:style-name="ce1">
            <text:p>272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3" table:style-name="ce1">
            <text:p>272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9.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4" table:style-name="ce1">
            <text:p>272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1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5" table:style-name="ce1">
            <text:p>272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6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6" table:style-name="ce1">
            <text:p>272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3.6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7" table:style-name="ce1">
            <text:p>272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5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8" table:style-name="ce1">
            <text:p>272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19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9" table:style-name="ce1">
            <text:p>27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39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0" table:style-name="ce1">
            <text:p>273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2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1" table:style-name="ce1">
            <text:p>273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7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2" table:style-name="ce1">
            <text:p>273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8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3" table:style-name="ce1">
            <text:p>273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7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4" table:style-name="ce1">
            <text:p>273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11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5" table:style-name="ce1">
            <text:p>273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18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6" table:style-name="ce1">
            <text:p>273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13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7" table:style-name="ce1">
            <text:p>273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0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8" table:style-name="ce1">
            <text:p>2738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7.6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9" table:style-name="ce1">
            <text:p>273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80" table:style-name="ce1">
            <text:p>8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0" table:style-name="ce1">
            <text:p>274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6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1" table:style-name="ce1">
            <text:p>274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5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2" table:style-name="ce1">
            <text:p>274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0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3" table:style-name="ce1">
            <text:p>274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3.8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4" table:style-name="ce1">
            <text:p>274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11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5" table:style-name="ce1">
            <text:p>274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16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6" table:style-name="ce1">
            <text:p>2746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0" table:style-name="ce1">
            <text:p>2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7" table:style-name="ce1">
            <text:p>274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3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8" table:style-name="ce1">
            <text:p>274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8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9" table:style-name="ce1">
            <text:p>2749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0" table:style-name="ce1">
            <text:p>275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2" table:style-name="ce1">
            <text:p>3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1" table:style-name="ce1">
            <text:p>275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17.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2" table:style-name="ce1">
            <text:p>275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15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3" table:style-name="ce1">
            <text:p>275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7.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4" table:style-name="ce1">
            <text:p>275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" table:style-name="ce1">
            <text:p>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5" table:style-name="ce1">
            <text:p>275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9.5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6" table:style-name="ce1">
            <text:p>275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14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7" table:style-name="ce1">
            <text:p>275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6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8" table:style-name="ce1">
            <text:p>275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3.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9" table:style-name="ce1">
            <text:p>275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2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0" table:style-name="ce1">
            <text:p>276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37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1" table:style-name="ce1">
            <text:p>2761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2" table:style-name="ce1">
            <text:p>276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18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3" table:style-name="ce1">
            <text:p>2763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0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4" table:style-name="ce1">
            <text:p>276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14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5" table:style-name="ce1">
            <text:p>276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17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6" table:style-name="ce1">
            <text:p>276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9.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7" table:style-name="ce1">
            <text:p>276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9.4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8" table:style-name="ce1">
            <text:p>276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40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9" table:style-name="ce1">
            <text:p>2769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5.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0" table:style-name="ce1">
            <text:p>277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3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1" table:style-name="ce1">
            <text:p>277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42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2" table:style-name="ce1">
            <text:p>277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3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3" table:style-name="ce1">
            <text:p>277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.7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4" table:style-name="ce1">
            <text:p>2774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5" table:style-name="ce1">
            <text:p>277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9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6" table:style-name="ce1">
            <text:p>277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0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7" table:style-name="ce1">
            <text:p>277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8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8" table:style-name="ce1">
            <text:p>277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14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9" table:style-name="ce1">
            <text:p>277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6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0" table:style-name="ce1">
            <text:p>278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0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1" table:style-name="ce1">
            <text:p>278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1" table:style-name="ce1">
            <text:p>1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2" table:style-name="ce1">
            <text:p>2782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3" table:style-name="ce1">
            <text:p>278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6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4" table:style-name="ce1">
            <text:p>278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.1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5" table:style-name="ce1">
            <text:p>278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8.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6" table:style-name="ce1">
            <text:p>278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7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7" table:style-name="ce1">
            <text:p>278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4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8" table:style-name="ce1">
            <text:p>278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6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9" table:style-name="ce1">
            <text:p>278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3.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0" table:style-name="ce1">
            <text:p>279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30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1" table:style-name="ce1">
            <text:p>279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2" table:style-name="ce1">
            <text:p>279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2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3" table:style-name="ce1">
            <text:p>279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4" table:style-name="ce1">
            <text:p>279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11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5" table:style-name="ce1">
            <text:p>279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2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6" table:style-name="ce1">
            <text:p>279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7.9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7" table:style-name="ce1">
            <text:p>279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60" table:style-name="ce1">
            <text:p>6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8" table:style-name="ce1">
            <text:p>279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17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9" table:style-name="ce1">
            <text:p>2799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10.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0" table:style-name="ce1">
            <text:p>2800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18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1" table:style-name="ce1">
            <text:p>2801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2" table:style-name="ce1">
            <text:p>280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13.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3" table:style-name="ce1">
            <text:p>280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1.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4" table:style-name="ce1">
            <text:p>2804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6.4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5" table:style-name="ce1">
            <text:p>280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8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6" table:style-name="ce1">
            <text:p>280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42.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7" table:style-name="ce1">
            <text:p>280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33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8" table:style-name="ce1">
            <text:p>280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44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9" table:style-name="ce1">
            <text:p>280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2.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0" table:style-name="ce1">
            <text:p>281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3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1" table:style-name="ce1">
            <text:p>281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8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2" table:style-name="ce1">
            <text:p>281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6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3" table:style-name="ce1">
            <text:p>281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14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4" table:style-name="ce1">
            <text:p>281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8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5" table:style-name="ce1">
            <text:p>281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6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6" table:style-name="ce1">
            <text:p>281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.0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7" table:style-name="ce1">
            <text:p>281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3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8" table:style-name="ce1">
            <text:p>281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7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9" table:style-name="ce1">
            <text:p>281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19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0" table:style-name="ce1">
            <text:p>282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5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1" table:style-name="ce1">
            <text:p>282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2" table:style-name="ce1">
            <text:p>282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6.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3" table:style-name="ce1">
            <text:p>282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4" table:style-name="ce1">
            <text:p>282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5" table:style-name="ce1">
            <text:p>282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1.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6" table:style-name="ce1">
            <text:p>282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37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7" table:style-name="ce1">
            <text:p>282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15.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8" table:style-name="ce1">
            <text:p>2828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9" table:style-name="ce1">
            <text:p>282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0" table:style-name="ce1">
            <text:p>3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0" table:style-name="ce1">
            <text:p>283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8.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1" table:style-name="ce1">
            <text:p>283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6.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2" table:style-name="ce1">
            <text:p>283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14.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3" table:style-name="ce1">
            <text:p>2833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4" table:style-name="ce1">
            <text:p>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4" table:style-name="ce1">
            <text:p>283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10.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5" table:style-name="ce1">
            <text:p>283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8.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6" table:style-name="ce1">
            <text:p>283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7" table:style-name="ce1">
            <text:p>283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5.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8" table:style-name="ce1">
            <text:p>283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5.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9" table:style-name="ce1">
            <text:p>283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7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0" table:style-name="ce1">
            <text:p>284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3.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1" table:style-name="ce1">
            <text:p>284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5.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2" table:style-name="ce1">
            <text:p>284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7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3" table:style-name="ce1">
            <text:p>28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0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4" table:style-name="ce1">
            <text:p>284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8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5" table:style-name="ce1">
            <text:p>28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9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6" table:style-name="ce1">
            <text:p>28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3.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7" table:style-name="ce1">
            <text:p>284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44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8" table:style-name="ce1">
            <text:p>284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2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9" table:style-name="ce1">
            <text:p>284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21.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0" table:style-name="ce1">
            <text:p>285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9.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1" table:style-name="ce1">
            <text:p>285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7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2" table:style-name="ce1">
            <text:p>285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12.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3" table:style-name="ce1">
            <text:p>285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31.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4" table:style-name="ce1">
            <text:p>285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5" table:style-name="ce1">
            <text:p>285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6" table:style-name="ce1">
            <text:p>285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7" table:style-name="ce1">
            <text:p>285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8" table:style-name="ce1">
            <text:p>285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9" table:style-name="ce1">
            <text:p>28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8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0" table:style-name="ce1">
            <text:p>286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0.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1" table:style-name="ce1">
            <text:p>286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2" table:style-name="ce1">
            <text:p>2862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0.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3" table:style-name="ce1">
            <text:p>286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7.5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4" table:style-name="ce1">
            <text:p>2864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5" table:style-name="ce1">
            <text:p>286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8.6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6" table:style-name="ce1">
            <text:p>286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1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7" table:style-name="ce1">
            <text:p>286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1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8" table:style-name="ce1">
            <text:p>286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9.5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9" table:style-name="ce1">
            <text:p>286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10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0" table:style-name="ce1">
            <text:p>287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1" table:style-name="ce1">
            <text:p>287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2" table:style-name="ce1">
            <text:p>287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1.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3" table:style-name="ce1">
            <text:p>287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7.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4" table:style-name="ce1">
            <text:p>287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1.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5" table:style-name="ce1">
            <text:p>287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9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6" table:style-name="ce1">
            <text:p>287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1.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7" table:style-name="ce1">
            <text:p>287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39.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8" table:style-name="ce1">
            <text:p>287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9" table:style-name="ce1">
            <text:p>287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0" table:style-name="ce1">
            <text:p>288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5.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1" table:style-name="ce1">
            <text:p>288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.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2" table:style-name="ce1">
            <text:p>288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.5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3" table:style-name="ce1">
            <text:p>288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9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4" table:style-name="ce1">
            <text:p>28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9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5" table:style-name="ce1">
            <text:p>288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6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6" table:style-name="ce1">
            <text:p>288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6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7" table:style-name="ce1">
            <text:p>288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3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8" table:style-name="ce1">
            <text:p>288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9.9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9" table:style-name="ce1">
            <text:p>288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16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0" table:style-name="ce1">
            <text:p>289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47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1" table:style-name="ce1">
            <text:p>289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7.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2" table:style-name="ce1">
            <text:p>289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4.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3" table:style-name="ce1">
            <text:p>289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4" table:style-name="ce1">
            <text:p>289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1.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5" table:style-name="ce1">
            <text:p>289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12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6" table:style-name="ce1">
            <text:p>289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30.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7" table:style-name="ce1">
            <text:p>289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0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8" table:style-name="ce1">
            <text:p>289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6" table:style-name="ce1">
            <text:p>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9" table:style-name="ce1">
            <text:p>289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0" table:style-name="ce1">
            <text:p>290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38.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1" table:style-name="ce1">
            <text:p>290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2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2" table:style-name="ce1">
            <text:p>290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5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3" table:style-name="ce1">
            <text:p>290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9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4" table:style-name="ce1">
            <text:p>290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5" table:style-name="ce1">
            <text:p>3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5" table:style-name="ce1">
            <text:p>2905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6" table:style-name="ce1">
            <text:p>2906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6" table:style-name="ce1">
            <text:p>1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7" table:style-name="ce1">
            <text:p>290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41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8" table:style-name="ce1">
            <text:p>290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9" table:style-name="ce1">
            <text:p>290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9" table:style-name="ce1">
            <text:p>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0" table:style-name="ce1">
            <text:p>291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8.7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1" table:style-name="ce1">
            <text:p>291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9.8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2" table:style-name="ce1">
            <text:p>291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10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3" table:style-name="ce1">
            <text:p>2913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4" table:style-name="ce1">
            <text:p>291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2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5" table:style-name="ce1">
            <text:p>291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32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6" table:style-name="ce1">
            <text:p>2916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7" table:style-name="ce1">
            <text:p>291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13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8" table:style-name="ce1">
            <text:p>2918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9" table:style-name="ce1">
            <text:p>291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2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0" table:style-name="ce1">
            <text:p>292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8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1" table:style-name="ce1">
            <text:p>292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3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2" table:style-name="ce1">
            <text:p>292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30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3" table:style-name="ce1">
            <text:p>292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.4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4" table:style-name="ce1">
            <text:p>292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4.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5" table:style-name="ce1">
            <text:p>292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6" table:style-name="ce1">
            <text:p>292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9.5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7" table:style-name="ce1">
            <text:p>292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1.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8" table:style-name="ce1">
            <text:p>292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6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9" table:style-name="ce1">
            <text:p>292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4.0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0" table:style-name="ce1">
            <text:p>293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5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1" table:style-name="ce1">
            <text:p>293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0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2" table:style-name="ce1">
            <text:p>293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42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3" table:style-name="ce1">
            <text:p>293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4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4" table:style-name="ce1">
            <text:p>293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8.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5" table:style-name="ce1">
            <text:p>293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7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6" table:style-name="ce1">
            <text:p>293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9.4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7" table:style-name="ce1">
            <text:p>293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12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8" table:style-name="ce1">
            <text:p>293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6.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9" table:style-name="ce1">
            <text:p>293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16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0" table:style-name="ce1">
            <text:p>294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1" table:style-name="ce1">
            <text:p>2941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7.0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2" table:style-name="ce1">
            <text:p>294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8" table:style-name="ce1">
            <text:p>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3" table:style-name="ce1">
            <text:p>294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6.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4" table:style-name="ce1">
            <text:p>294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5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5" table:style-name="ce1">
            <text:p>294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6" table:style-name="ce1">
            <text:p>294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3.9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7" table:style-name="ce1">
            <text:p>294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13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8" table:style-name="ce1">
            <text:p>294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9" table:style-name="ce1">
            <text:p>2949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8" table:style-name="ce1">
            <text:p>1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0" table:style-name="ce1">
            <text:p>295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3" table:style-name="ce1">
            <text:p>2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1" table:style-name="ce1">
            <text:p>295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6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2" table:style-name="ce1">
            <text:p>2952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3" table:style-name="ce1">
            <text:p>295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32.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4" table:style-name="ce1">
            <text:p>295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17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5" table:style-name="ce1">
            <text:p>295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8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6" table:style-name="ce1">
            <text:p>295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6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7" table:style-name="ce1">
            <text:p>295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5.8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8" table:style-name="ce1">
            <text:p>295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9.5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9" table:style-name="ce1">
            <text:p>295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13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0" table:style-name="ce1">
            <text:p>296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5.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1" table:style-name="ce1">
            <text:p>296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1.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2" table:style-name="ce1">
            <text:p>296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1.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3" table:style-name="ce1">
            <text:p>296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39.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4" table:style-name="ce1">
            <text:p>2964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5" table:style-name="ce1">
            <text:p>296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17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6" table:style-name="ce1">
            <text:p>2966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3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7" table:style-name="ce1">
            <text:p>296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14.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8" table:style-name="ce1">
            <text:p>296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18.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9" table:style-name="ce1">
            <text:p>296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9.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0" table:style-name="ce1">
            <text:p>297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11.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1" table:style-name="ce1">
            <text:p>297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41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2" table:style-name="ce1">
            <text:p>2972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5.2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3" table:style-name="ce1">
            <text:p>297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3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4" table:style-name="ce1">
            <text:p>297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42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5" table:style-name="ce1">
            <text:p>297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3.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6" table:style-name="ce1">
            <text:p>297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5.0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7" table:style-name="ce1">
            <text:p>2977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8" table:style-name="ce1">
            <text:p>297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40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9" table:style-name="ce1">
            <text:p>297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9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0" table:style-name="ce1">
            <text:p>298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8.5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1" table:style-name="ce1">
            <text:p>298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13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2" table:style-name="ce1">
            <text:p>298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6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3" table:style-name="ce1">
            <text:p>298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0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4" table:style-name="ce1">
            <text:p>2984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11.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5" table:style-name="ce1">
            <text:p>2985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6" table:style-name="ce1">
            <text:p>298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9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7" table:style-name="ce1">
            <text:p>298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1.6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8" table:style-name="ce1">
            <text:p>298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7.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9" table:style-name="ce1">
            <text:p>298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6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0" table:style-name="ce1">
            <text:p>299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4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1" table:style-name="ce1">
            <text:p>299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7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2" table:style-name="ce1">
            <text:p>299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4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3" table:style-name="ce1">
            <text:p>299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32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4" table:style-name="ce1">
            <text:p>299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1.8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5" table:style-name="ce1">
            <text:p>299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2.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6" table:style-name="ce1">
            <text:p>299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7" table:style-name="ce1">
            <text:p>299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11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8" table:style-name="ce1">
            <text:p>299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3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9" table:style-name="ce1">
            <text:p>299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7.9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60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1" table:style-name="ce1">
            <text:p>300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17.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2" table:style-name="ce1">
            <text:p>3002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12" table:style-name="ce1">
            <text:p>1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3" table:style-name="ce1">
            <text:p>3003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20" table:style-name="ce1">
            <text:p>2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4" table:style-name="ce1">
            <text:p>3004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5" table:style-name="ce1">
            <text:p>300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13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6" table:style-name="ce1">
            <text:p>300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7" table:style-name="ce1">
            <text:p>3007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7.6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8" table:style-name="ce1">
            <text:p>300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8.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9" table:style-name="ce1">
            <text:p>300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42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0" table:style-name="ce1">
            <text:p>301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4" table:style-name="ce1">
            <text:p>3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1" table:style-name="ce1">
            <text:p>301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2" table:style-name="ce1">
            <text:p>301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2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3" table:style-name="ce1">
            <text:p>301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3.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4" table:style-name="ce1">
            <text:p>301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8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5" table:style-name="ce1">
            <text:p>301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35.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6" table:style-name="ce1">
            <text:p>301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15.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7" table:style-name="ce1">
            <text:p>301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9.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8" table:style-name="ce1">
            <text:p>301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6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9" table:style-name="ce1">
            <text:p>301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4.9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0" table:style-name="ce1">
            <text:p>302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3.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1" table:style-name="ce1">
            <text:p>302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8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2" table:style-name="ce1">
            <text:p>302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2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3" table:style-name="ce1">
            <text:p>302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5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4" table:style-name="ce1">
            <text:p>302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5" table:style-name="ce1">
            <text:p>302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6.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6" table:style-name="ce1">
            <text:p>302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7" table:style-name="ce1">
            <text:p>302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6.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8" table:style-name="ce1">
            <text:p>302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6.0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9" table:style-name="ce1">
            <text:p>302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6" table:style-name="ce1">
            <text:p>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0" table:style-name="ce1">
            <text:p>303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15.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1" table:style-name="ce1">
            <text:p>3031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2" table:style-name="ce1">
            <text:p>303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30.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3" table:style-name="ce1">
            <text:p>303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31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4" table:style-name="ce1">
            <text:p>303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8.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5" table:style-name="ce1">
            <text:p>303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14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6" table:style-name="ce1">
            <text:p>3036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5.3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7" table:style-name="ce1">
            <text:p>303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11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8" table:style-name="ce1">
            <text:p>303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9.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9" table:style-name="ce1">
            <text:p>303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0" table:style-name="ce1">
            <text:p>304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4.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1" table:style-name="ce1">
            <text:p>304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5.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2" table:style-name="ce1">
            <text:p>304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8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3" table:style-name="ce1">
            <text:p>304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4.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4" table:style-name="ce1">
            <text:p>304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5" table:style-name="ce1">
            <text:p>3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5" table:style-name="ce1">
            <text:p>30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7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6" table:style-name="ce1">
            <text:p>30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1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7" table:style-name="ce1">
            <text:p>304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1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8" table:style-name="ce1">
            <text:p>30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6.9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9" table:style-name="ce1">
            <text:p>30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0" table:style-name="ce1">
            <text:p>305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39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1" table:style-name="ce1">
            <text:p>305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2.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2" table:style-name="ce1">
            <text:p>305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23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3" table:style-name="ce1">
            <text:p>305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9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4" table:style-name="ce1">
            <text:p>305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7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5" table:style-name="ce1">
            <text:p>305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14.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6" table:style-name="ce1">
            <text:p>305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30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7" table:style-name="ce1">
            <text:p>305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8" table:style-name="ce1">
            <text:p>305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9" table:style-name="ce1">
            <text:p>305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0" table:style-name="ce1">
            <text:p>306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1" table:style-name="ce1">
            <text:p>306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2" table:style-name="ce1">
            <text:p>306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7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3" table:style-name="ce1">
            <text:p>306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4" table:style-name="ce1">
            <text:p>306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43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5" table:style-name="ce1">
            <text:p>3065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9.0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6" table:style-name="ce1">
            <text:p>306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7.2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7" table:style-name="ce1">
            <text:p>3067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8" table:style-name="ce1">
            <text:p>306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10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9" table:style-name="ce1">
            <text:p>306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1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0" table:style-name="ce1">
            <text:p>307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3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1" table:style-name="ce1">
            <text:p>307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9.7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2" table:style-name="ce1">
            <text:p>307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11.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3" table:style-name="ce1">
            <text:p>307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4" table:style-name="ce1">
            <text:p>307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1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5" table:style-name="ce1">
            <text:p>307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9.4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6" table:style-name="ce1">
            <text:p>307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7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7" table:style-name="ce1">
            <text:p>307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2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8" table:style-name="ce1">
            <text:p>307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8.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9" table:style-name="ce1">
            <text:p>307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2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0" table:style-name="ce1">
            <text:p>308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7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1" table:style-name="ce1">
            <text:p>308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2" table:style-name="ce1">
            <text:p>308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3" table:style-name="ce1">
            <text:p>308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6.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4" table:style-name="ce1">
            <text:p>308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.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5" table:style-name="ce1">
            <text:p>308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.0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6" table:style-name="ce1">
            <text:p>308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6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7" table:style-name="ce1">
            <text:p>308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9.5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8" table:style-name="ce1">
            <text:p>308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6.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9" table:style-name="ce1">
            <text:p>308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6.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0" table:style-name="ce1">
            <text:p>309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6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1" table:style-name="ce1">
            <text:p>309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9.5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2" table:style-name="ce1">
            <text:p>309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13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3" table:style-name="ce1">
            <text:p>309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48.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4" table:style-name="ce1">
            <text:p>309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7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5" table:style-name="ce1">
            <text:p>309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6.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6" table:style-name="ce1">
            <text:p>309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1" table:style-name="ce1">
            <text:p>1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7" table:style-name="ce1">
            <text:p>309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2.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8" table:style-name="ce1">
            <text:p>30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14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9" table:style-name="ce1">
            <text:p>309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32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0" table:style-name="ce1">
            <text:p>310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2.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1" table:style-name="ce1">
            <text:p>310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36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2" table:style-name="ce1">
            <text:p>310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3" table:style-name="ce1">
            <text:p>310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39.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4" table:style-name="ce1">
            <text:p>310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3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5" table:style-name="ce1">
            <text:p>310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6.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6" table:style-name="ce1">
            <text:p>310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9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7" table:style-name="ce1">
            <text:p>310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7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8" table:style-name="ce1">
            <text:p>3108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9" table:style-name="ce1">
            <text:p>3109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6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0" table:style-name="ce1">
            <text:p>311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41.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1" table:style-name="ce1">
            <text:p>311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30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2" table:style-name="ce1">
            <text:p>311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8.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3" table:style-name="ce1">
            <text:p>311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9.2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4" table:style-name="ce1">
            <text:p>311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9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5" table:style-name="ce1">
            <text:p>311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10.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6" table:style-name="ce1">
            <text:p>311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7" table:style-name="ce1">
            <text:p>311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3" table:style-name="ce1">
            <text:p>2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8" table:style-name="ce1">
            <text:p>311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33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9" table:style-name="ce1">
            <text:p>3119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0" table:style-name="ce1">
            <text:p>312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13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1" table:style-name="ce1">
            <text:p>3121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2" table:style-name="ce1">
            <text:p>312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2.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3" table:style-name="ce1">
            <text:p>312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8.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4" table:style-name="ce1">
            <text:p>312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3.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5" table:style-name="ce1">
            <text:p>312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30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6" table:style-name="ce1">
            <text:p>31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.1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7" table:style-name="ce1">
            <text:p>312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3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8" table:style-name="ce1">
            <text:p>312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9" table:style-name="ce1">
            <text:p>312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10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0" table:style-name="ce1">
            <text:p>313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1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1" table:style-name="ce1">
            <text:p>313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6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2" table:style-name="ce1">
            <text:p>313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4.2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3" table:style-name="ce1">
            <text:p>313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5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4" table:style-name="ce1">
            <text:p>313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1.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5" table:style-name="ce1">
            <text:p>313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43.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6" table:style-name="ce1">
            <text:p>313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4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7" table:style-name="ce1">
            <text:p>313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9.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8" table:style-name="ce1">
            <text:p>313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6.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9" table:style-name="ce1">
            <text:p>313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3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0" table:style-name="ce1">
            <text:p>314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12.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1" table:style-name="ce1">
            <text:p>314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3" table:style-name="ce1">
            <text:p>2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2" table:style-name="ce1">
            <text:p>314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19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3" table:style-name="ce1">
            <text:p>314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19.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4" table:style-name="ce1">
            <text:p>3144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6.5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5" table:style-name="ce1">
            <text:p>314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6" table:style-name="ce1">
            <text:p>314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7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7" table:style-name="ce1">
            <text:p>314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4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8" table:style-name="ce1">
            <text:p>314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2" table:style-name="ce1">
            <text:p>2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9" table:style-name="ce1">
            <text:p>314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.1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0" table:style-name="ce1">
            <text:p>315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11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1" table:style-name="ce1">
            <text:p>315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2" table:style-name="ce1">
            <text:p>3152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6" table:style-name="ce1">
            <text:p>1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3" table:style-name="ce1">
            <text:p>315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2.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4" table:style-name="ce1">
            <text:p>315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5" table:style-name="ce1">
            <text:p>2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5" table:style-name="ce1">
            <text:p>3155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6" table:style-name="ce1">
            <text:p>315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32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7" table:style-name="ce1">
            <text:p>315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19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8" table:style-name="ce1">
            <text:p>315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3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9" table:style-name="ce1">
            <text:p>315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7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0" table:style-name="ce1">
            <text:p>316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5.6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1" table:style-name="ce1">
            <text:p>316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9.5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2" table:style-name="ce1">
            <text:p>316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13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3" table:style-name="ce1">
            <text:p>316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1.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4" table:style-name="ce1">
            <text:p>316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3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5" table:style-name="ce1">
            <text:p>316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1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6" table:style-name="ce1">
            <text:p>316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42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7" table:style-name="ce1">
            <text:p>3167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8" table:style-name="ce1">
            <text:p>316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19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9" table:style-name="ce1">
            <text:p>3169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5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0" table:style-name="ce1">
            <text:p>317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15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1" table:style-name="ce1">
            <text:p>317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0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2" table:style-name="ce1">
            <text:p>317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39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3" table:style-name="ce1">
            <text:p>317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3" table:style-name="ce1">
            <text:p>1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4" table:style-name="ce1">
            <text:p>317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3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5" table:style-name="ce1">
            <text:p>3175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5.2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6" table:style-name="ce1">
            <text:p>317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3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7" table:style-name="ce1">
            <text:p>317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43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8" table:style-name="ce1">
            <text:p>317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4" table:style-name="ce1">
            <text:p>1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9" table:style-name="ce1">
            <text:p>317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5.2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0" table:style-name="ce1">
            <text:p>3180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1" table:style-name="ce1">
            <text:p>318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40.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2" table:style-name="ce1">
            <text:p>318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2.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3" table:style-name="ce1">
            <text:p>318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8.2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4" table:style-name="ce1">
            <text:p>318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12.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5" table:style-name="ce1">
            <text:p>318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6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6" table:style-name="ce1">
            <text:p>318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7" table:style-name="ce1">
            <text:p>3187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11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8" table:style-name="ce1">
            <text:p>3188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9" table:style-name="ce1">
            <text:p>318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9.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0" table:style-name="ce1">
            <text:p>319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1.1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1" table:style-name="ce1">
            <text:p>319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7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2" table:style-name="ce1">
            <text:p>319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4.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3" table:style-name="ce1">
            <text:p>319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5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4" table:style-name="ce1">
            <text:p>319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7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5" table:style-name="ce1">
            <text:p>319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4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6" table:style-name="ce1">
            <text:p>319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34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7" table:style-name="ce1">
            <text:p>319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3.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8" table:style-name="ce1">
            <text:p>319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2.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9" table:style-name="ce1">
            <text:p>319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0" table:style-name="ce1">
            <text:p>320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11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1" table:style-name="ce1">
            <text:p>320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6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2" table:style-name="ce1">
            <text:p>320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17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3" table:style-name="ce1">
            <text:p>320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60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4" table:style-name="ce1">
            <text:p>320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17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5" table:style-name="ce1">
            <text:p>3205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13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6" table:style-name="ce1">
            <text:p>3206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21.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7" table:style-name="ce1">
            <text:p>3207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8" table:style-name="ce1">
            <text:p>320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9" table:style-name="ce1">
            <text:p>320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.4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0" table:style-name="ce1">
            <text:p>3210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8.8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1" table:style-name="ce1">
            <text:p>321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7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2" table:style-name="ce1">
            <text:p>321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42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3" table:style-name="ce1">
            <text:p>321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4" table:style-name="ce1">
            <text:p>3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4" table:style-name="ce1">
            <text:p>321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43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5" table:style-name="ce1">
            <text:p>321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2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6" table:style-name="ce1">
            <text:p>321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3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7" table:style-name="ce1">
            <text:p>321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9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8" table:style-name="ce1">
            <text:p>321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31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9" table:style-name="ce1">
            <text:p>321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17.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0" table:style-name="ce1">
            <text:p>322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1" table:style-name="ce1">
            <text:p>3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1" table:style-name="ce1">
            <text:p>322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7.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2" table:style-name="ce1">
            <text:p>322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4.8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3" table:style-name="ce1">
            <text:p>322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4.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4" table:style-name="ce1">
            <text:p>322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8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5" table:style-name="ce1">
            <text:p>322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5.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6" table:style-name="ce1">
            <text:p>322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4.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7" table:style-name="ce1">
            <text:p>322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8" table:style-name="ce1">
            <text:p>322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6.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9" table:style-name="ce1">
            <text:p>322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0" table:style-name="ce1">
            <text:p>323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8.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1" table:style-name="ce1">
            <text:p>323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0" table:style-name="ce1">
            <text:p>1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2" table:style-name="ce1">
            <text:p>323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34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3" table:style-name="ce1">
            <text:p>323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15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4" table:style-name="ce1">
            <text:p>3234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1.5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5" table:style-name="ce1">
            <text:p>323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31.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6" table:style-name="ce1">
            <text:p>323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9.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7" table:style-name="ce1">
            <text:p>323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0" table:style-name="ce1">
            <text:p>2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8" table:style-name="ce1">
            <text:p>323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14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9" table:style-name="ce1">
            <text:p>3239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6.6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0" table:style-name="ce1">
            <text:p>324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13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1" table:style-name="ce1">
            <text:p>324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9.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2" table:style-name="ce1">
            <text:p>324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3" table:style-name="ce1">
            <text:p>324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4.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4" table:style-name="ce1">
            <text:p>324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5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5" table:style-name="ce1">
            <text:p>324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8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6" table:style-name="ce1">
            <text:p>324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4.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7" table:style-name="ce1">
            <text:p>324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4.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8" table:style-name="ce1">
            <text:p>32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7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49" table:style-name="ce1">
            <text:p>32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1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0" table:style-name="ce1">
            <text:p>32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4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1" table:style-name="ce1">
            <text:p>325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1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2" table:style-name="ce1">
            <text:p>325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2.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3" table:style-name="ce1">
            <text:p>325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41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4" table:style-name="ce1">
            <text:p>325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1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5" table:style-name="ce1">
            <text:p>325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26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6" table:style-name="ce1">
            <text:p>325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9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7" table:style-name="ce1">
            <text:p>325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8" table:style-name="ce1">
            <text:p>325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15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9" table:style-name="ce1">
            <text:p>325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9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0" table:style-name="ce1">
            <text:p>326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9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1" table:style-name="ce1">
            <text:p>326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2" table:style-name="ce1">
            <text:p>326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3" table:style-name="ce1">
            <text:p>326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4" table:style-name="ce1">
            <text:p>326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5" table:style-name="ce1">
            <text:p>326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7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6" table:style-name="ce1">
            <text:p>326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1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7" table:style-name="ce1">
            <text:p>326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43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8" table:style-name="ce1">
            <text:p>3268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9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9" table:style-name="ce1">
            <text:p>326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7.2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0" table:style-name="ce1">
            <text:p>3270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71" table:style-name="ce1">
            <text:p>327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11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2" table:style-name="ce1">
            <text:p>327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1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3" table:style-name="ce1">
            <text:p>327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8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4" table:style-name="ce1">
            <text:p>327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5" table:style-name="ce1">
            <text:p>327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12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6" table:style-name="ce1">
            <text:p>327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6.4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7" table:style-name="ce1">
            <text:p>327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2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8" table:style-name="ce1">
            <text:p>327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0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9" table:style-name="ce1">
            <text:p>327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0" table:style-name="ce1">
            <text:p>328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2.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1" table:style-name="ce1">
            <text:p>328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7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2" table:style-name="ce1">
            <text:p>328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3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3" table:style-name="ce1">
            <text:p>328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42.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4" table:style-name="ce1">
            <text:p>328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85" table:style-name="ce1">
            <text:p>328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86" table:style-name="ce1">
            <text:p>328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6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7" table:style-name="ce1">
            <text:p>328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8" table:style-name="ce1">
            <text:p>328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.7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9" table:style-name="ce1">
            <text:p>328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4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0" table:style-name="ce1">
            <text:p>329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9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1" table:style-name="ce1">
            <text:p>329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6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2" table:style-name="ce1">
            <text:p>329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6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3" table:style-name="ce1">
            <text:p>329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9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4" table:style-name="ce1">
            <text:p>329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9.1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5" table:style-name="ce1">
            <text:p>329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13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6" table:style-name="ce1">
            <text:p>329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49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7" table:style-name="ce1">
            <text:p>329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7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8" table:style-name="ce1">
            <text:p>329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9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9" table:style-name="ce1">
            <text:p>329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0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0" table:style-name="ce1">
            <text:p>330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3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1" table:style-name="ce1">
            <text:p>330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14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2" table:style-name="ce1">
            <text:p>330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31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3" table:style-name="ce1">
            <text:p>330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9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4" table:style-name="ce1">
            <text:p>330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5" table:style-name="ce1">
            <text:p>330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6" table:style-name="ce1">
            <text:p>330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38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7" table:style-name="ce1">
            <text:p>330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5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8" table:style-name="ce1">
            <text:p>330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7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9" table:style-name="ce1">
            <text:p>330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19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0" table:style-name="ce1">
            <text:p>33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7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1" table:style-name="ce1">
            <text:p>3311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12" table:style-name="ce1">
            <text:p>3312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7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3" table:style-name="ce1">
            <text:p>331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42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4" table:style-name="ce1">
            <text:p>331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33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5" table:style-name="ce1">
            <text:p>33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8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6" table:style-name="ce1">
            <text:p>33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9.8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7" table:style-name="ce1">
            <text:p>331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9.1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8" table:style-name="ce1">
            <text:p>331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10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9" table:style-name="ce1">
            <text:p>3319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0" table:style-name="ce1">
            <text:p>332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2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1" table:style-name="ce1">
            <text:p>332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35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2" table:style-name="ce1">
            <text:p>3322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3" table:style-name="ce1">
            <text:p>332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15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4" table:style-name="ce1">
            <text:p>3324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5" table:style-name="ce1">
            <text:p>332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2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6" table:style-name="ce1">
            <text:p>332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8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7" table:style-name="ce1">
            <text:p>332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3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8" table:style-name="ce1">
            <text:p>332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30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9" table:style-name="ce1">
            <text:p>332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.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0" table:style-name="ce1">
            <text:p>333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2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1" table:style-name="ce1">
            <text:p>333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32" table:style-name="ce1">
            <text:p>333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11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3" table:style-name="ce1">
            <text:p>333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1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4" table:style-name="ce1">
            <text:p>333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5" table:style-name="ce1">
            <text:p>333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4.4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6" table:style-name="ce1">
            <text:p>333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5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7" table:style-name="ce1">
            <text:p>333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8" table:style-name="ce1">
            <text:p>333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44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9" table:style-name="ce1">
            <text:p>333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4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0" table:style-name="ce1">
            <text:p>334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30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1" table:style-name="ce1">
            <text:p>334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6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2" table:style-name="ce1">
            <text:p>334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8.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3" table:style-name="ce1">
            <text:p>334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" table:style-name="ce1">
            <text:p>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4" table:style-name="ce1">
            <text:p>334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6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5" table:style-name="ce1">
            <text:p>334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1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6" table:style-name="ce1">
            <text:p>3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19.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7" table:style-name="ce1">
            <text:p>3347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6.5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8" table:style-name="ce1">
            <text:p>334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1.7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9" table:style-name="ce1">
            <text:p>334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7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0" table:style-name="ce1">
            <text:p>335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3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1" table:style-name="ce1">
            <text:p>335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5" table:style-name="ce1">
            <text:p>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2" table:style-name="ce1">
            <text:p>335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.3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3" table:style-name="ce1">
            <text:p>335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10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4" table:style-name="ce1">
            <text:p>335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5" table:style-name="ce1">
            <text:p>3355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4" table:style-name="ce1">
            <text:p>1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6" table:style-name="ce1">
            <text:p>335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2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7" table:style-name="ce1">
            <text:p>335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3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8" table:style-name="ce1">
            <text:p>3358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9" table:style-name="ce1">
            <text:p>335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33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0" table:style-name="ce1">
            <text:p>336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17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1" table:style-name="ce1">
            <text:p>336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2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2" table:style-name="ce1">
            <text:p>336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9.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3" table:style-name="ce1">
            <text:p>336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5.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4" table:style-name="ce1">
            <text:p>336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9.5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5" table:style-name="ce1">
            <text:p>336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12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6" table:style-name="ce1">
            <text:p>336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8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7" table:style-name="ce1">
            <text:p>336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5" table:style-name="ce1">
            <text:p>1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8" table:style-name="ce1">
            <text:p>336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9" table:style-name="ce1">
            <text:p>336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44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0" table:style-name="ce1">
            <text:p>3370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1" table:style-name="ce1">
            <text:p>337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1" table:style-name="ce1">
            <text:p>2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2" table:style-name="ce1">
            <text:p>3372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28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3" table:style-name="ce1">
            <text:p>337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15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4" table:style-name="ce1">
            <text:p>337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1" table:style-name="ce1">
            <text:p>2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5" table:style-name="ce1">
            <text:p>337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40.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6" table:style-name="ce1">
            <text:p>337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12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7" table:style-name="ce1">
            <text:p>337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30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8" table:style-name="ce1">
            <text:p>337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5.2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9" table:style-name="ce1">
            <text:p>337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3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0" table:style-name="ce1">
            <text:p>338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43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1" table:style-name="ce1">
            <text:p>338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4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2" table:style-name="ce1">
            <text:p>338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5.1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3" table:style-name="ce1">
            <text:p>3383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84" table:style-name="ce1">
            <text:p>338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1" table:style-name="ce1">
            <text:p>4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5" table:style-name="ce1">
            <text:p>338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5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6" table:style-name="ce1">
            <text:p>338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8.6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7" table:style-name="ce1">
            <text:p>338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12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8" table:style-name="ce1">
            <text:p>338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6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9" table:style-name="ce1">
            <text:p>338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19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0" table:style-name="ce1">
            <text:p>3390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12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1" table:style-name="ce1">
            <text:p>3391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92" table:style-name="ce1">
            <text:p>339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0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3" table:style-name="ce1">
            <text:p>339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0.5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4" table:style-name="ce1">
            <text:p>339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7" table:style-name="ce1">
            <text:p>1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5" table:style-name="ce1">
            <text:p>339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5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6" table:style-name="ce1">
            <text:p>339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5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7" table:style-name="ce1">
            <text:p>339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8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8" table:style-name="ce1">
            <text:p>339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5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9" table:style-name="ce1">
            <text:p>339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35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0" table:style-name="ce1">
            <text:p>340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5.2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1" table:style-name="ce1">
            <text:p>340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2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2" table:style-name="ce1">
            <text:p>340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03" table:style-name="ce1">
            <text:p>340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11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4" table:style-name="ce1">
            <text:p>340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4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5" table:style-name="ce1">
            <text:p>340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13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6" table:style-name="ce1">
            <text:p>340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60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7" table:style-name="ce1">
            <text:p>340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17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8" table:style-name="ce1">
            <text:p>3408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13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9" table:style-name="ce1">
            <text:p>3409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23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0" table:style-name="ce1">
            <text:p>3410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1" table:style-name="ce1">
            <text:p>341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2" table:style-name="ce1">
            <text:p>341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.8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3" table:style-name="ce1">
            <text:p>3413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10" table:style-name="ce1">
            <text:p>1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4" table:style-name="ce1">
            <text:p>341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6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5" table:style-name="ce1">
            <text:p>341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2" table:style-name="ce1">
            <text:p>4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6" table:style-name="ce1">
            <text:p>341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4" table:style-name="ce1">
            <text:p>3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7" table:style-name="ce1">
            <text:p>341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43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8" table:style-name="ce1">
            <text:p>341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2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9" table:style-name="ce1">
            <text:p>341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3.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0" table:style-name="ce1">
            <text:p>342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9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1" table:style-name="ce1">
            <text:p>342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3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2" table:style-name="ce1">
            <text:p>342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2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3" table:style-name="ce1">
            <text:p>342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24" table:style-name="ce1">
            <text:p>342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7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5" table:style-name="ce1">
            <text:p>342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" table:style-name="ce1">
            <text:p>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6" table:style-name="ce1">
            <text:p>342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4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7" table:style-name="ce1">
            <text:p>342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31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8" table:style-name="ce1">
            <text:p>342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7" table:style-name="ce1">
            <text:p>2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9" table:style-name="ce1">
            <text:p>342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6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0" table:style-name="ce1">
            <text:p>343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1" table:style-name="ce1">
            <text:p>343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6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2" table:style-name="ce1">
            <text:p>343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3" table:style-name="ce1">
            <text:p>343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9.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4" table:style-name="ce1">
            <text:p>343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1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5" table:style-name="ce1">
            <text:p>343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33.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6" table:style-name="ce1">
            <text:p>343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6" table:style-name="ce1">
            <text:p>1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7" table:style-name="ce1">
            <text:p>3437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3.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8" table:style-name="ce1">
            <text:p>343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31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9" table:style-name="ce1">
            <text:p>343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7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0" table:style-name="ce1">
            <text:p>344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1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1" table:style-name="ce1">
            <text:p>344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15.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2" table:style-name="ce1">
            <text:p>3442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6.5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3" table:style-name="ce1">
            <text:p>344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15.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4" table:style-name="ce1">
            <text:p>344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9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5" table:style-name="ce1">
            <text:p>344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6" table:style-name="ce1">
            <text:p>344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6.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7" table:style-name="ce1">
            <text:p>344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5.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8" table:style-name="ce1">
            <text:p>344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9" table:style-name="ce1">
            <text:p>344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5.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0" table:style-name="ce1">
            <text:p>345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4.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1" table:style-name="ce1">
            <text:p>345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7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2" table:style-name="ce1">
            <text:p>345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2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3" table:style-name="ce1">
            <text:p>345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7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4" table:style-name="ce1">
            <text:p>34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5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5" table:style-name="ce1">
            <text:p>345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0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6" table:style-name="ce1">
            <text:p>345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42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7" table:style-name="ce1">
            <text:p>345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0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8" table:style-name="ce1">
            <text:p>345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9" table:style-name="ce1">
            <text:p>345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9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0" table:style-name="ce1">
            <text:p>346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8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1" table:style-name="ce1">
            <text:p>346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17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2" table:style-name="ce1">
            <text:p>346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31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3" table:style-name="ce1">
            <text:p>346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33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4" table:style-name="ce1">
            <text:p>346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5" table:style-name="ce1">
            <text:p>346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6" table:style-name="ce1">
            <text:p>346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7" table:style-name="ce1">
            <text:p>346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8" table:style-name="ce1">
            <text:p>346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7.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9" table:style-name="ce1">
            <text:p>34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2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0" table:style-name="ce1">
            <text:p>347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43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1" table:style-name="ce1">
            <text:p>347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0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2" table:style-name="ce1">
            <text:p>347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7.2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3" table:style-name="ce1">
            <text:p>3473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4" table:style-name="ce1">
            <text:p>347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13.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5" table:style-name="ce1">
            <text:p>347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1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6" table:style-name="ce1">
            <text:p>347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7" table:style-name="ce1">
            <text:p>347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10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8" table:style-name="ce1">
            <text:p>347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13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9" table:style-name="ce1">
            <text:p>347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9.0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0" table:style-name="ce1">
            <text:p>348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3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1" table:style-name="ce1">
            <text:p>348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1.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2" table:style-name="ce1">
            <text:p>348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8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3" table:style-name="ce1">
            <text:p>348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2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4" table:style-name="ce1">
            <text:p>348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6.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5" table:style-name="ce1">
            <text:p>348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4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6" table:style-name="ce1">
            <text:p>348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7" table:style-name="ce1">
            <text:p>348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8" table:style-name="ce1">
            <text:p>348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9" table:style-name="ce1">
            <text:p>348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6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0" table:style-name="ce1">
            <text:p>349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1" table:style-name="ce1">
            <text:p>349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4.5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2" table:style-name="ce1">
            <text:p>349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3" table:style-name="ce1">
            <text:p>349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9.8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4" table:style-name="ce1">
            <text:p>349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6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5" table:style-name="ce1">
            <text:p>349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7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6" table:style-name="ce1">
            <text:p>349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42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7" table:style-name="ce1">
            <text:p>349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8" table:style-name="ce1">
            <text:p>349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15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9" table:style-name="ce1">
            <text:p>349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51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0" table:style-name="ce1">
            <text:p>350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8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1" table:style-name="ce1">
            <text:p>350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2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2" table:style-name="ce1">
            <text:p>350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3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3" table:style-name="ce1">
            <text:p>350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3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4" table:style-name="ce1">
            <text:p>350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14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5" table:style-name="ce1">
            <text:p>350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31.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6" table:style-name="ce1">
            <text:p>350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36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7" table:style-name="ce1">
            <text:p>350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8" table:style-name="ce1">
            <text:p>350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1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9" table:style-name="ce1">
            <text:p>350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39.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0" table:style-name="ce1">
            <text:p>351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6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1" table:style-name="ce1">
            <text:p>351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9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2" table:style-name="ce1">
            <text:p>351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1.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3" table:style-name="ce1">
            <text:p>351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7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4" table:style-name="ce1">
            <text:p>3514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5" table:style-name="ce1">
            <text:p>3515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8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6" table:style-name="ce1">
            <text:p>351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44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7" table:style-name="ce1">
            <text:p>351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35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8" table:style-name="ce1">
            <text:p>351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8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9" table:style-name="ce1">
            <text:p>351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10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0" table:style-name="ce1">
            <text:p>352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9.9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1" table:style-name="ce1">
            <text:p>352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11.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2" table:style-name="ce1">
            <text:p>3522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3" table:style-name="ce1">
            <text:p>352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1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4" table:style-name="ce1">
            <text:p>352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37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5" table:style-name="ce1">
            <text:p>3525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6" table:style-name="ce1">
            <text:p>352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16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7" table:style-name="ce1">
            <text:p>3527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8" table:style-name="ce1">
            <text:p>352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2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9" table:style-name="ce1">
            <text:p>352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8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0" table:style-name="ce1">
            <text:p>353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3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1" table:style-name="ce1">
            <text:p>353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31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2" table:style-name="ce1">
            <text:p>353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.5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3" table:style-name="ce1">
            <text:p>35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1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4" table:style-name="ce1">
            <text:p>353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5" table:style-name="ce1">
            <text:p>353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11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6" table:style-name="ce1">
            <text:p>353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1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7" table:style-name="ce1">
            <text:p>353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7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8" table:style-name="ce1">
            <text:p>35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4.7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9" table:style-name="ce1">
            <text:p>353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5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0" table:style-name="ce1">
            <text:p>354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3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1" table:style-name="ce1">
            <text:p>354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38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2" table:style-name="ce1">
            <text:p>354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4.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3" table:style-name="ce1">
            <text:p>354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32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4" table:style-name="ce1">
            <text:p>354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6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5" table:style-name="ce1">
            <text:p>354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6.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6" table:style-name="ce1">
            <text:p>354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13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7" table:style-name="ce1">
            <text:p>354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10.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8" table:style-name="ce1">
            <text:p>354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3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9" table:style-name="ce1">
            <text:p>354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19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0" table:style-name="ce1">
            <text:p>3550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6.5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1" table:style-name="ce1">
            <text:p>355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.3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2" table:style-name="ce1">
            <text:p>355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7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3" table:style-name="ce1">
            <text:p>355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2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4" table:style-name="ce1">
            <text:p>355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8" table:style-name="ce1">
            <text:p>2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5" table:style-name="ce1">
            <text:p>355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.5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6" table:style-name="ce1">
            <text:p>355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9.8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7" table:style-name="ce1">
            <text:p>355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8" table:style-name="ce1">
            <text:p>355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2" table:style-name="ce1">
            <text:p>1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9" table:style-name="ce1">
            <text:p>355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2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0" table:style-name="ce1">
            <text:p>356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1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1" table:style-name="ce1">
            <text:p>3561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2" table:style-name="ce1">
            <text:p>356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35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3" table:style-name="ce1">
            <text:p>356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17.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4" table:style-name="ce1">
            <text:p>356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2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5" table:style-name="ce1">
            <text:p>356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.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6" table:style-name="ce1">
            <text:p>356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5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7" table:style-name="ce1">
            <text:p>356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9.5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8" table:style-name="ce1">
            <text:p>356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11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9" table:style-name="ce1">
            <text:p>356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8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0" table:style-name="ce1">
            <text:p>357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6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1" table:style-name="ce1">
            <text:p>357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2" table:style-name="ce1">
            <text:p>357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46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3" table:style-name="ce1">
            <text:p>3573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4" table:style-name="ce1">
            <text:p>357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2.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5" table:style-name="ce1">
            <text:p>3575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30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6" table:style-name="ce1">
            <text:p>357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16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7" table:style-name="ce1">
            <text:p>357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2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8" table:style-name="ce1">
            <text:p>357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40.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9" table:style-name="ce1">
            <text:p>357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12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0" table:style-name="ce1">
            <text:p>358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33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1" table:style-name="ce1">
            <text:p>3581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7.0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2" table:style-name="ce1">
            <text:p>358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4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3" table:style-name="ce1">
            <text:p>358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43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4" table:style-name="ce1">
            <text:p>358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4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5" table:style-name="ce1">
            <text:p>358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.9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6" table:style-name="ce1">
            <text:p>3586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7" table:style-name="ce1">
            <text:p>358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41.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8" table:style-name="ce1">
            <text:p>358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8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9" table:style-name="ce1">
            <text:p>358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9.0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0" table:style-name="ce1">
            <text:p>359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7" table:style-name="ce1">
            <text:p>1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1" table:style-name="ce1">
            <text:p>359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6.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2" table:style-name="ce1">
            <text:p>359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19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3" table:style-name="ce1">
            <text:p>3593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12.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4" table:style-name="ce1">
            <text:p>359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5" table:style-name="ce1">
            <text:p>359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0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6" table:style-name="ce1">
            <text:p>359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7" table:style-name="ce1">
            <text:p>359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6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8" table:style-name="ce1">
            <text:p>359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6" table:style-name="ce1">
            <text:p>3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9" table:style-name="ce1">
            <text:p>359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6" table:style-name="ce1">
            <text:p>2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0" table:style-name="ce1">
            <text:p>360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8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1" table:style-name="ce1">
            <text:p>360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6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2" table:style-name="ce1">
            <text:p>360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36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3" table:style-name="ce1">
            <text:p>360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6.8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4" table:style-name="ce1">
            <text:p>360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2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5" table:style-name="ce1">
            <text:p>360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6" table:style-name="ce1">
            <text:p>360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14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7" table:style-name="ce1">
            <text:p>360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8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8" table:style-name="ce1">
            <text:p>360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17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9" table:style-name="ce1">
            <text:p>360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60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0" table:style-name="ce1">
            <text:p>361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18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1" table:style-name="ce1">
            <text:p>3611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13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2" table:style-name="ce1">
            <text:p>3612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23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3" table:style-name="ce1">
            <text:p>3613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4" table:style-name="ce1">
            <text:p>361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5" table:style-name="ce1">
            <text:p>361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3.2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6" table:style-name="ce1">
            <text:p>3616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10" table:style-name="ce1">
            <text:p>1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7" table:style-name="ce1">
            <text:p>361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5.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8" table:style-name="ce1">
            <text:p>361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41.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9" table:style-name="ce1">
            <text:p>361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35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0" table:style-name="ce1">
            <text:p>362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39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1" table:style-name="ce1">
            <text:p>362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2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2" table:style-name="ce1">
            <text:p>362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3.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3" table:style-name="ce1">
            <text:p>362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9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4" table:style-name="ce1">
            <text:p>362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10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5" table:style-name="ce1">
            <text:p>362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3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6" table:style-name="ce1">
            <text:p>362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7" table:style-name="ce1">
            <text:p>362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7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8" table:style-name="ce1">
            <text:p>362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.1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9" table:style-name="ce1">
            <text:p>362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5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0" table:style-name="ce1">
            <text:p>363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33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1" table:style-name="ce1">
            <text:p>363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8.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2" table:style-name="ce1">
            <text:p>363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7.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3" table:style-name="ce1">
            <text:p>363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4" table:style-name="ce1">
            <text:p>363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6.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5" table:style-name="ce1">
            <text:p>363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6" table:style-name="ce1">
            <text:p>363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2" table:style-name="ce1">
            <text:p>2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7" table:style-name="ce1">
            <text:p>363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2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8" table:style-name="ce1">
            <text:p>363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32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9" table:style-name="ce1">
            <text:p>363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16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0" table:style-name="ce1">
            <text:p>364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4.5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1" table:style-name="ce1">
            <text:p>364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32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2" table:style-name="ce1">
            <text:p>364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6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3" table:style-name="ce1">
            <text:p>364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3.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4" table:style-name="ce1">
            <text:p>364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16.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5" table:style-name="ce1">
            <text:p>3645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6.4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6" table:style-name="ce1">
            <text:p>364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7" table:style-name="ce1">
            <text:p>1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7" table:style-name="ce1">
            <text:p>364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0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8" table:style-name="ce1">
            <text:p>364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9" table:style-name="ce1">
            <text:p>364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18.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0" table:style-name="ce1">
            <text:p>365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6.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1" table:style-name="ce1">
            <text:p>365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9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2" table:style-name="ce1">
            <text:p>365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5.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3" table:style-name="ce1">
            <text:p>365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4.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4" table:style-name="ce1">
            <text:p>365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7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5" table:style-name="ce1">
            <text:p>365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3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6" table:style-name="ce1">
            <text:p>365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8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7" table:style-name="ce1">
            <text:p>365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6.8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8" table:style-name="ce1">
            <text:p>365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1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9" table:style-name="ce1">
            <text:p>365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44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0" table:style-name="ce1">
            <text:p>366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30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1" table:style-name="ce1">
            <text:p>366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31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2" table:style-name="ce1">
            <text:p>366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9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3" table:style-name="ce1">
            <text:p>366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9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4" table:style-name="ce1">
            <text:p>366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4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5" table:style-name="ce1">
            <text:p>366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33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6" table:style-name="ce1">
            <text:p>366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35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7" table:style-name="ce1">
            <text:p>366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8" table:style-name="ce1">
            <text:p>366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9" table:style-name="ce1">
            <text:p>366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0" table:style-name="ce1">
            <text:p>367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1" table:style-name="ce1">
            <text:p>367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7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2" table:style-name="ce1">
            <text:p>367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3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3" table:style-name="ce1">
            <text:p>367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43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4" table:style-name="ce1">
            <text:p>3674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0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5" table:style-name="ce1">
            <text:p>36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7.2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6" table:style-name="ce1">
            <text:p>367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7" table:style-name="ce1">
            <text:p>367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15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8" table:style-name="ce1">
            <text:p>367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1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9" table:style-name="ce1">
            <text:p>367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1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0" table:style-name="ce1">
            <text:p>368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10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1" table:style-name="ce1">
            <text:p>368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2" table:style-name="ce1">
            <text:p>368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9.0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3" table:style-name="ce1">
            <text:p>368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4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4" table:style-name="ce1">
            <text:p>368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2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5" table:style-name="ce1">
            <text:p>368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8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6" table:style-name="ce1">
            <text:p>368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2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7" table:style-name="ce1">
            <text:p>368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8" table:style-name="ce1">
            <text:p>368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9" table:style-name="ce1">
            <text:p>368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0" table:style-name="ce1">
            <text:p>369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91" table:style-name="ce1">
            <text:p>369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92" table:style-name="ce1">
            <text:p>369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7.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3" table:style-name="ce1">
            <text:p>369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9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4" table:style-name="ce1">
            <text:p>369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5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5" table:style-name="ce1">
            <text:p>369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3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6" table:style-name="ce1">
            <text:p>369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7" table:style-name="ce1">
            <text:p>369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6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8" table:style-name="ce1">
            <text:p>369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7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9" table:style-name="ce1">
            <text:p>369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45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0" table:style-name="ce1">
            <text:p>370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19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1" table:style-name="ce1">
            <text:p>370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17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2" table:style-name="ce1">
            <text:p>370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53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3" table:style-name="ce1">
            <text:p>370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8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4" table:style-name="ce1">
            <text:p>370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6.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5" table:style-name="ce1">
            <text:p>370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7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6" table:style-name="ce1">
            <text:p>370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4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7" table:style-name="ce1">
            <text:p>370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14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8" table:style-name="ce1">
            <text:p>370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30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9" table:style-name="ce1">
            <text:p>370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43.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0" table:style-name="ce1">
            <text:p>371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1" table:style-name="ce1">
            <text:p>371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2" table:style-name="ce1">
            <text:p>2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2" table:style-name="ce1">
            <text:p>371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40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3" table:style-name="ce1">
            <text:p>371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8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4" table:style-name="ce1">
            <text:p>371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3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5" table:style-name="ce1">
            <text:p>371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3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6" table:style-name="ce1">
            <text:p>371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7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7" table:style-name="ce1">
            <text:p>3717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18" table:style-name="ce1">
            <text:p>3718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9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9" table:style-name="ce1">
            <text:p>37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45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0" table:style-name="ce1">
            <text:p>372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1" table:style-name="ce1">
            <text:p>372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7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2" table:style-name="ce1">
            <text:p>372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10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3" table:style-name="ce1">
            <text:p>372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11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4" table:style-name="ce1">
            <text:p>372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12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5" table:style-name="ce1">
            <text:p>3725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6" table:style-name="ce1">
            <text:p>372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1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7" table:style-name="ce1">
            <text:p>372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39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8" table:style-name="ce1">
            <text:p>3728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9" table:style-name="ce1">
            <text:p>372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0" table:style-name="ce1">
            <text:p>373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1" table:style-name="ce1">
            <text:p>373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2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2" table:style-name="ce1">
            <text:p>373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8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3" table:style-name="ce1">
            <text:p>373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3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4" table:style-name="ce1">
            <text:p>373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31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5" table:style-name="ce1">
            <text:p>373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.6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6" table:style-name="ce1">
            <text:p>37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1.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7" table:style-name="ce1">
            <text:p>373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8" table:style-name="ce1">
            <text:p>373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12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9" table:style-name="ce1">
            <text:p>373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1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0" table:style-name="ce1">
            <text:p>374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7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1" table:style-name="ce1">
            <text:p>374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5.1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2" table:style-name="ce1">
            <text:p>37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5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3" table:style-name="ce1">
            <text:p>374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3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4" table:style-name="ce1">
            <text:p>374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38.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5" table:style-name="ce1">
            <text:p>374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4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6" table:style-name="ce1">
            <text:p>37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35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7" table:style-name="ce1">
            <text:p>374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7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8" table:style-name="ce1">
            <text:p>374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5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9" table:style-name="ce1">
            <text:p>374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14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0" table:style-name="ce1">
            <text:p>375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19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1" table:style-name="ce1">
            <text:p>375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3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2" table:style-name="ce1">
            <text:p>375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19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3" table:style-name="ce1">
            <text:p>3753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6.5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4" table:style-name="ce1">
            <text:p>375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3.2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5" table:style-name="ce1">
            <text:p>375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7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6" table:style-name="ce1">
            <text:p>375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2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7" table:style-name="ce1">
            <text:p>375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1" table:style-name="ce1">
            <text:p>3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8" table:style-name="ce1">
            <text:p>375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.6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9" table:style-name="ce1">
            <text:p>375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10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0" table:style-name="ce1">
            <text:p>376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1" table:style-name="ce1">
            <text:p>3761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2" table:style-name="ce1">
            <text:p>1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2" table:style-name="ce1">
            <text:p>376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1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3" table:style-name="ce1">
            <text:p>376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4" table:style-name="ce1">
            <text:p>3764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65" table:style-name="ce1">
            <text:p>376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37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6" table:style-name="ce1">
            <text:p>376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17.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7" table:style-name="ce1">
            <text:p>376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13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8" table:style-name="ce1">
            <text:p>376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1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9" table:style-name="ce1">
            <text:p>376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4.8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0" table:style-name="ce1">
            <text:p>377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9.5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1" table:style-name="ce1">
            <text:p>377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13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2" table:style-name="ce1">
            <text:p>377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8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3" table:style-name="ce1">
            <text:p>377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8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4" table:style-name="ce1">
            <text:p>377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5" table:style-name="ce1">
            <text:p>377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48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6" table:style-name="ce1">
            <text:p>3776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7" table:style-name="ce1">
            <text:p>377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4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8" table:style-name="ce1">
            <text:p>377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33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9" table:style-name="ce1">
            <text:p>377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16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0" table:style-name="ce1">
            <text:p>378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4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1" table:style-name="ce1">
            <text:p>378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40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2" table:style-name="ce1">
            <text:p>378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11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3" table:style-name="ce1">
            <text:p>378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35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4" table:style-name="ce1">
            <text:p>3784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8.7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5" table:style-name="ce1">
            <text:p>378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7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6" table:style-name="ce1">
            <text:p>378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4" table:style-name="ce1">
            <text:p>4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7" table:style-name="ce1">
            <text:p>378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15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8" table:style-name="ce1">
            <text:p>378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.6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9" table:style-name="ce1">
            <text:p>378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0" table:style-name="ce1">
            <text:p>379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41.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1" table:style-name="ce1">
            <text:p>379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9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2" table:style-name="ce1">
            <text:p>379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9.4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3" table:style-name="ce1">
            <text:p>379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4" table:style-name="ce1">
            <text:p>2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4" table:style-name="ce1">
            <text:p>379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6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5" table:style-name="ce1">
            <text:p>379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0" table:style-name="ce1">
            <text:p>2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6" table:style-name="ce1">
            <text:p>3796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12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7" table:style-name="ce1">
            <text:p>3797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8" table:style-name="ce1">
            <text:p>379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0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9" table:style-name="ce1">
            <text:p>379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0" table:style-name="ce1">
            <text:p>380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6" table:style-name="ce1">
            <text:p>1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1" table:style-name="ce1">
            <text:p>380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4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2" table:style-name="ce1">
            <text:p>380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7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3" table:style-name="ce1">
            <text:p>380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8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4" table:style-name="ce1">
            <text:p>380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7.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5" table:style-name="ce1">
            <text:p>380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37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6" table:style-name="ce1">
            <text:p>380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8.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7" table:style-name="ce1">
            <text:p>380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3" table:style-name="ce1">
            <text:p>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8" table:style-name="ce1">
            <text:p>380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09" table:style-name="ce1">
            <text:p>380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16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0" table:style-name="ce1">
            <text:p>381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8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1" table:style-name="ce1">
            <text:p>381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16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2" table:style-name="ce1">
            <text:p>381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61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3" table:style-name="ce1">
            <text:p>381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19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4" table:style-name="ce1">
            <text:p>381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13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5" table:style-name="ce1">
            <text:p>3815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24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6" table:style-name="ce1">
            <text:p>381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7" table:style-name="ce1">
            <text:p>381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8" table:style-name="ce1">
            <text:p>381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3.6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9" table:style-name="ce1">
            <text:p>381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10" table:style-name="ce1">
            <text:p>1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0" table:style-name="ce1">
            <text:p>382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4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1" table:style-name="ce1">
            <text:p>382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41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2" table:style-name="ce1">
            <text:p>382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36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3" table:style-name="ce1">
            <text:p>382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32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4" table:style-name="ce1">
            <text:p>382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2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5" table:style-name="ce1">
            <text:p>382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3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6" table:style-name="ce1">
            <text:p>382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9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7" table:style-name="ce1">
            <text:p>382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4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8" table:style-name="ce1">
            <text:p>382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4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9" table:style-name="ce1">
            <text:p>382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0" table:style-name="ce1">
            <text:p>383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7" table:style-name="ce1">
            <text:p>2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1" table:style-name="ce1">
            <text:p>383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.2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2" table:style-name="ce1">
            <text:p>383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6.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3" table:style-name="ce1">
            <text:p>383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36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4" table:style-name="ce1">
            <text:p>383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9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5" table:style-name="ce1">
            <text:p>383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8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6" table:style-name="ce1">
            <text:p>383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7" table:style-name="ce1">
            <text:p>383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6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8" table:style-name="ce1">
            <text:p>383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9" table:style-name="ce1">
            <text:p>383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16.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0" table:style-name="ce1">
            <text:p>384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3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1" table:style-name="ce1">
            <text:p>384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33.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2" table:style-name="ce1">
            <text:p>384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16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3" table:style-name="ce1">
            <text:p>3843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5.9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4" table:style-name="ce1">
            <text:p>384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32.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5" table:style-name="ce1">
            <text:p>384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4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6" table:style-name="ce1">
            <text:p>384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4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7" table:style-name="ce1">
            <text:p>384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17.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8" table:style-name="ce1">
            <text:p>384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6.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9" table:style-name="ce1">
            <text:p>384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18.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0" table:style-name="ce1">
            <text:p>385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0.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1" table:style-name="ce1">
            <text:p>385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2" table:style-name="ce1">
            <text:p>385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0.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3" table:style-name="ce1">
            <text:p>385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6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4" table:style-name="ce1">
            <text:p>385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9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5" table:style-name="ce1">
            <text:p>385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6.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6" table:style-name="ce1">
            <text:p>385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4.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7" table:style-name="ce1">
            <text:p>385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7.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58" table:style-name="ce1">
            <text:p>385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5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59" table:style-name="ce1">
            <text:p>385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9.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0" table:style-name="ce1">
            <text:p>386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1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1" table:style-name="ce1">
            <text:p>386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1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2" table:style-name="ce1">
            <text:p>386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46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3" table:style-name="ce1">
            <text:p>386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4" table:style-name="ce1">
            <text:p>386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31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5" table:style-name="ce1">
            <text:p>386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9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6" table:style-name="ce1">
            <text:p>386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39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7" table:style-name="ce1">
            <text:p>386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3.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8" table:style-name="ce1">
            <text:p>386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36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9" table:style-name="ce1">
            <text:p>386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38.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0" table:style-name="ce1">
            <text:p>387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16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1" table:style-name="ce1">
            <text:p>387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1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2" table:style-name="ce1">
            <text:p>387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18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3" table:style-name="ce1">
            <text:p>387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0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4" table:style-name="ce1">
            <text:p>387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9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5" table:style-name="ce1">
            <text:p>387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4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6" table:style-name="ce1">
            <text:p>387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43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7" table:style-name="ce1">
            <text:p>3877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11.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8" table:style-name="ce1">
            <text:p>387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7.2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9" table:style-name="ce1">
            <text:p>3879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0" table:style-name="ce1">
            <text:p>388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15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1" table:style-name="ce1">
            <text:p>388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1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2" table:style-name="ce1">
            <text:p>388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1.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3" table:style-name="ce1">
            <text:p>388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10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4" table:style-name="ce1">
            <text:p>388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5" table:style-name="ce1">
            <text:p>388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9.0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6" table:style-name="ce1">
            <text:p>388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5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7" table:style-name="ce1">
            <text:p>388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3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8" table:style-name="ce1">
            <text:p>388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8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9" table:style-name="ce1">
            <text:p>388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3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0" table:style-name="ce1">
            <text:p>389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9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1" table:style-name="ce1">
            <text:p>389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9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2" table:style-name="ce1">
            <text:p>389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33.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3" table:style-name="ce1">
            <text:p>389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22.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4" table:style-name="ce1">
            <text:p>389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4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5" table:style-name="ce1">
            <text:p>389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7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6" table:style-name="ce1">
            <text:p>389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9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7" table:style-name="ce1">
            <text:p>389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6.0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8" table:style-name="ce1">
            <text:p>389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3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9" table:style-name="ce1">
            <text:p>389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0" table:style-name="ce1">
            <text:p>390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6.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1" table:style-name="ce1">
            <text:p>390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7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2" table:style-name="ce1">
            <text:p>390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45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3" table:style-name="ce1">
            <text:p>390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13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4" table:style-name="ce1">
            <text:p>390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.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5" table:style-name="ce1">
            <text:p>390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53.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6" table:style-name="ce1">
            <text:p>390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9.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7" table:style-name="ce1">
            <text:p>390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6.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8" table:style-name="ce1">
            <text:p>390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4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9" table:style-name="ce1">
            <text:p>390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0" table:style-name="ce1">
            <text:p>391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14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1" table:style-name="ce1">
            <text:p>391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30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2" table:style-name="ce1">
            <text:p>391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3" table:style-name="ce1">
            <text:p>391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4" table:style-name="ce1">
            <text:p>391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2" table:style-name="ce1">
            <text:p>2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5" table:style-name="ce1">
            <text:p>391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41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6" table:style-name="ce1">
            <text:p>391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9.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7" table:style-name="ce1">
            <text:p>391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2.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8" table:style-name="ce1">
            <text:p>391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3.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9" table:style-name="ce1">
            <text:p>391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7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0" table:style-name="ce1">
            <text:p>392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1" table:style-name="ce1">
            <text:p>3921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9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2" table:style-name="ce1">
            <text:p>392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3" table:style-name="ce1">
            <text:p>392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36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4" table:style-name="ce1">
            <text:p>392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7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5" table:style-name="ce1">
            <text:p>392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10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6" table:style-name="ce1">
            <text:p>392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14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7" table:style-name="ce1">
            <text:p>392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13.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8" table:style-name="ce1">
            <text:p>3928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9" table:style-name="ce1">
            <text:p>392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0.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0" table:style-name="ce1">
            <text:p>393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39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1" table:style-name="ce1">
            <text:p>3931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2" table:style-name="ce1">
            <text:p>393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19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3" table:style-name="ce1">
            <text:p>3933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4" table:style-name="ce1">
            <text:p>39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2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5" table:style-name="ce1">
            <text:p>393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9.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6" table:style-name="ce1">
            <text:p>393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3.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7" table:style-name="ce1">
            <text:p>393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31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8" table:style-name="ce1">
            <text:p>393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.7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9" table:style-name="ce1">
            <text:p>393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1.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0" table:style-name="ce1">
            <text:p>394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1" table:style-name="ce1">
            <text:p>394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12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2" table:style-name="ce1">
            <text:p>394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3.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3" table:style-name="ce1">
            <text:p>394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17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4" table:style-name="ce1">
            <text:p>394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5.8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5" table:style-name="ce1">
            <text:p>394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5.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6" table:style-name="ce1">
            <text:p>394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4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7" table:style-name="ce1">
            <text:p>394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38.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8" table:style-name="ce1">
            <text:p>394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3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9" table:style-name="ce1">
            <text:p>394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35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0" table:style-name="ce1">
            <text:p>395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19.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1" table:style-name="ce1">
            <text:p>395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4.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2" table:style-name="ce1">
            <text:p>395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15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3" table:style-name="ce1">
            <text:p>395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2.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4" table:style-name="ce1">
            <text:p>395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3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5" table:style-name="ce1">
            <text:p>395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19.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6" table:style-name="ce1">
            <text:p>3956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6.5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7" table:style-name="ce1">
            <text:p>395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4.6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8" table:style-name="ce1">
            <text:p>395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7.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9" table:style-name="ce1">
            <text:p>395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3" table:style-name="ce1">
            <text:p>2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0" table:style-name="ce1">
            <text:p>396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0" table:style-name="ce1">
            <text:p>3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1" table:style-name="ce1">
            <text:p>396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.6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2" table:style-name="ce1">
            <text:p>396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11.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3" table:style-name="ce1">
            <text:p>396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4" table:style-name="ce1">
            <text:p>3964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2" table:style-name="ce1">
            <text:p>1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5" table:style-name="ce1">
            <text:p>396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1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6" table:style-name="ce1">
            <text:p>396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5" table:style-name="ce1">
            <text:p>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7" table:style-name="ce1">
            <text:p>396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8" table:style-name="ce1">
            <text:p>396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39.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9" table:style-name="ce1">
            <text:p>396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16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0" table:style-name="ce1">
            <text:p>397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15.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1" table:style-name="ce1">
            <text:p>397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2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2" table:style-name="ce1">
            <text:p>397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4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3" table:style-name="ce1">
            <text:p>397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9.5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4" table:style-name="ce1">
            <text:p>397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14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5" table:style-name="ce1">
            <text:p>397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8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6" table:style-name="ce1">
            <text:p>397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7" table:style-name="ce1">
            <text:p>397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8" table:style-name="ce1">
            <text:p>397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48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9" table:style-name="ce1">
            <text:p>3979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0" table:style-name="ce1">
            <text:p>398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5.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1" table:style-name="ce1">
            <text:p>3981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33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2" table:style-name="ce1">
            <text:p>398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17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3" table:style-name="ce1">
            <text:p>398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8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4" table:style-name="ce1">
            <text:p>398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41.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5" table:style-name="ce1">
            <text:p>398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11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6" table:style-name="ce1">
            <text:p>398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7" table:style-name="ce1">
            <text:p>3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7" table:style-name="ce1">
            <text:p>3987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10.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8" table:style-name="ce1">
            <text:p>398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3.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9" table:style-name="ce1">
            <text:p>398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44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0" table:style-name="ce1">
            <text:p>399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7" table:style-name="ce1">
            <text:p>1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1" table:style-name="ce1">
            <text:p>399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.1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2" table:style-name="ce1">
            <text:p>3992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3" table:style-name="ce1">
            <text:p>399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40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4" table:style-name="ce1">
            <text:p>399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40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5" table:style-name="ce1">
            <text:p>399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9.8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6" table:style-name="ce1">
            <text:p>399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34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7" table:style-name="ce1">
            <text:p>399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6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8" table:style-name="ce1">
            <text:p>399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0" table:style-name="ce1">
            <text:p>2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9" table:style-name="ce1">
            <text:p>3999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13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0" table:style-name="ce1">
            <text:p>4000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1" table:style-name="ce1">
            <text:p>400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1.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2" table:style-name="ce1">
            <text:p>400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3" table:style-name="ce1">
            <text:p>400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6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4" table:style-name="ce1">
            <text:p>400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3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5" table:style-name="ce1">
            <text:p>400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0" table:style-name="ce1">
            <text:p>3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6" table:style-name="ce1">
            <text:p>400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8.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7" table:style-name="ce1">
            <text:p>400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7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8" table:style-name="ce1">
            <text:p>400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38.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9" table:style-name="ce1">
            <text:p>400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9.7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0" table:style-name="ce1">
            <text:p>401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3.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1" table:style-name="ce1">
            <text:p>401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8.5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2" table:style-name="ce1">
            <text:p>401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19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3" table:style-name="ce1">
            <text:p>401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8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4" table:style-name="ce1">
            <text:p>401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16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5" table:style-name="ce1">
            <text:p>401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55.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6" table:style-name="ce1">
            <text:p>401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.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7" table:style-name="ce1">
            <text:p>4017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13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8" table:style-name="ce1">
            <text:p>4018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25" table:style-name="ce1">
            <text:p>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9" table:style-name="ce1">
            <text:p>4019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0" table:style-name="ce1">
            <text:p>402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1" table:style-name="ce1">
            <text:p>402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4.0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2" table:style-name="ce1">
            <text:p>4022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10" table:style-name="ce1">
            <text:p>1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3" table:style-name="ce1">
            <text:p>402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4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4" table:style-name="ce1">
            <text:p>402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41.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5" table:style-name="ce1">
            <text:p>402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37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6" table:style-name="ce1">
            <text:p>402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1.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7" table:style-name="ce1">
            <text:p>402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2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8" table:style-name="ce1">
            <text:p>402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3" table:style-name="ce1">
            <text:p>2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9" table:style-name="ce1">
            <text:p>402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0" table:style-name="ce1">
            <text:p>2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0" table:style-name="ce1">
            <text:p>403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2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1" table:style-name="ce1">
            <text:p>403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4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2" table:style-name="ce1">
            <text:p>403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3" table:style-name="ce1">
            <text:p>403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6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4" table:style-name="ce1">
            <text:p>403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.3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5" table:style-name="ce1">
            <text:p>403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47.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6" table:style-name="ce1">
            <text:p>403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38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7" table:style-name="ce1">
            <text:p>403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31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8" table:style-name="ce1">
            <text:p>403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0" table:style-name="ce1">
            <text:p>2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9" table:style-name="ce1">
            <text:p>403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0" table:style-name="ce1">
            <text:p>404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6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1" table:style-name="ce1">
            <text:p>404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14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2" table:style-name="ce1">
            <text:p>404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3" table:style-name="ce1">
            <text:p>404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4.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4" table:style-name="ce1">
            <text:p>404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38.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5" table:style-name="ce1">
            <text:p>404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16.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6" table:style-name="ce1">
            <text:p>4046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7.4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7" table:style-name="ce1">
            <text:p>404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32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8" table:style-name="ce1">
            <text:p>404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2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9" table:style-name="ce1">
            <text:p>404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5" table:style-name="ce1">
            <text:p>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0" table:style-name="ce1">
            <text:p>405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17.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1" table:style-name="ce1">
            <text:p>4051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6.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2" table:style-name="ce1">
            <text:p>405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20.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3" table:style-name="ce1">
            <text:p>405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0.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4" table:style-name="ce1">
            <text:p>405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5" table:style-name="ce1">
            <text:p>405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2.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6" table:style-name="ce1">
            <text:p>405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6.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7" table:style-name="ce1">
            <text:p>405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9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8" table:style-name="ce1">
            <text:p>405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8" table:style-name="ce1">
            <text:p>1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9" table:style-name="ce1">
            <text:p>405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4.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60" table:style-name="ce1">
            <text:p>406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7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1" table:style-name="ce1">
            <text:p>406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5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2" table:style-name="ce1">
            <text:p>406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9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3" table:style-name="ce1">
            <text:p>406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1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4" table:style-name="ce1">
            <text:p>406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31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5" table:style-name="ce1">
            <text:p>406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46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6" table:style-name="ce1">
            <text:p>406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7" table:style-name="ce1">
            <text:p>406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31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8" table:style-name="ce1">
            <text:p>406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9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9" table:style-name="ce1">
            <text:p>406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40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0" table:style-name="ce1">
            <text:p>407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3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1" table:style-name="ce1">
            <text:p>407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2" table:style-name="ce1">
            <text:p>407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38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3" table:style-name="ce1">
            <text:p>407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17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4" table:style-name="ce1">
            <text:p>407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1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5" table:style-name="ce1">
            <text:p>407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18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6" table:style-name="ce1">
            <text:p>407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0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7" table:style-name="ce1">
            <text:p>407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9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8" table:style-name="ce1">
            <text:p>407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34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9" table:style-name="ce1">
            <text:p>407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41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0" table:style-name="ce1">
            <text:p>408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1" table:style-name="ce1">
            <text:p>408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7.2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2" table:style-name="ce1">
            <text:p>408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3" table:style-name="ce1">
            <text:p>408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15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4" table:style-name="ce1">
            <text:p>408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51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5" table:style-name="ce1">
            <text:p>408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1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6" table:style-name="ce1">
            <text:p>408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10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7" table:style-name="ce1">
            <text:p>408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14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8" table:style-name="ce1">
            <text:p>408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9.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9" table:style-name="ce1">
            <text:p>408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6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0" table:style-name="ce1">
            <text:p>409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13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1" table:style-name="ce1">
            <text:p>409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8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2" table:style-name="ce1">
            <text:p>409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3" table:style-name="ce1">
            <text:p>409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8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4" table:style-name="ce1">
            <text:p>409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1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5" table:style-name="ce1">
            <text:p>409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33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6" table:style-name="ce1">
            <text:p>409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22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7" table:style-name="ce1">
            <text:p>409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4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8" table:style-name="ce1">
            <text:p>409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9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9" table:style-name="ce1">
            <text:p>409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9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0" table:style-name="ce1">
            <text:p>410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16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1" table:style-name="ce1">
            <text:p>410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3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2" table:style-name="ce1">
            <text:p>410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14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3" table:style-name="ce1">
            <text:p>410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4" table:style-name="ce1">
            <text:p>410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7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5" table:style-name="ce1">
            <text:p>410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45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6" table:style-name="ce1">
            <text:p>410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13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7" table:style-name="ce1">
            <text:p>410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31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8" table:style-name="ce1">
            <text:p>410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53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9" table:style-name="ce1">
            <text:p>410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39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0" table:style-name="ce1">
            <text:p>411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6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1" table:style-name="ce1">
            <text:p>411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5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2" table:style-name="ce1">
            <text:p>411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34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3" table:style-name="ce1">
            <text:p>411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15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4" table:style-name="ce1">
            <text:p>411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33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5" table:style-name="ce1">
            <text:p>411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6" table:style-name="ce1">
            <text:p>411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39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7" table:style-name="ce1">
            <text:p>411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8" table:style-name="ce1">
            <text:p>411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41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9" table:style-name="ce1">
            <text:p>411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8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0" table:style-name="ce1">
            <text:p>412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18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1" table:style-name="ce1">
            <text:p>412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3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2" table:style-name="ce1">
            <text:p>412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7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3" table:style-name="ce1">
            <text:p>412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4" table:style-name="ce1">
            <text:p>412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19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5" table:style-name="ce1">
            <text:p>412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6" table:style-name="ce1">
            <text:p>4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6" table:style-name="ce1">
            <text:p>412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37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7" table:style-name="ce1">
            <text:p>412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16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8" table:style-name="ce1">
            <text:p>412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8.6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9" table:style-name="ce1">
            <text:p>412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14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0" table:style-name="ce1">
            <text:p>413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13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1" table:style-name="ce1">
            <text:p>413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2" table:style-name="ce1">
            <text:p>413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1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3" table:style-name="ce1">
            <text:p>413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39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4" table:style-name="ce1">
            <text:p>413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5" table:style-name="ce1">
            <text:p>413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19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6" table:style-name="ce1">
            <text:p>413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7" table:style-name="ce1">
            <text:p>413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16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8" table:style-name="ce1">
            <text:p>413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9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9" table:style-name="ce1">
            <text:p>413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13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0" table:style-name="ce1">
            <text:p>414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35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1" table:style-name="ce1">
            <text:p>414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2" table:style-name="ce1">
            <text:p>414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1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3" table:style-name="ce1">
            <text:p>414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4" table:style-name="ce1">
            <text:p>41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12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5" table:style-name="ce1">
            <text:p>414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13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6" table:style-name="ce1">
            <text:p>41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20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7" table:style-name="ce1">
            <text:p>414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5.5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8" table:style-name="ce1">
            <text:p>414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6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9" table:style-name="ce1">
            <text:p>414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7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0" table:style-name="ce1">
            <text:p>415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38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1" table:style-name="ce1">
            <text:p>415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7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2" table:style-name="ce1">
            <text:p>415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35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3" table:style-name="ce1">
            <text:p>41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30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4" table:style-name="ce1">
            <text:p>415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14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5" table:style-name="ce1">
            <text:p>415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13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6" table:style-name="ce1">
            <text:p>415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4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7" table:style-name="ce1">
            <text:p>415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3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8" table:style-name="ce1">
            <text:p>415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19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9" table:style-name="ce1">
            <text:p>415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8.8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0" table:style-name="ce1">
            <text:p>416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6.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1" table:style-name="ce1">
            <text:p>416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7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2" table:style-name="ce1">
            <text:p>416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3" table:style-name="ce1">
            <text:p>2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3" table:style-name="ce1">
            <text:p>416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0" table:style-name="ce1">
            <text:p>3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4" table:style-name="ce1">
            <text:p>416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4.6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5" table:style-name="ce1">
            <text:p>416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9.7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6" table:style-name="ce1">
            <text:p>416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1">
            <text:p>1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7" table:style-name="ce1">
            <text:p>416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2" table:style-name="ce1">
            <text:p>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8" table:style-name="ce1">
            <text:p>416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4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9" table:style-name="ce1">
            <text:p>416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0" table:style-name="ce1">
            <text:p>417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1" table:style-name="ce1">
            <text:p>417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38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2" table:style-name="ce1">
            <text:p>417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18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3" table:style-name="ce1">
            <text:p>417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15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4" table:style-name="ce1">
            <text:p>417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2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5" table:style-name="ce1">
            <text:p>417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4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6" table:style-name="ce1">
            <text:p>417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27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7" table:style-name="ce1">
            <text:p>417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13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8" table:style-name="ce1">
            <text:p>417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18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9" table:style-name="ce1">
            <text:p>417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0" table:style-name="ce1">
            <text:p>418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1" table:style-name="ce1">
            <text:p>418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48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2" table:style-name="ce1">
            <text:p>418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3" table:style-name="ce1">
            <text:p>418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4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4" table:style-name="ce1">
            <text:p>418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33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5" table:style-name="ce1">
            <text:p>418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17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6" table:style-name="ce1">
            <text:p>418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2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7" table:style-name="ce1">
            <text:p>418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42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8" table:style-name="ce1">
            <text:p>418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11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9" table:style-name="ce1">
            <text:p>418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36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0" table:style-name="ce1">
            <text:p>419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10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1" table:style-name="ce1">
            <text:p>419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33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2" table:style-name="ce1">
            <text:p>419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47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3" table:style-name="ce1">
            <text:p>419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7" table:style-name="ce1">
            <text:p>1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4" table:style-name="ce1">
            <text:p>419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4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5" table:style-name="ce1">
            <text:p>419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6" table:style-name="ce1">
            <text:p>419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41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7" table:style-name="ce1">
            <text:p>419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40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8" table:style-name="ce1">
            <text:p>419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9.8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9" table:style-name="ce1">
            <text:p>419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34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0" table:style-name="ce1">
            <text:p>420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9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1" table:style-name="ce1">
            <text:p>420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0" table:style-name="ce1">
            <text:p>2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2" table:style-name="ce1">
            <text:p>420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13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3" table:style-name="ce1">
            <text:p>420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4" table:style-name="ce1">
            <text:p>420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2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5" table:style-name="ce1">
            <text:p>420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6" table:style-name="ce1">
            <text:p>420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17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7" table:style-name="ce1">
            <text:p>420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35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8" table:style-name="ce1">
            <text:p>420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6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9" table:style-name="ce1">
            <text:p>420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8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0" table:style-name="ce1">
            <text:p>421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7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1" table:style-name="ce1">
            <text:p>421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40" table:style-name="ce1">
            <text:p>4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2" table:style-name="ce1">
            <text:p>421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9.7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3" table:style-name="ce1">
            <text:p>421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11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4" table:style-name="ce1">
            <text:p>421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8.5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5" table:style-name="ce1">
            <text:p>421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19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6" table:style-name="ce1">
            <text:p>421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0" table:style-name="ce1">
            <text:p>3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7" table:style-name="ce1">
            <text:p>421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16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8" table:style-name="ce1">
            <text:p>421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55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9" table:style-name="ce1">
            <text:p>421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0" table:style-name="ce1">
            <text:p>422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25" table:style-name="ce1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1" table:style-name="ce1">
            <text:p>422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33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2" table:style-name="ce1">
            <text:p>422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3" table:style-name="ce1">
            <text:p>422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4" table:style-name="ce1">
            <text:p>422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6.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5" table:style-name="ce1">
            <text:p>422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10" table:style-name="ce1">
            <text:p>1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6" table:style-name="ce1">
            <text:p>422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4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7" table:style-name="ce1">
            <text:p>422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3" table:style-name="ce1">
            <text:p>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8" table:style-name="ce1">
            <text:p>422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38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9" table:style-name="ce1">
            <text:p>422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1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0" table:style-name="ce1">
            <text:p>423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2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1" table:style-name="ce1">
            <text:p>423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9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2" table:style-name="ce1">
            <text:p>423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22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3" table:style-name="ce1">
            <text:p>423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2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4" table:style-name="ce1">
            <text:p>423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4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5" table:style-name="ce1">
            <text:p>423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6" table:style-name="ce1">
            <text:p>423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6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7" table:style-name="ce1">
            <text:p>423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5.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8" table:style-name="ce1">
            <text:p>423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7" table:style-name="ce1">
            <text:p>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9" table:style-name="ce1">
            <text:p>423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38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0" table:style-name="ce1">
            <text:p>424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9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1" table:style-name="ce1">
            <text:p>424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3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2" table:style-name="ce1">
            <text:p>424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3" table:style-name="ce1">
            <text:p>424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36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4" table:style-name="ce1">
            <text:p>424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15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5" table:style-name="ce1">
            <text:p>424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6" table:style-name="ce1">
            <text:p>424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3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7" table:style-name="ce1">
            <text:p>424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38.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8" table:style-name="ce1">
            <text:p>424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18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9" table:style-name="ce1">
            <text:p>424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7.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0" table:style-name="ce1">
            <text:p>425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32.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1" table:style-name="ce1">
            <text:p>425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4.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2" table:style-name="ce1">
            <text:p>425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5" table:style-name="ce1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3" table:style-name="ce1">
            <text:p>425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17.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4" table:style-name="ce1">
            <text:p>425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6.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5" table:style-name="ce1">
            <text:p>425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20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6" table:style-name="ce1">
            <text:p>425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3.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7" table:style-name="ce1">
            <text:p>425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8" table:style-name="ce1">
            <text:p>425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2.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9" table:style-name="ce1">
            <text:p>425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6.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0" table:style-name="ce1">
            <text:p>426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0.9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1" table:style-name="ce1">
            <text:p>426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6.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2" table:style-name="ce1">
            <text:p>426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34.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3" table:style-name="ce1">
            <text:p>4263</text:p>
          </table:table-cell>
          <table:table-cell table:number-columns-repeated="16380"/>
        </table:table-row>
        <table:table-row table:number-rows-repeated="1044312" table:style-name="ro1">
          <table:table-cell table:number-columns-repeated="16384"/>
        </table:table-row>
      </table:table>
      <table:database-ranges>
        <table:database-range table:target-range-address="IndParitePourVersionSQL.A2:IndParitePourVersionSQL.C4264" table:name="__Anonymous_Sheet_DB__1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Clément Calia</dc:creator>
    <dc:date>2022-03-21T19:34:50Z</dc:date>
    <meta:editing-cycles>3</meta:editing-cycles>
    <meta:editing-duration>PT371S</meta:editing-duration>
  </office:meta>
</office:document-meta>
</file>